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8.5cm" style:rel-column-width="32767*"/>
    </style:style>
    <style:style style:name="表43.B" style:family="table-column">
      <style:table-column-properties style:column-width="8.5cm" style:rel-column-width="32768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none" fo:border-top="none" fo:border-bottom="0.002cm solid #000000"/>
    </style:style>
    <style:style style:name="表4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8.5cm" style:rel-column-width="32767*"/>
    </style:style>
    <style:style style:name="表47.B" style:family="table-column">
      <style:table-column-properties style:column-width="8.5cm" style:rel-column-width="32768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none" fo:border-top="none" fo:border-bottom="0.002cm solid #000000"/>
    </style:style>
    <style:style style:name="表4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cm" table:align="margins" style:writing-mode="lr-tb"/>
    </style:style>
    <style:style style:name="表48.A" style:family="table-column">
      <style:table-column-properties style:column-width="8.5cm" style:rel-column-width="32767*"/>
    </style:style>
    <style:style style:name="表48.B" style:family="table-column">
      <style:table-column-properties style:column-width="8.5cm" style:rel-column-width="32768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51" style:family="table">
      <style:table-properties style:width="17cm" table:align="margins" style:writing-mode="lr-tb"/>
    </style:style>
    <style:style style:name="表51.A" style:family="table-column">
      <style:table-column-properties style:column-width="8.5cm" style:rel-column-width="32767*"/>
    </style:style>
    <style:style style:name="表51.B" style:family="table-column">
      <style:table-column-properties style:column-width="8.5cm" style:rel-column-width="32768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 style:writing-mode="lr-tb"/>
    </style:style>
    <style:style style:name="表52.A" style:family="table-column">
      <style:table-column-properties style:column-width="8.5cm" style:rel-column-width="32767*"/>
    </style:style>
    <style:style style:name="表52.B" style:family="table-column">
      <style:table-column-properties style:column-width="8.5cm" style:rel-column-width="32768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 style:writing-mode="lr-tb"/>
    </style:style>
    <style:style style:name="表53.A" style:family="table-column">
      <style:table-column-properties style:column-width="8.5cm" style:rel-column-width="32767*"/>
    </style:style>
    <style:style style:name="表53.B" style:family="table-column">
      <style:table-column-properties style:column-width="8.5cm" style:rel-column-width="32768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 style:writing-mode="lr-tb"/>
    </style:style>
    <style:style style:name="表54.A" style:family="table-column">
      <style:table-column-properties style:column-width="8.5cm" style:rel-column-width="32767*"/>
    </style:style>
    <style:style style:name="表54.B" style:family="table-column">
      <style:table-column-properties style:column-width="8.5cm" style:rel-column-width="32768*"/>
    </style:style>
    <style:style style:name="表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5" style:family="table">
      <style:table-properties style:width="17cm" table:align="margins" style:writing-mode="lr-tb"/>
    </style:style>
    <style:style style:name="表55.A" style:family="table-column">
      <style:table-column-properties style:column-width="8.5cm" style:rel-column-width="32767*"/>
    </style:style>
    <style:style style:name="表55.B" style:family="table-column">
      <style:table-column-properties style:column-width="8.5cm" style:rel-column-width="32768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6" style:family="table">
      <style:table-properties style:width="17cm" table:align="margins" style:writing-mode="lr-tb"/>
    </style:style>
    <style:style style:name="表56.A" style:family="table-column">
      <style:table-column-properties style:column-width="8.5cm" style:rel-column-width="32767*"/>
    </style:style>
    <style:style style:name="表56.B" style:family="table-column">
      <style:table-column-properties style:column-width="8.5cm" style:rel-column-width="32768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7" style:family="table">
      <style:table-properties style:width="17cm" table:align="margins" style:writing-mode="lr-tb"/>
    </style:style>
    <style:style style:name="表57.A" style:family="table-column">
      <style:table-column-properties style:column-width="8.5cm" style:rel-column-width="32767*"/>
    </style:style>
    <style:style style:name="表57.B" style:family="table-column">
      <style:table-column-properties style:column-width="8.5cm" style:rel-column-width="32768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8" style:family="table">
      <style:table-properties style:width="17cm" table:align="margins" style:writing-mode="lr-tb"/>
    </style:style>
    <style:style style:name="表58.A" style:family="table-column">
      <style:table-column-properties style:column-width="8.5cm" style:rel-column-width="32767*"/>
    </style:style>
    <style:style style:name="表58.B" style:family="table-column">
      <style:table-column-properties style:column-width="8.5cm" style:rel-column-width="32768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9" style:family="table">
      <style:table-properties style:width="17cm" table:align="margins" style:writing-mode="lr-tb"/>
    </style:style>
    <style:style style:name="表59.A" style:family="table-column">
      <style:table-column-properties style:column-width="8.5cm" style:rel-column-width="32767*"/>
    </style:style>
    <style:style style:name="表59.B" style:family="table-column">
      <style:table-column-properties style:column-width="8.5cm" style:rel-column-width="32768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60" style:family="table">
      <style:table-properties style:width="17cm" table:align="margins" style:writing-mode="lr-tb"/>
    </style:style>
    <style:style style:name="表60.A" style:family="table-column">
      <style:table-column-properties style:column-width="8.5cm" style:rel-column-width="32767*"/>
    </style:style>
    <style:style style:name="表60.B" style:family="table-column">
      <style:table-column-properties style:column-width="8.5cm" style:rel-column-width="32768*"/>
    </style:style>
    <style:style style:name="表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0.B1" style:family="table-cell">
      <style:table-cell-properties fo:padding="0.097cm" fo:border="0.002cm solid #000000"/>
    </style:style>
    <style:style style:name="表61" style:family="table">
      <style:table-properties style:width="17cm" table:align="margins" style:writing-mode="lr-tb"/>
    </style:style>
    <style:style style:name="表61.A" style:family="table-column">
      <style:table-column-properties style:column-width="8.5cm" style:rel-column-width="32767*"/>
    </style:style>
    <style:style style:name="表61.B" style:family="table-column">
      <style:table-column-properties style:column-width="8.5cm" style:rel-column-width="32768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2" style:family="table">
      <style:table-properties style:width="17cm" table:align="margins" style:writing-mode="lr-tb"/>
    </style:style>
    <style:style style:name="表62.A" style:family="table-column">
      <style:table-column-properties style:column-width="8.5cm" style:rel-column-width="32767*"/>
    </style:style>
    <style:style style:name="表62.B" style:family="table-column">
      <style:table-column-properties style:column-width="8.5cm" style:rel-column-width="32768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padding="0.097cm" fo:border="0.002cm solid #000000"/>
    </style:style>
    <style:style style:name="表63" style:family="table">
      <style:table-properties style:width="17cm" table:align="margins" style:writing-mode="lr-tb"/>
    </style:style>
    <style:style style:name="表63.A" style:family="table-column">
      <style:table-column-properties style:column-width="8.5cm" style:rel-column-width="32767*"/>
    </style:style>
    <style:style style:name="表63.B" style:family="table-column">
      <style:table-column-properties style:column-width="8.5cm" style:rel-column-width="32768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4" style:family="table">
      <style:table-properties style:width="17cm" table:align="margins" style:writing-mode="lr-tb"/>
    </style:style>
    <style:style style:name="表64.A" style:family="table-column">
      <style:table-column-properties style:column-width="8.5cm" style:rel-column-width="32767*"/>
    </style:style>
    <style:style style:name="表64.B" style:family="table-column">
      <style:table-column-properties style:column-width="8.5cm" style:rel-column-width="32768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5" style:family="table">
      <style:table-properties style:width="17cm" table:align="margins" style:writing-mode="lr-tb"/>
    </style:style>
    <style:style style:name="表65.A" style:family="table-column">
      <style:table-column-properties style:column-width="8.5cm" style:rel-column-width="32767*"/>
    </style:style>
    <style:style style:name="表65.B" style:family="table-column">
      <style:table-column-properties style:column-width="8.5cm" style:rel-column-width="32768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表66" style:family="table">
      <style:table-properties style:width="17cm" table:align="margins" style:writing-mode="lr-tb"/>
    </style:style>
    <style:style style:name="表66.A" style:family="table-column">
      <style:table-column-properties style:column-width="8.5cm" style:rel-column-width="32767*"/>
    </style:style>
    <style:style style:name="表66.B" style:family="table-column">
      <style:table-column-properties style:column-width="8.5cm" style:rel-column-width="32768*"/>
    </style:style>
    <style:style style:name="表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6.B1" style:family="table-cell">
      <style:table-cell-properties fo:padding="0.097cm" fo:border="0.002cm solid #000000"/>
    </style:style>
    <style:style style:name="表67" style:family="table">
      <style:table-properties style:width="17cm" table:align="margins" style:writing-mode="lr-tb"/>
    </style:style>
    <style:style style:name="表67.A" style:family="table-column">
      <style:table-column-properties style:column-width="8.5cm" style:rel-column-width="32767*"/>
    </style:style>
    <style:style style:name="表67.B" style:family="table-column">
      <style:table-column-properties style:column-width="8.5cm" style:rel-column-width="32768*"/>
    </style:style>
    <style:style style:name="表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7.B1" style:family="table-cell">
      <style:table-cell-properties fo:padding="0.097cm" fo:border="0.002cm solid #000000"/>
    </style:style>
    <style:style style:name="表68" style:family="table">
      <style:table-properties style:width="17cm" table:align="margins" style:writing-mode="lr-tb"/>
    </style:style>
    <style:style style:name="表68.A" style:family="table-column">
      <style:table-column-properties style:column-width="8.5cm" style:rel-column-width="32767*"/>
    </style:style>
    <style:style style:name="表68.B" style:family="table-column">
      <style:table-column-properties style:column-width="8.5cm" style:rel-column-width="32768*"/>
    </style:style>
    <style:style style:name="表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8.B1" style:family="table-cell">
      <style:table-cell-properties fo:padding="0.097cm" fo:border="0.002cm solid #000000"/>
    </style:style>
    <style:style style:name="表71" style:family="table">
      <style:table-properties style:width="17cm" table:align="margins" style:writing-mode="lr-tb"/>
    </style:style>
    <style:style style:name="表71.A" style:family="table-column">
      <style:table-column-properties style:column-width="8.5cm" style:rel-column-width="32767*"/>
    </style:style>
    <style:style style:name="表71.B" style:family="table-column">
      <style:table-column-properties style:column-width="8.5cm" style:rel-column-width="32768*"/>
    </style:style>
    <style:style style:name="表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1.B1" style:family="table-cell">
      <style:table-cell-properties fo:padding="0.097cm" fo:border="0.002cm solid #000000"/>
    </style:style>
    <style:style style:name="表72" style:family="table">
      <style:table-properties style:width="17cm" table:align="margins" style:writing-mode="lr-tb"/>
    </style:style>
    <style:style style:name="表72.A" style:family="table-column">
      <style:table-column-properties style:column-width="8.5cm" style:rel-column-width="32767*"/>
    </style:style>
    <style:style style:name="表72.B" style:family="table-column">
      <style:table-column-properties style:column-width="8.5cm" style:rel-column-width="32768*"/>
    </style:style>
    <style:style style:name="表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2.B1" style:family="table-cell">
      <style:table-cell-properties fo:padding="0.097cm" fo:border="0.002cm solid #000000"/>
    </style:style>
    <style:style style:name="表73" style:family="table">
      <style:table-properties style:width="17cm" table:align="margins" style:writing-mode="lr-tb"/>
    </style:style>
    <style:style style:name="表73.A" style:family="table-column">
      <style:table-column-properties style:column-width="8.5cm" style:rel-column-width="32767*"/>
    </style:style>
    <style:style style:name="表73.B" style:family="table-column">
      <style:table-column-properties style:column-width="8.5cm" style:rel-column-width="32768*"/>
    </style:style>
    <style:style style:name="表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3.B1" style:family="table-cell">
      <style:table-cell-properties fo:padding="0.097cm" fo:border="0.002cm solid #000000"/>
    </style:style>
    <style:style style:name="表74" style:family="table">
      <style:table-properties style:width="17cm" table:align="margins" style:writing-mode="lr-tb"/>
    </style:style>
    <style:style style:name="表74.A" style:family="table-column">
      <style:table-column-properties style:column-width="8.5cm" style:rel-column-width="32767*"/>
    </style:style>
    <style:style style:name="表74.B" style:family="table-column">
      <style:table-column-properties style:column-width="8.5cm" style:rel-column-width="32768*"/>
    </style:style>
    <style:style style:name="表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4.B1" style:family="table-cell">
      <style:table-cell-properties fo:padding="0.097cm" fo:border="0.002cm solid #000000"/>
    </style:style>
    <style:style style:name="表75" style:family="table">
      <style:table-properties style:width="17cm" table:align="margins" style:writing-mode="lr-tb"/>
    </style:style>
    <style:style style:name="表75.A" style:family="table-column">
      <style:table-column-properties style:column-width="8.5cm" style:rel-column-width="32767*"/>
    </style:style>
    <style:style style:name="表75.B" style:family="table-column">
      <style:table-column-properties style:column-width="8.5cm" style:rel-column-width="32768*"/>
    </style:style>
    <style:style style:name="表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5.B1" style:family="table-cell">
      <style:table-cell-properties fo:padding="0.097cm" fo:border="0.002cm solid #000000"/>
    </style:style>
    <style:style style:name="表76" style:family="table">
      <style:table-properties style:width="17cm" table:align="margins" style:writing-mode="lr-tb"/>
    </style:style>
    <style:style style:name="表76.A" style:family="table-column">
      <style:table-column-properties style:column-width="8.5cm" style:rel-column-width="32767*"/>
    </style:style>
    <style:style style:name="表76.B" style:family="table-column">
      <style:table-column-properties style:column-width="8.5cm" style:rel-column-width="32768*"/>
    </style:style>
    <style:style style:name="表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6.B1" style:family="table-cell">
      <style:table-cell-properties fo:padding="0.097cm" fo:border="0.002cm solid #000000"/>
    </style:style>
    <style:style style:name="表77" style:family="table">
      <style:table-properties style:width="17cm" table:align="margins" style:writing-mode="lr-tb"/>
    </style:style>
    <style:style style:name="表77.A" style:family="table-column">
      <style:table-column-properties style:column-width="8.5cm" style:rel-column-width="32767*"/>
    </style:style>
    <style:style style:name="表77.B" style:family="table-column">
      <style:table-column-properties style:column-width="8.5cm" style:rel-column-width="32768*"/>
    </style:style>
    <style:style style:name="表7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7.B1" style:family="table-cell">
      <style:table-cell-properties fo:padding="0.097cm" fo:border="0.002cm solid #000000"/>
    </style:style>
    <style:style style:name="表78" style:family="table">
      <style:table-properties style:width="17cm" table:align="margins" style:writing-mode="lr-tb"/>
    </style:style>
    <style:style style:name="表78.A" style:family="table-column">
      <style:table-column-properties style:column-width="8.5cm" style:rel-column-width="32767*"/>
    </style:style>
    <style:style style:name="表78.B" style:family="table-column">
      <style:table-column-properties style:column-width="8.5cm" style:rel-column-width="32768*"/>
    </style:style>
    <style:style style:name="表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8.B1" style:family="table-cell">
      <style:table-cell-properties fo:padding="0.097cm" fo:border="0.002cm solid #000000"/>
    </style:style>
    <style:style style:name="表79" style:family="table">
      <style:table-properties style:width="17cm" table:align="margins" style:writing-mode="lr-tb"/>
    </style:style>
    <style:style style:name="表79.A" style:family="table-column">
      <style:table-column-properties style:column-width="8.5cm" style:rel-column-width="32767*"/>
    </style:style>
    <style:style style:name="表79.B" style:family="table-column">
      <style:table-column-properties style:column-width="8.5cm" style:rel-column-width="32768*"/>
    </style:style>
    <style:style style:name="表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9.B1" style:family="table-cell">
      <style:table-cell-properties fo:padding="0.097cm" fo:border="0.002cm solid #000000"/>
    </style:style>
    <style:style style:name="表80" style:family="table">
      <style:table-properties style:width="17cm" table:align="margins" style:writing-mode="lr-tb"/>
    </style:style>
    <style:style style:name="表80.A" style:family="table-column">
      <style:table-column-properties style:column-width="8.5cm" style:rel-column-width="32767*"/>
    </style:style>
    <style:style style:name="表80.B" style:family="table-column">
      <style:table-column-properties style:column-width="8.5cm" style:rel-column-width="32768*"/>
    </style:style>
    <style:style style:name="表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0.B1" style:family="table-cell">
      <style:table-cell-properties fo:padding="0.097cm" fo:border="0.002cm solid #000000"/>
    </style:style>
    <style:style style:name="表81" style:family="table">
      <style:table-properties style:width="17cm" table:align="margins" style:writing-mode="lr-tb"/>
    </style:style>
    <style:style style:name="表81.A" style:family="table-column">
      <style:table-column-properties style:column-width="8.5cm" style:rel-column-width="32767*"/>
    </style:style>
    <style:style style:name="表81.B" style:family="table-column">
      <style:table-column-properties style:column-width="8.5cm" style:rel-column-width="32768*"/>
    </style:style>
    <style:style style:name="表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1.B1" style:family="table-cell">
      <style:table-cell-properties fo:padding="0.097cm" fo:border="0.002cm solid #000000"/>
    </style:style>
    <style:style style:name="表82" style:family="table">
      <style:table-properties style:width="17cm" table:align="margins" style:writing-mode="lr-tb"/>
    </style:style>
    <style:style style:name="表82.A" style:family="table-column">
      <style:table-column-properties style:column-width="8.5cm" style:rel-column-width="32767*"/>
    </style:style>
    <style:style style:name="表82.B" style:family="table-column">
      <style:table-column-properties style:column-width="8.5cm" style:rel-column-width="32768*"/>
    </style:style>
    <style:style style:name="表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2.B1" style:family="table-cell">
      <style:table-cell-properties fo:padding="0.097cm" fo:border="0.002cm solid #000000"/>
    </style:style>
    <style:style style:name="表70" style:family="table">
      <style:table-properties style:width="17cm" table:align="margins" style:writing-mode="lr-tb"/>
    </style:style>
    <style:style style:name="表70.A" style:family="table-column">
      <style:table-column-properties style:column-width="8.5cm" style:rel-column-width="32767*"/>
    </style:style>
    <style:style style:name="表70.B" style:family="table-column">
      <style:table-column-properties style:column-width="8.5cm" style:rel-column-width="32768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83" style:family="table">
      <style:table-properties style:width="17cm" table:align="margins" style:writing-mode="lr-tb"/>
    </style:style>
    <style:style style:name="表83.A" style:family="table-column">
      <style:table-column-properties style:column-width="8.5cm" style:rel-column-width="32767*"/>
    </style:style>
    <style:style style:name="表83.B" style:family="table-column">
      <style:table-column-properties style:column-width="8.5cm" style:rel-column-width="32768*"/>
    </style:style>
    <style:style style:name="表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3.B1" style:family="table-cell">
      <style:table-cell-properties fo:padding="0.097cm" fo:border="0.002cm solid #000000"/>
    </style:style>
    <style:style style:name="表84" style:family="table">
      <style:table-properties style:width="17cm" table:align="margins" style:writing-mode="lr-tb"/>
    </style:style>
    <style:style style:name="表84.A" style:family="table-column">
      <style:table-column-properties style:column-width="8.5cm" style:rel-column-width="32767*"/>
    </style:style>
    <style:style style:name="表84.B" style:family="table-column">
      <style:table-column-properties style:column-width="8.5cm" style:rel-column-width="32768*"/>
    </style:style>
    <style:style style:name="表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4.B1" style:family="table-cell">
      <style:table-cell-properties fo:padding="0.097cm" fo:border="0.002cm solid #000000"/>
    </style:style>
    <style:style style:name="表85" style:family="table">
      <style:table-properties style:width="17cm" table:align="margins" style:writing-mode="lr-tb"/>
    </style:style>
    <style:style style:name="表85.A" style:family="table-column">
      <style:table-column-properties style:column-width="8.5cm" style:rel-column-width="32767*"/>
    </style:style>
    <style:style style:name="表85.B" style:family="table-column">
      <style:table-column-properties style:column-width="8.5cm" style:rel-column-width="32768*"/>
    </style:style>
    <style:style style:name="表8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5.B1" style:family="table-cell">
      <style:table-cell-properties fo:padding="0.097cm" fo:border="0.002cm solid #000000"/>
    </style:style>
    <style:style style:name="表86" style:family="table">
      <style:table-properties style:width="17cm" table:align="margins" style:writing-mode="lr-tb"/>
    </style:style>
    <style:style style:name="表86.A" style:family="table-column">
      <style:table-column-properties style:column-width="8.5cm" style:rel-column-width="32767*"/>
    </style:style>
    <style:style style:name="表86.B" style:family="table-column">
      <style:table-column-properties style:column-width="8.5cm" style:rel-column-width="32768*"/>
    </style:style>
    <style:style style:name="表8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6.B1" style:family="table-cell">
      <style:table-cell-properties fo:padding="0.097cm" fo:border="0.002cm solid #000000"/>
    </style:style>
    <style:style style:name="表87" style:family="table">
      <style:table-properties style:width="17cm" table:align="margins" style:writing-mode="lr-tb"/>
    </style:style>
    <style:style style:name="表87.A" style:family="table-column">
      <style:table-column-properties style:column-width="8.5cm" style:rel-column-width="32767*"/>
    </style:style>
    <style:style style:name="表87.B" style:family="table-column">
      <style:table-column-properties style:column-width="8.5cm" style:rel-column-width="32768*"/>
    </style:style>
    <style:style style:name="表8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7.B1" style:family="table-cell">
      <style:table-cell-properties fo:padding="0.097cm" fo:border="0.002cm solid #000000"/>
    </style:style>
    <style:style style:name="表88" style:family="table">
      <style:table-properties style:width="17cm" table:align="margins" style:writing-mode="lr-tb"/>
    </style:style>
    <style:style style:name="表88.A" style:family="table-column">
      <style:table-column-properties style:column-width="8.5cm" style:rel-column-width="32767*"/>
    </style:style>
    <style:style style:name="表88.B" style:family="table-column">
      <style:table-column-properties style:column-width="8.5cm" style:rel-column-width="32768*"/>
    </style:style>
    <style:style style:name="表8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8.B1" style:family="table-cell">
      <style:table-cell-properties fo:padding="0.097cm" fo:border="0.002cm solid #000000"/>
    </style:style>
    <style:style style:name="表89" style:family="table">
      <style:table-properties style:width="17cm" table:align="margins" style:writing-mode="lr-tb"/>
    </style:style>
    <style:style style:name="表89.A" style:family="table-column">
      <style:table-column-properties style:column-width="8.5cm" style:rel-column-width="32767*"/>
    </style:style>
    <style:style style:name="表89.B" style:family="table-column">
      <style:table-column-properties style:column-width="8.5cm" style:rel-column-width="32768*"/>
    </style:style>
    <style:style style:name="表8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9.B1" style:family="table-cell">
      <style:table-cell-properties fo:padding="0.097cm" fo:border="0.002cm solid #000000"/>
    </style:style>
    <style:style style:name="表90" style:family="table">
      <style:table-properties style:width="17cm" table:align="margins" style:writing-mode="lr-tb"/>
    </style:style>
    <style:style style:name="表90.A" style:family="table-column">
      <style:table-column-properties style:column-width="8.5cm" style:rel-column-width="32767*"/>
    </style:style>
    <style:style style:name="表90.B" style:family="table-column">
      <style:table-column-properties style:column-width="8.5cm" style:rel-column-width="32768*"/>
    </style:style>
    <style:style style:name="表9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0.B1" style:family="table-cell">
      <style:table-cell-properties fo:padding="0.097cm" fo:border="0.002cm solid #000000"/>
    </style:style>
    <style:style style:name="表91" style:family="table">
      <style:table-properties style:width="17cm" table:align="margins" style:writing-mode="lr-tb"/>
    </style:style>
    <style:style style:name="表91.A" style:family="table-column">
      <style:table-column-properties style:column-width="8.5cm" style:rel-column-width="32767*"/>
    </style:style>
    <style:style style:name="表91.B" style:family="table-column">
      <style:table-column-properties style:column-width="8.5cm" style:rel-column-width="32768*"/>
    </style:style>
    <style:style style:name="表9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1.B1" style:family="table-cell">
      <style:table-cell-properties fo:padding="0.097cm" fo:border="0.002cm solid #000000"/>
    </style:style>
    <style:style style:name="表92" style:family="table">
      <style:table-properties style:width="17cm" table:align="margins" style:writing-mode="lr-tb"/>
    </style:style>
    <style:style style:name="表92.A" style:family="table-column">
      <style:table-column-properties style:column-width="8.5cm" style:rel-column-width="32767*"/>
    </style:style>
    <style:style style:name="表92.B" style:family="table-column">
      <style:table-column-properties style:column-width="8.5cm" style:rel-column-width="32768*"/>
    </style:style>
    <style:style style:name="表9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2.B1" style:family="table-cell">
      <style:table-cell-properties fo:padding="0.097cm" fo:border="0.002cm solid #000000"/>
    </style:style>
    <style:style style:name="表93" style:family="table">
      <style:table-properties style:width="17cm" table:align="margins" style:writing-mode="lr-tb"/>
    </style:style>
    <style:style style:name="表93.A" style:family="table-column">
      <style:table-column-properties style:column-width="8.5cm" style:rel-column-width="32767*"/>
    </style:style>
    <style:style style:name="表93.B" style:family="table-column">
      <style:table-column-properties style:column-width="8.5cm" style:rel-column-width="32768*"/>
    </style:style>
    <style:style style:name="表9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3.B1" style:family="table-cell">
      <style:table-cell-properties fo:padding="0.097cm" fo:border="0.002cm solid #000000"/>
    </style:style>
    <style:style style:name="表94" style:family="table">
      <style:table-properties style:width="17cm" table:align="margins" style:writing-mode="lr-tb"/>
    </style:style>
    <style:style style:name="表94.A" style:family="table-column">
      <style:table-column-properties style:column-width="8.5cm" style:rel-column-width="32767*"/>
    </style:style>
    <style:style style:name="表94.B" style:family="table-column">
      <style:table-column-properties style:column-width="8.5cm" style:rel-column-width="32768*"/>
    </style:style>
    <style:style style:name="表9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4.B1" style:family="table-cell">
      <style:table-cell-properties fo:padding="0.097cm" fo:border="0.002cm solid #000000"/>
    </style:style>
    <style:style style:name="表95" style:family="table">
      <style:table-properties style:width="17cm" table:align="margins" style:writing-mode="lr-tb"/>
    </style:style>
    <style:style style:name="表95.A" style:family="table-column">
      <style:table-column-properties style:column-width="8.5cm" style:rel-column-width="32767*"/>
    </style:style>
    <style:style style:name="表95.B" style:family="table-column">
      <style:table-column-properties style:column-width="8.5cm" style:rel-column-width="32768*"/>
    </style:style>
    <style:style style:name="表9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5.B1" style:family="table-cell">
      <style:table-cell-properties fo:padding="0.097cm" fo:border="0.002cm solid #000000"/>
    </style:style>
    <style:style style:name="表96" style:family="table">
      <style:table-properties style:width="17cm" table:align="margins" style:writing-mode="lr-tb"/>
    </style:style>
    <style:style style:name="表96.A" style:family="table-column">
      <style:table-column-properties style:column-width="8.5cm" style:rel-column-width="32767*"/>
    </style:style>
    <style:style style:name="表96.B" style:family="table-column">
      <style:table-column-properties style:column-width="8.5cm" style:rel-column-width="32768*"/>
    </style:style>
    <style:style style:name="表9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6.B1" style:family="table-cell">
      <style:table-cell-properties fo:padding="0.097cm" fo:border="0.002cm solid #000000"/>
    </style:style>
    <style:style style:name="表97" style:family="table">
      <style:table-properties style:width="17cm" table:align="margins" style:writing-mode="lr-tb"/>
    </style:style>
    <style:style style:name="表97.A" style:family="table-column">
      <style:table-column-properties style:column-width="8.5cm" style:rel-column-width="32767*"/>
    </style:style>
    <style:style style:name="表97.B" style:family="table-column">
      <style:table-column-properties style:column-width="8.5cm" style:rel-column-width="32768*"/>
    </style:style>
    <style:style style:name="表9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7.B1" style:family="table-cell">
      <style:table-cell-properties fo:padding="0.097cm" fo:border="0.002cm solid #000000"/>
    </style:style>
    <style:style style:name="表98" style:family="table">
      <style:table-properties style:width="17cm" table:align="margins" style:writing-mode="lr-tb"/>
    </style:style>
    <style:style style:name="表98.A" style:family="table-column">
      <style:table-column-properties style:column-width="8.5cm" style:rel-column-width="32767*"/>
    </style:style>
    <style:style style:name="表98.B" style:family="table-column">
      <style:table-column-properties style:column-width="8.5cm" style:rel-column-width="32768*"/>
    </style:style>
    <style:style style:name="表9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8.B1" style:family="table-cell">
      <style:table-cell-properties fo:padding="0.097cm" fo:border="0.002cm solid #000000"/>
    </style:style>
    <style:style style:name="表99" style:family="table">
      <style:table-properties style:width="17cm" table:align="margins" style:writing-mode="lr-tb"/>
    </style:style>
    <style:style style:name="表99.A" style:family="table-column">
      <style:table-column-properties style:column-width="8.5cm" style:rel-column-width="32767*"/>
    </style:style>
    <style:style style:name="表99.B" style:family="table-column">
      <style:table-column-properties style:column-width="8.5cm" style:rel-column-width="32768*"/>
    </style:style>
    <style:style style:name="表9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9.B1" style:family="table-cell">
      <style:table-cell-properties fo:padding="0.097cm" fo:border="0.002cm solid #000000"/>
    </style:style>
    <style:style style:name="表100" style:family="table">
      <style:table-properties style:width="17cm" table:align="margins" style:writing-mode="lr-tb"/>
    </style:style>
    <style:style style:name="表100.A" style:family="table-column">
      <style:table-column-properties style:column-width="8.5cm" style:rel-column-width="32767*"/>
    </style:style>
    <style:style style:name="表100.B" style:family="table-column">
      <style:table-column-properties style:column-width="8.5cm" style:rel-column-width="32768*"/>
    </style:style>
    <style:style style:name="表10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0.B1" style:family="table-cell">
      <style:table-cell-properties fo:padding="0.097cm" fo:border="0.002cm solid #000000"/>
    </style:style>
    <style:style style:name="表101" style:family="table">
      <style:table-properties style:width="17cm" table:align="margins" style:writing-mode="lr-tb"/>
    </style:style>
    <style:style style:name="表101.A" style:family="table-column">
      <style:table-column-properties style:column-width="8.5cm" style:rel-column-width="32767*"/>
    </style:style>
    <style:style style:name="表101.B" style:family="table-column">
      <style:table-column-properties style:column-width="8.5cm" style:rel-column-width="32768*"/>
    </style:style>
    <style:style style:name="表1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1.B1" style:family="table-cell">
      <style:table-cell-properties fo:padding="0.097cm" fo:border="0.002cm solid #000000"/>
    </style:style>
    <style:style style:name="表102" style:family="table">
      <style:table-properties style:width="17cm" table:align="margins" style:writing-mode="lr-tb"/>
    </style:style>
    <style:style style:name="表102.A" style:family="table-column">
      <style:table-column-properties style:column-width="8.5cm" style:rel-column-width="32767*"/>
    </style:style>
    <style:style style:name="表102.B" style:family="table-column">
      <style:table-column-properties style:column-width="8.5cm" style:rel-column-width="32768*"/>
    </style:style>
    <style:style style:name="表1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2.B1" style:family="table-cell">
      <style:table-cell-properties fo:padding="0.097cm" fo:border="0.002cm solid #000000"/>
    </style:style>
    <style:style style:name="表103" style:family="table">
      <style:table-properties style:width="17cm" table:align="margins" style:writing-mode="lr-tb"/>
    </style:style>
    <style:style style:name="表103.A" style:family="table-column">
      <style:table-column-properties style:column-width="8.5cm" style:rel-column-width="32767*"/>
    </style:style>
    <style:style style:name="表103.B" style:family="table-column">
      <style:table-column-properties style:column-width="8.5cm" style:rel-column-width="32768*"/>
    </style:style>
    <style:style style:name="表10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3.B1" style:family="table-cell">
      <style:table-cell-properties fo:padding="0.097cm" fo:border="0.002cm solid #000000"/>
    </style:style>
    <style:style style:name="表104" style:family="table">
      <style:table-properties style:width="17cm" table:align="margins" style:writing-mode="lr-tb"/>
    </style:style>
    <style:style style:name="表104.A" style:family="table-column">
      <style:table-column-properties style:column-width="8.5cm" style:rel-column-width="32767*"/>
    </style:style>
    <style:style style:name="表104.B" style:family="table-column">
      <style:table-column-properties style:column-width="8.5cm" style:rel-column-width="32768*"/>
    </style:style>
    <style:style style:name="表10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4.B1" style:family="table-cell">
      <style:table-cell-properties fo:padding="0.097cm" fo:border="0.002cm solid #000000"/>
    </style:style>
    <style:style style:name="表105" style:family="table">
      <style:table-properties style:width="17cm" table:align="margins" style:writing-mode="lr-tb"/>
    </style:style>
    <style:style style:name="表105.A" style:family="table-column">
      <style:table-column-properties style:column-width="8.5cm" style:rel-column-width="32767*"/>
    </style:style>
    <style:style style:name="表105.B" style:family="table-column">
      <style:table-column-properties style:column-width="8.5cm" style:rel-column-width="32768*"/>
    </style:style>
    <style:style style:name="表10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5.B1" style:family="table-cell">
      <style:table-cell-properties fo:padding="0.097cm" fo:border="0.002cm solid #000000"/>
    </style:style>
    <style:style style:name="表106" style:family="table">
      <style:table-properties style:width="17cm" table:align="margins" style:writing-mode="lr-tb"/>
    </style:style>
    <style:style style:name="表106.A" style:family="table-column">
      <style:table-column-properties style:column-width="8.5cm" style:rel-column-width="32767*"/>
    </style:style>
    <style:style style:name="表106.B" style:family="table-column">
      <style:table-column-properties style:column-width="8.5cm" style:rel-column-width="32768*"/>
    </style:style>
    <style:style style:name="表10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6.B1" style:family="table-cell">
      <style:table-cell-properties fo:padding="0.097cm" fo:border="0.002cm solid #000000"/>
    </style:style>
    <style:style style:name="表108" style:family="table">
      <style:table-properties style:width="17cm" table:align="margins" style:writing-mode="lr-tb"/>
    </style:style>
    <style:style style:name="表108.A" style:family="table-column">
      <style:table-column-properties style:column-width="8.5cm" style:rel-column-width="32767*"/>
    </style:style>
    <style:style style:name="表108.B" style:family="table-column">
      <style:table-column-properties style:column-width="8.5cm" style:rel-column-width="32768*"/>
    </style:style>
    <style:style style:name="表10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8.B1" style:family="table-cell">
      <style:table-cell-properties fo:padding="0.097cm" fo:border="0.002cm solid #000000"/>
    </style:style>
    <style:style style:name="表109" style:family="table">
      <style:table-properties style:width="17cm" table:align="margins" style:writing-mode="lr-tb"/>
    </style:style>
    <style:style style:name="表109.A" style:family="table-column">
      <style:table-column-properties style:column-width="8.5cm" style:rel-column-width="32767*"/>
    </style:style>
    <style:style style:name="表109.B" style:family="table-column">
      <style:table-column-properties style:column-width="8.5cm" style:rel-column-width="32768*"/>
    </style:style>
    <style:style style:name="表10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9.B1" style:family="table-cell">
      <style:table-cell-properties fo:padding="0.097cm" fo:border="0.002cm solid #000000"/>
    </style:style>
    <style:style style:name="表110" style:family="table">
      <style:table-properties style:width="17cm" table:align="margins" style:writing-mode="lr-tb"/>
    </style:style>
    <style:style style:name="表110.A" style:family="table-column">
      <style:table-column-properties style:column-width="8.5cm" style:rel-column-width="32767*"/>
    </style:style>
    <style:style style:name="表110.B" style:family="table-column">
      <style:table-column-properties style:column-width="8.5cm" style:rel-column-width="32768*"/>
    </style:style>
    <style:style style:name="表1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0.B1" style:family="table-cell">
      <style:table-cell-properties fo:padding="0.097cm" fo:border="0.002cm solid #000000"/>
    </style:style>
    <style:style style:name="表111" style:family="table">
      <style:table-properties style:width="17cm" table:align="margins" style:writing-mode="lr-tb"/>
    </style:style>
    <style:style style:name="表111.A" style:family="table-column">
      <style:table-column-properties style:column-width="8.5cm" style:rel-column-width="32767*"/>
    </style:style>
    <style:style style:name="表111.B" style:family="table-column">
      <style:table-column-properties style:column-width="8.5cm" style:rel-column-width="32768*"/>
    </style:style>
    <style:style style:name="表1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1.B1" style:family="table-cell">
      <style:table-cell-properties fo:padding="0.097cm" fo:border="0.002cm solid #000000"/>
    </style:style>
    <style:style style:name="表112" style:family="table">
      <style:table-properties style:width="17cm" table:align="margins" style:writing-mode="lr-tb"/>
    </style:style>
    <style:style style:name="表112.A" style:family="table-column">
      <style:table-column-properties style:column-width="8.5cm" style:rel-column-width="32767*"/>
    </style:style>
    <style:style style:name="表112.B" style:family="table-column">
      <style:table-column-properties style:column-width="8.5cm" style:rel-column-width="32768*"/>
    </style:style>
    <style:style style:name="表1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2.B1" style:family="table-cell">
      <style:table-cell-properties fo:padding="0.097cm" fo:border="0.002cm solid #000000"/>
    </style:style>
    <style:style style:name="表113" style:family="table">
      <style:table-properties style:width="17cm" table:align="margins" style:writing-mode="lr-tb"/>
    </style:style>
    <style:style style:name="表113.A" style:family="table-column">
      <style:table-column-properties style:column-width="8.5cm" style:rel-column-width="32767*"/>
    </style:style>
    <style:style style:name="表113.B" style:family="table-column">
      <style:table-column-properties style:column-width="8.5cm" style:rel-column-width="32768*"/>
    </style:style>
    <style:style style:name="表1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3.B1" style:family="table-cell">
      <style:table-cell-properties fo:padding="0.097cm" fo:border="0.002cm solid #000000"/>
    </style:style>
    <style:style style:name="表114" style:family="table">
      <style:table-properties style:width="17cm" table:align="margins" style:writing-mode="lr-tb"/>
    </style:style>
    <style:style style:name="表114.A" style:family="table-column">
      <style:table-column-properties style:column-width="8.5cm" style:rel-column-width="32767*"/>
    </style:style>
    <style:style style:name="表114.B" style:family="table-column">
      <style:table-column-properties style:column-width="8.5cm" style:rel-column-width="32768*"/>
    </style:style>
    <style:style style:name="表1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4.B1" style:family="table-cell">
      <style:table-cell-properties fo:padding="0.097cm" fo:border="0.002cm solid #000000"/>
    </style:style>
    <style:style style:name="表115" style:family="table">
      <style:table-properties style:width="17cm" table:align="margins" style:writing-mode="lr-tb"/>
    </style:style>
    <style:style style:name="表115.A" style:family="table-column">
      <style:table-column-properties style:column-width="8.5cm" style:rel-column-width="32767*"/>
    </style:style>
    <style:style style:name="表115.B" style:family="table-column">
      <style:table-column-properties style:column-width="8.5cm" style:rel-column-width="32768*"/>
    </style:style>
    <style:style style:name="表1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5.B1" style:family="table-cell">
      <style:table-cell-properties fo:padding="0.097cm" fo:border="0.002cm solid #000000"/>
    </style:style>
    <style:style style:name="表116" style:family="table">
      <style:table-properties style:width="17cm" table:align="margins" style:writing-mode="lr-tb"/>
    </style:style>
    <style:style style:name="表116.A" style:family="table-column">
      <style:table-column-properties style:column-width="8.5cm" style:rel-column-width="32767*"/>
    </style:style>
    <style:style style:name="表116.B" style:family="table-column">
      <style:table-column-properties style:column-width="8.5cm" style:rel-column-width="32768*"/>
    </style:style>
    <style:style style:name="表1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6.B1" style:family="table-cell">
      <style:table-cell-properties fo:padding="0.097cm" fo:border="0.002cm solid #000000"/>
    </style:style>
    <style:style style:name="表117" style:family="table">
      <style:table-properties style:width="17cm" table:align="margins" style:writing-mode="lr-tb"/>
    </style:style>
    <style:style style:name="表117.A" style:family="table-column">
      <style:table-column-properties style:column-width="8.5cm" style:rel-column-width="32767*"/>
    </style:style>
    <style:style style:name="表117.B" style:family="table-column">
      <style:table-column-properties style:column-width="8.5cm" style:rel-column-width="32768*"/>
    </style:style>
    <style:style style:name="表1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7.B1" style:family="table-cell">
      <style:table-cell-properties fo:padding="0.097cm" fo:border="0.002cm solid #000000"/>
    </style:style>
    <style:style style:name="表118" style:family="table">
      <style:table-properties style:width="17cm" table:align="margins" style:writing-mode="lr-tb"/>
    </style:style>
    <style:style style:name="表118.A" style:family="table-column">
      <style:table-column-properties style:column-width="8.5cm" style:rel-column-width="32767*"/>
    </style:style>
    <style:style style:name="表118.B" style:family="table-column">
      <style:table-column-properties style:column-width="8.5cm" style:rel-column-width="32768*"/>
    </style:style>
    <style:style style:name="表1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8.B1" style:family="table-cell">
      <style:table-cell-properties fo:padding="0.097cm" fo:border="0.002cm solid #000000"/>
    </style:style>
    <style:style style:name="表119" style:family="table">
      <style:table-properties style:width="17cm" table:align="margins" style:writing-mode="lr-tb"/>
    </style:style>
    <style:style style:name="表119.A" style:family="table-column">
      <style:table-column-properties style:column-width="8.5cm" style:rel-column-width="32767*"/>
    </style:style>
    <style:style style:name="表119.B" style:family="table-column">
      <style:table-column-properties style:column-width="8.5cm" style:rel-column-width="32768*"/>
    </style:style>
    <style:style style:name="表1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9.B1" style:family="table-cell">
      <style:table-cell-properties fo:padding="0.097cm" fo:border="0.002cm solid #000000"/>
    </style:style>
    <style:style style:name="表120" style:family="table">
      <style:table-properties style:width="17cm" table:align="margins" style:writing-mode="lr-tb"/>
    </style:style>
    <style:style style:name="表120.A" style:family="table-column">
      <style:table-column-properties style:column-width="8.5cm" style:rel-column-width="32767*"/>
    </style:style>
    <style:style style:name="表120.B" style:family="table-column">
      <style:table-column-properties style:column-width="8.5cm" style:rel-column-width="32768*"/>
    </style:style>
    <style:style style:name="表1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0.B1" style:family="table-cell">
      <style:table-cell-properties fo:padding="0.097cm" fo:border="0.002cm solid #000000"/>
    </style:style>
    <style:style style:name="表121" style:family="table">
      <style:table-properties style:width="17cm" table:align="margins" style:writing-mode="lr-tb"/>
    </style:style>
    <style:style style:name="表121.A" style:family="table-column">
      <style:table-column-properties style:column-width="8.5cm" style:rel-column-width="32767*"/>
    </style:style>
    <style:style style:name="表121.B" style:family="table-column">
      <style:table-column-properties style:column-width="8.5cm" style:rel-column-width="32768*"/>
    </style:style>
    <style:style style:name="表1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1.B1" style:family="table-cell">
      <style:table-cell-properties fo:padding="0.097cm" fo:border="0.002cm solid #000000"/>
    </style:style>
    <style:style style:name="表122" style:family="table">
      <style:table-properties style:width="17cm" table:align="margins" style:writing-mode="lr-tb"/>
    </style:style>
    <style:style style:name="表122.A" style:family="table-column">
      <style:table-column-properties style:column-width="8.5cm" style:rel-column-width="32767*"/>
    </style:style>
    <style:style style:name="表122.B" style:family="table-column">
      <style:table-column-properties style:column-width="8.5cm" style:rel-column-width="32768*"/>
    </style:style>
    <style:style style:name="表1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2.B1" style:family="table-cell">
      <style:table-cell-properties fo:padding="0.097cm" fo:border="0.002cm solid #000000"/>
    </style:style>
    <style:style style:name="表123" style:family="table">
      <style:table-properties style:width="17cm" table:align="margins" style:writing-mode="lr-tb"/>
    </style:style>
    <style:style style:name="表123.A" style:family="table-column">
      <style:table-column-properties style:column-width="8.5cm" style:rel-column-width="32767*"/>
    </style:style>
    <style:style style:name="表123.B" style:family="table-column">
      <style:table-column-properties style:column-width="8.5cm" style:rel-column-width="32768*"/>
    </style:style>
    <style:style style:name="表1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3.B1" style:family="table-cell">
      <style:table-cell-properties fo:padding="0.097cm" fo:border="0.002cm solid #000000"/>
    </style:style>
    <style:style style:name="表124" style:family="table">
      <style:table-properties style:width="17cm" table:align="margins" style:writing-mode="lr-tb"/>
    </style:style>
    <style:style style:name="表124.A" style:family="table-column">
      <style:table-column-properties style:column-width="8.5cm" style:rel-column-width="32767*"/>
    </style:style>
    <style:style style:name="表124.B" style:family="table-column">
      <style:table-column-properties style:column-width="8.5cm" style:rel-column-width="32768*"/>
    </style:style>
    <style:style style:name="表1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4.B1" style:family="table-cell">
      <style:table-cell-properties fo:padding="0.097cm" fo:border="0.002cm solid #000000"/>
    </style:style>
    <style:style style:name="表126" style:family="table">
      <style:table-properties style:width="17cm" table:align="margins" style:writing-mode="lr-tb"/>
    </style:style>
    <style:style style:name="表126.A" style:family="table-column">
      <style:table-column-properties style:column-width="8.5cm" style:rel-column-width="32767*"/>
    </style:style>
    <style:style style:name="表126.B" style:family="table-column">
      <style:table-column-properties style:column-width="8.5cm" style:rel-column-width="32768*"/>
    </style:style>
    <style:style style:name="表1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6.B1" style:family="table-cell">
      <style:table-cell-properties fo:padding="0.097cm" fo:border="0.002cm solid #000000"/>
    </style:style>
    <style:style style:name="表127" style:family="table">
      <style:table-properties style:width="17cm" table:align="margins" style:writing-mode="lr-tb"/>
    </style:style>
    <style:style style:name="表127.A" style:family="table-column">
      <style:table-column-properties style:column-width="8.5cm" style:rel-column-width="32767*"/>
    </style:style>
    <style:style style:name="表127.B" style:family="table-column">
      <style:table-column-properties style:column-width="8.5cm" style:rel-column-width="32768*"/>
    </style:style>
    <style:style style:name="表1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7.B1" style:family="table-cell">
      <style:table-cell-properties fo:padding="0.097cm" fo:border="0.002cm solid #000000"/>
    </style:style>
    <style:style style:name="表128" style:family="table">
      <style:table-properties style:width="17cm" table:align="margins" style:writing-mode="lr-tb"/>
    </style:style>
    <style:style style:name="表128.A" style:family="table-column">
      <style:table-column-properties style:column-width="8.5cm" style:rel-column-width="32767*"/>
    </style:style>
    <style:style style:name="表128.B" style:family="table-column">
      <style:table-column-properties style:column-width="8.5cm" style:rel-column-width="32768*"/>
    </style:style>
    <style:style style:name="表1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8.B1" style:family="table-cell">
      <style:table-cell-properties fo:padding="0.097cm" fo:border="0.002cm solid #000000"/>
    </style:style>
    <style:style style:name="表129" style:family="table">
      <style:table-properties style:width="17cm" table:align="margins" style:writing-mode="lr-tb"/>
    </style:style>
    <style:style style:name="表129.A" style:family="table-column">
      <style:table-column-properties style:column-width="8.5cm" style:rel-column-width="32767*"/>
    </style:style>
    <style:style style:name="表129.B" style:family="table-column">
      <style:table-column-properties style:column-width="8.5cm" style:rel-column-width="32768*"/>
    </style:style>
    <style:style style:name="表1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9.B1" style:family="table-cell">
      <style:table-cell-properties fo:padding="0.097cm" fo:border="0.002cm solid #000000"/>
    </style:style>
    <style:style style:name="表130" style:family="table">
      <style:table-properties style:width="17cm" table:align="margins" style:writing-mode="lr-tb"/>
    </style:style>
    <style:style style:name="表130.A" style:family="table-column">
      <style:table-column-properties style:column-width="8.5cm" style:rel-column-width="32767*"/>
    </style:style>
    <style:style style:name="表130.B" style:family="table-column">
      <style:table-column-properties style:column-width="8.5cm" style:rel-column-width="32768*"/>
    </style:style>
    <style:style style:name="表1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0.B1" style:family="table-cell">
      <style:table-cell-properties fo:padding="0.097cm" fo:border="0.002cm solid #000000"/>
    </style:style>
    <style:style style:name="表130.A2" style:family="table-cell">
      <style:table-cell-properties fo:padding="0.097cm" fo:border-left="0.002cm solid #000000" fo:border-right="none" fo:border-top="none" fo:border-bottom="0.002cm solid #000000"/>
    </style:style>
    <style:style style:name="表1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1" style:family="table">
      <style:table-properties style:width="17cm" table:align="margins" style:writing-mode="lr-tb"/>
    </style:style>
    <style:style style:name="表131.A" style:family="table-column">
      <style:table-column-properties style:column-width="8.498cm" style:rel-column-width="32760*"/>
    </style:style>
    <style:style style:name="表131.B" style:family="table-column">
      <style:table-column-properties style:column-width="8.502cm" style:rel-column-width="32775*"/>
    </style:style>
    <style:style style:name="表1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1.B1" style:family="table-cell">
      <style:table-cell-properties fo:padding="0.097cm" fo:border="0.002cm solid #000000"/>
    </style:style>
    <style:style style:name="表131.A2" style:family="table-cell">
      <style:table-cell-properties fo:padding="0.097cm" fo:border-left="0.002cm solid #000000" fo:border-right="none" fo:border-top="none" fo:border-bottom="0.002cm solid #000000"/>
    </style:style>
    <style:style style:name="表1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9" style:family="table">
      <style:table-properties style:width="17cm" table:align="margins" style:writing-mode="lr-tb"/>
    </style:style>
    <style:style style:name="表69.A" style:family="table-column">
      <style:table-column-properties style:column-width="0.683cm" style:rel-column-width="387*"/>
    </style:style>
    <style:style style:name="表69.B" style:family="table-column">
      <style:table-column-properties style:column-width="8.557cm" style:rel-column-width="4851*"/>
    </style:style>
    <style:style style:name="表69.C" style:family="table-column">
      <style:table-column-properties style:column-width="7.761cm" style:rel-column-width="4400*"/>
    </style:style>
    <style:style style:name="表6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9.C1" style:family="table-cell">
      <style:table-cell-properties fo:padding="0.097cm" fo:border="0.002cm solid #000000"/>
    </style:style>
    <style:style style:name="表6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9.B2" style:family="table-cell">
      <style:table-cell-properties fo:padding="0.097cm" fo:border-left="0.002cm solid #000000" fo:border-right="none" fo:border-top="none" fo:border-bottom="0.002cm solid #000000"/>
    </style:style>
    <style:style style:name="表6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7" style:family="table">
      <style:table-properties style:width="17cm" table:align="margins" style:writing-mode="lr-tb"/>
    </style:style>
    <style:style style:name="表107.A" style:family="table-column">
      <style:table-column-properties style:column-width="8.5cm" style:rel-column-width="32767*"/>
    </style:style>
    <style:style style:name="表107.B" style:family="table-column">
      <style:table-column-properties style:column-width="8.5cm" style:rel-column-width="32768*"/>
    </style:style>
    <style:style style:name="表10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7.B1" style:family="table-cell">
      <style:table-cell-properties fo:padding="0.097cm" fo:border="0.002cm solid #000000"/>
    </style:style>
    <style:style style:name="表107.A2" style:family="table-cell">
      <style:table-cell-properties fo:padding="0.097cm" fo:border-left="0.002cm solid #000000" fo:border-right="none" fo:border-top="none" fo:border-bottom="0.002cm solid #000000"/>
    </style:style>
    <style:style style:name="表10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3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15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6" style:family="paragraph" style:parent-style-name="Table_20_Contents">
      <style:paragraph-properties fo:text-align="start" style:justify-single-word="false"/>
      <style:text-properties fo:font-size="15pt" fo:background-color="#ffff00" style:font-size-asian="15pt" style:font-size-complex="15pt"/>
    </style:style>
    <style:style style:name="P17" style:family="paragraph" style:parent-style-name="Table_20_Contents">
      <style:text-properties style:font-name="Arial1" fo:font-size="14pt"/>
    </style:style>
    <style:style style:name="P18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9" style:family="paragraph" style:parent-style-name="Table_20_Contents">
      <style:text-properties fo:font-size="14pt" style:font-size-asian="14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5pt" fo:font-weight="normal" fo:background-color="#ffff00" style:font-size-asian="15pt" style:font-weight-asian="normal" style:font-name-complex="Arial" style:font-size-complex="15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5pt" fo:font-weight="normal" fo:background-color="#ffff00" style:font-size-asian="15pt" style:language-asian="ja" style:country-asian="JP" style:font-weight-asian="normal" style:font-name-complex="Arial" style:font-size-complex="15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5pt" fo:background-color="#ffff00" style:font-size-asian="15pt" style:font-size-complex="15pt"/>
    </style:style>
    <style:style style:name="P23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4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5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6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27" style:family="paragraph" style:parent-style-name="Standard" style:list-style-name="L1">
      <style:text-properties style:font-name="Arial" fo:font-size="16pt" style:font-size-asian="16pt" style:font-size-complex="16pt"/>
    </style:style>
    <style:style style:name="P28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9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3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31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3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3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3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36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37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language-asian="ja" style:country-asian="JP"/>
    </style:style>
    <style:style style:name="T8" style:family="text">
      <style:text-properties fo:background-color="#cfe2f3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weight="bold" style:font-weight-asian="bold" style:font-weight-complex="bold"/>
    </style:style>
    <style:style style:name="T11" style:family="text">
      <style:text-properties fo:font-weight="bold" style:language-asian="ja" style:country-asian="JP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15252299527095357" text:style-name="L1">
        <text:list-item>
          <text:p text:style-name="P27"><text:a xlink:type="simple" xlink:href="https://www.chabad.org/library/bible_cdo/aid/16190" text:style-name="Internet_20_link" text:visited-style-name="Visited_20_Internet_20_Link"><text:span text:style-name="T7">https://www.chabad.org/library/bible_cdo/aid/16190</text:span></text:a></text:p>
        </text:list-item>
        <text:list-item>
          <text:p text:style-name="P27"/>
        </text:list-item>
      </text:list>
      <text:p text:style-name="Standard"/>
      <text:p text:style-name="P10"/>
      <text:p text:style-name="P3">------------------------------------------------------------</text:p>
      <text:p text:style-name="P8">[20191130_070332]</text:p>
      <text:p text:style-name="Text_20_body"/>
      <text:p text:style-name="P11"><text:span text:style-name="T1">1. </text:span><text:span text:style-name="T2">6:12</text:span></text:p>
      <text:p text:style-name="P4">1. <text:span text:style-name="T8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24">אֲשֶׁר עֲשִׁירֶיהָ מָלְאוּ חָמָס</text:p>
            <text:p text:style-name="P24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13">who,which / rich men thereof / to be full of / violence,wrong</text:p>
            <text:p text:style-name="P13">to dwell thereof / to speak,arrange untruth,sham / and their tongues / treachery / in their mouth</text:p>
          </table:table-cell>
        </table:table-row>
      </table:table>
      <text:p text:style-name="P4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24">וְגַם־אֲנִי הֶחֱלֵיתִי </text:p>
            <text:p text:style-name="P24">*הַכּוֹתֶ</text:p>
            <text:p text:style-name="P24">הַשְׁמֵם</text:p>
            <text:p text:style-name="P24">*עַל־חַטֹּאתֶ</text:p>
          </table:table-cell>
        </table:table-row>
        <table:table-row>
          <table:table-cell table:style-name="表300.A2" office:value-type="string">
            <text:p text:style-name="P13">and also – I / to make sick;to stroke / </text:p>
            <text:p text:style-name="P13">to strike thee</text:p>
            <text:p text:style-name="P13">to devastate,stupefy</text:p>
            <text:p text:style-name="P13">against their offence</text:p>
          </table:table-cell>
        </table:table-row>
      </table:table>
      <text:p text:style-name="P4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24">אַתָּה תֹאכַל וְלֹא תִשְׂבָּע</text:p>
            <text:p text:style-name="P24">*וְיֶשְׁחֲ</text:p>
            <text:p text:style-name="P24">*בְּקִרְבֶּ</text:p>
            <text:p text:style-name="P24"><text:soft-page-break/>וְתַסֵּג וְלֹא תַפְלִיט וַאֲשֶׁר</text:p>
            <text:p text:style-name="P24"><text:s/>תְּפַלֵּט לַחֶרֶב אֶתֵּן</text:p>
          </table:table-cell>
        </table:table-row>
        <table:table-row>
          <table:table-cell table:style-name="表1.A2" office:value-type="string">
            <text:p text:style-name="P13">thou / to eat / and not / to fill</text:p>
            <text:p text:style-name="P13">to gape at you</text:p>
            <text:p text:style-name="P13">in your center</text:p>
            <text:p text:style-name="P13">and to retreat / and not / to escape,deliver / and which</text:p>
            <text:p text:style-name="P13">to escape,deliver / to a nife,sword / to give</text:p>
          </table:table-cell>
        </table:table-row>
      </table:table>
      <text:p text:style-name="P4"/>
      <text:p text:style-name="P11"><text:span text:style-name="T3">[next] </text:span><text:span text:style-name="T4">6:15</text:span></text:p>
      <text:p text:style-name="Text_20_body"/>
      <text:p text:style-name="P9">[/  20191130_072534]</text:p>
      <text:p text:style-name="Text_20_body"/>
      <text:p text:style-name="P10"/>
      <text:p text:style-name="P3">------------------------------------------------------------</text:p>
      <text:p text:style-name="P8">[20191201_073118]</text:p>
      <text:p text:style-name="Text_20_body"/>
      <text:p text:style-name="P11"><text:span text:style-name="T1">1. </text:span><text:span text:style-name="T2">XX:XX</text:span></text:p>
      <text:p text:style-name="P4">1. <text:span text:style-name="T6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24">אַתָּה תִזְרַע וְלֹא תִקְצוֹר אַתָּה</text:p>
            <text:p text:style-name="P24">**תִדְרֹ</text:p>
            <text:p text:style-name="P24">זַיִת -</text:p>
            <text:p text:style-name="P24">-וְלֹא</text:p>
            <text:p text:style-name="P24">*תָסוּ</text:p>
            <text:p text:style-name="P24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13">thou / to sow / and not / to harvest / thou / to tread,walk / an olive / and not / to anoint</text:p>
            <text:p text:style-name="P13">shemen ~ grease / wine / and not / to imbibe wine</text:p>
          </table:table-cell>
        </table:table-row>
      </table:table>
      <text:p text:style-name="P4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24">וְיִשְׁתַּמֵּר חֻקּוֹת עָמְרִי וְכֹל </text:p>
            <text:p text:style-name="P24">מַעֲשֵׂה בֵית־אַחְאָב וַתֵּלְכוּ בְּמֹעֲצוֹתָם</text:p>
            <text:p text:style-name="P24"><text:s/>לְמַעַן תִּתִּי</text:p>
            <text:p text:style-name="P24">*אֹתְ</text:p>
            <text:p text:style-name="P24">לְשַׁמָּה וְיֹשְׁבֶיהָ לִשְׁרֵקָה וְחֶרְפַּת</text:p>
            <text:p text:style-name="P24"><text:s/>עַמִּי תִּשָּׂאוּ פ</text:p>
          </table:table-cell>
        </table:table-row>
        <table:table-row>
          <table:table-cell table:style-name="表4.A2" office:value-type="string">
            <text:p text:style-name="P13">to protect / statute / Omri / and all</text:p>
            <text:p text:style-name="P13">an action,activity / house – Achab / and to walk [you] / in their purpose</text:p>
            <text:p text:style-name="P13">* / to make (thee) ~ titi'y</text:p>
            <text:p text:style-name="P13">even thee ~ oth'xa:</text:p>
            <text:p text:style-name="P13">towards ruin / and inhabitants thereof / towards derision / and disgrace</text:p>
            <text:p text:style-name="P13">my people / to lift</text:p>
          </table:table-cell>
        </table:table-row>
      </table:table>
      <text:p text:style-name="P5"/>
      <text:p text:style-name="P11"><text:span text:style-name="T3">[next] </text:span><text:span text:style-name="T4">7:1</text:span></text:p>
      <text:p text:style-name="Text_20_body"/>
      <text:p text:style-name="P9">[/  20191201_074655]</text:p>
      <text:p text:style-name="Text_20_body"/>
      <text:p text:style-name="P10"/>
      <text:p text:style-name="P3">------------------------------------------------------------</text:p>
      <text:p text:style-name="P8">[XXXX]</text:p>
      <text:p text:style-name="Text_20_body"/>
      <text:p text:style-name="P11"><text:span text:style-name="T1">1. </text:span><text:span text:style-name="T2">XX:XX</text:span></text:p>
      <text:p text:style-name="P4">1. <text:span text:style-name="T6">7:1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24">אַלְלַי לִי כִּי הָיִיתִי כְּאָסְפֵּי־קַיִץ </text:p>
            <text:p text:style-name="P24">כְּעֹלְלֹת בָּצִיר אֵין־אֶשְׁכּוֹל לֶאֱכוֹל </text:p>
            <text:p text:style-name="P24">בִּכּוּרָה אִוְּתָה נַפְשִׁי</text:p>
          </table:table-cell>
        </table:table-row>
        <table:table-row>
          <table:table-cell table:style-name="表5.A2" office:value-type="string">
            <text:p text:style-name="P13"/>
          </table:table-cell>
        </table:table-row>
      </table:table>
      <text:p text:style-name="P4"><text:soft-page-break/>2. 7:2</text:p>
      <table:table table:name="表6" table:style-name="表6">
        <table:table-column table:style-name="表6.A"/>
        <table:table-row>
          <table:table-cell table:style-name="表6.A1" office:value-type="string">
            <text:p text:style-name="P24">אָבַד חָסִיד מִן־הָאָרֶץ וְיָשָׁר </text:p>
            <text:p text:style-name="P24">בָּאָדָם אָיִן כֻּלָּם לְדָמִים </text:p>
            <text:p text:style-name="P24">יֶאֱרֹבוּ אִישׁ אֶת־אָחִיהוּ יָצוּדוּ חֵרֶם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191202_101039]</text:p>
      <text:p text:style-name="Text_20_body"/>
      <text:p text:style-name="P11"><text:span text:style-name="T1">1. </text:span><text:span text:style-name="T2">XX:XX</text:span></text:p>
      <text:p text:style-name="P4">1. 7:3</text:p>
      <table:table table:name="表7" table:style-name="表7">
        <table:table-column table:style-name="表7.A"/>
        <table:table-row>
          <table:table-cell table:style-name="表7.A1" office:value-type="string">
            <text:p text:style-name="P24">עַל־הָרַע כַּפַּיִם לְהֵיטִיב הַשַּׂר </text:p>
            <text:p text:style-name="P24">שֹׁאֵל וְהַשֹּׁפֵט בַּשִּׁלּוּם וְהַגָּדוֹל </text:p>
            <text:p text:style-name="P24">דֹּבֵר הַוַּת נַפְשׁוֹ הוּא וַיְעַבְּתוּהָ</text:p>
          </table:table-cell>
        </table:table-row>
        <table:table-row>
          <table:table-cell table:style-name="表7.A2" office:value-type="string">
            <text:p text:style-name="P13">against,upon evil / the hand / in happy / the head person</text:p>
            <text:p text:style-name="P13">to inquire / and the to judge / for a fee / and the great man</text:p>
            <text:p text:style-name="P13">to speak / ha'u:<text:span text:style-name="T9">a</text:span>th ~ desire / an animal / hu: ~ he,that / to pervert thereof</text:p>
          </table:table-cell>
        </table:table-row>
      </table:table>
      <text:p text:style-name="P4">2. 7:4</text:p>
      <table:table table:name="表8" table:style-name="表8">
        <table:table-column table:style-name="表8.A"/>
        <table:table-row>
          <table:table-cell table:style-name="表8.A1" office:value-type="string">
            <text:p text:style-name="P24">טוֹבָם כְּחֵדֶק יָשָׁר מִמְּסוּכָה</text:p>
            <text:p text:style-name="P24"><text:s/>*יוֹם מְצַפֶּי</text:p>
            <text:p text:style-name="P24">*פְּקֻדָּתְ</text:p>
            <text:p text:style-name="P24"><text:soft-page-break/>בָאָה עַתָּה תִהְיֶה מְבוּכָתָם</text:p>
          </table:table-cell>
        </table:table-row>
        <table:table-row>
          <table:table-cell table:style-name="表8.A2" office:value-type="string">
            <text:p text:style-name="P13">their best / like a prickly plant / the straight / from a hedge</text:p>
            <text:p text:style-name="P13">a day / your to observe</text:p>
            <text:p text:style-name="P13">your visitation</text:p>
            <text:p text:style-name="P13">to go,come / this time / to come to pass / their perplexity</text:p>
          </table:table-cell>
        </table:table-row>
      </table:table>
      <text:p text:style-name="P5"/>
      <text:p text:style-name="P11"><text:span text:style-name="T3">[next] </text:span><text:span text:style-name="T4">7:5</text:span></text:p>
      <text:p text:style-name="Text_20_body"/>
      <text:p text:style-name="P9">[/  20191202_104103]</text:p>
      <text:p text:style-name="Text_20_body"/>
      <text:p text:style-name="P10"/>
      <text:p text:style-name="P3">------------------------------------------------------------</text:p>
      <text:p text:style-name="P8">[20191203_065901]</text:p>
      <text:p text:style-name="Text_20_body"/>
      <text:p text:style-name="P11"><text:span text:style-name="T1">1. </text:span><text:span text:style-name="T2">7:5</text:span></text:p>
      <text:p text:style-name="P4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24">אַל־תַּאֲמִינוּ בְרֵעַ אַל־תִּבְטְחוּ </text:p>
            <text:p text:style-name="P24">בְּאַלּוּף מִשֹּׁכֶבֶת</text:p>
            <text:p text:style-name="P24">*חֵיקֶ</text:p>
            <text:p text:style-name="P24">*שְׁמֹר פִּתְחֵי־פִי</text:p>
          </table:table-cell>
        </table:table-row>
        <table:table-row>
          <table:table-cell table:style-name="表9.A2" office:value-type="string">
            <text:p text:style-name="P13">not to trust / in an associate / not to trust</text:p>
            <text:p text:style-name="P13">a fri<text:span text:style-name="T7">end / from to lie down</text:span></text:p>
            <text:p text:style-name="P15">thy bosom</text:p>
            <text:p text:style-name="P15">to guard / a door – thy mouth</text:p>
          </table:table-cell>
        </table:table-row>
      </table:table>
      <text:p text:style-name="P4">2. 7:6</text:p>
      <table:table table:name="表10" table:style-name="表10">
        <table:table-column table:style-name="表10.A"/>
        <table:table-row>
          <table:table-cell table:style-name="表10.A1" office:value-type="string">
            <text:p text:style-name="P24">כִּי־בֵן מְנַבֵּל אָב בַּת קָמָה </text:p>
            <text:p text:style-name="P24">בְאִמָּהּ כַּלָּה בַּחֲמֹתָהּ אֹיְבֵי </text:p>
            <text:p text:style-name="P24">אִישׁ אַנְשֵׁי בֵיתוֹ</text:p>
          </table:table-cell>
        </table:table-row>
        <text:soft-page-break/>
        <table:table-row>
          <table:table-cell table:style-name="表10.A2" office:value-type="string">
            <text:p text:style-name="P13">for a son / to fail,disgrace / father / a daughter / to rise</text:p>
            <text:p text:style-name="P13">to her mother / a bride / to her mother in law / an adversary</text:p>
            <text:p text:style-name="P13">a man / a man / his house</text:p>
          </table:table-cell>
        </table:table-row>
      </table:table>
      <text:p text:style-name="P4">1. 7:7</text:p>
      <table:table table:name="表11" table:style-name="表11">
        <table:table-column table:style-name="表11.A"/>
        <table:table-row>
          <table:table-cell table:style-name="表11.A1" office:value-type="string">
            <text:p text:style-name="P24">וַאֲנִי בַּיהוָה אֲצַפֶּה אוֹחִילָה </text:p>
            <text:p text:style-name="P24">לֵאלֹהֵי יִשְׁעִי יִשְׁמָעֵנִי אֱלֹהָי</text:p>
          </table:table-cell>
        </table:table-row>
        <table:table-row>
          <table:table-cell table:style-name="表11.A2" office:value-type="string">
            <text:p text:style-name="P13">and I / towards Jehovah / to peer,observe / to wait,be patient</text:p>
            <text:p text:style-name="P13">to,for gods ~ le:'lohe:y / my liberty / to hear me / gods</text:p>
          </table:table-cell>
        </table:table-row>
      </table:table>
      <text:p text:style-name="P4"/>
      <text:p text:style-name="P11"><text:span text:style-name="T3">[next] </text:span><text:span text:style-name="T4">7:8</text:span></text:p>
      <text:p text:style-name="Text_20_body"/>
      <text:p text:style-name="P9">[/  20191203_072858]</text:p>
      <text:p text:style-name="Text_20_body"/>
      <text:p text:style-name="Text_20_body"/>
      <text:p text:style-name="P10"/>
      <text:p text:style-name="P3">------------------------------------------------------------</text:p>
      <text:p text:style-name="P8">[20191205_081317]</text:p>
      <text:p text:style-name="Text_20_body"/>
      <text:p text:style-name="P11"><text:span text:style-name="T1">1. </text:span><text:span text:style-name="T2">XX:XX</text:span></text:p>
      <text:p text:style-name="P4">1. 7:8</text:p>
      <table:table table:name="表12" table:style-name="表12">
        <table:table-column table:style-name="表12.A"/>
        <table:table-row>
          <table:table-cell table:style-name="表12.A1" office:value-type="string">
            <text:p text:style-name="P24">אַל־תִּשְׂמְחִי אֹיַבְתִּי לִי כִּי </text:p>
            <text:p text:style-name="P24">נָפַלְתִּי קָמְתִּי כִּי־אֵשֵׁב</text:p>
            <text:p text:style-name="P24">*בַּחֹשֶׁ</text:p>
            <text:p text:style-name="P24">יְהוָה אוֹר לִי ס</text:p>
          </table:table-cell>
        </table:table-row>
        <table:table-row>
          <table:table-cell table:style-name="表12.A2" office:value-type="string">
            <text:p text:style-name="P13">not – blithe / my adversary / towards me / for</text:p>
            <text:p text:style-name="P13">to fall [I] / to rise [I] / for – to sit down / </text:p>
            <text:p text:style-name="P13">in sorrow</text:p>
            <text:p text:style-name="P13">Jehovah / lighting / towards me</text:p>
          </table:table-cell>
        </table:table-row>
      </table:table>
      <text:p text:style-name="P4">2. 7:9</text:p>
      <table:table table:name="表13" table:style-name="表13">
        <table:table-column table:style-name="表13.A"/>
        <text:soft-page-break/>
        <table:table-row>
          <table:table-cell table:style-name="表13.A1" office:value-type="string">
            <text:p text:style-name="P24">זַעַף יְהוָה אֶשָּׂא כִּי </text:p>
            <text:p text:style-name="P24">חָטָאתִי לוֹ עַד אֲשֶׁר </text:p>
            <text:p text:style-name="P24">יָרִיב רִיבִי וְעָשָׂה מִשְׁפָּטִי </text:p>
            <text:p text:style-name="P24">יוֹצִיאֵנִי לָאוֹר אֶרְאֶה בְּצִדְקָתוֹ</text:p>
          </table:table-cell>
        </table:table-row>
        <table:table-row>
          <table:table-cell table:style-name="表13.A2" office:value-type="string">
            <text:p text:style-name="P13">anger / Jehovah / to lift / for</text:p>
            <text:p text:style-name="P13">to sin [I] / towards him / as far / what,which</text:p>
            <text:p text:style-name="P13">to grapple / my contest / and to do,make / my justice</text:p>
            <text:p text:style-name="P13">to go out me / towards lightning / to see / at his rightness</text:p>
          </table:table-cell>
        </table:table-row>
      </table:table>
      <text:p text:style-name="P5"/>
      <text:p text:style-name="P11"><text:span text:style-name="T3">[next] </text:span><text:span text:style-name="T4">7:10</text:span></text:p>
      <text:p text:style-name="Text_20_body"/>
      <text:p text:style-name="P9">[/  20191205_083148]</text:p>
      <text:p text:style-name="Text_20_body"/>
      <text:p text:style-name="P10"/>
      <text:p text:style-name="P3">------------------------------------------------------------</text:p>
      <text:p text:style-name="P8">[20191207_070707]</text:p>
      <text:p text:style-name="Text_20_body"/>
      <text:p text:style-name="P11"><text:span text:style-name="T1">1. </text:span><text:span text:style-name="T2">XX:XX</text:span></text:p>
      <text:p text:style-name="P4">1. 7:10</text:p>
      <table:table table:name="表14" table:style-name="表14">
        <table:table-column table:style-name="表14.A"/>
        <table:table-row>
          <table:table-cell table:style-name="表14.A1" office:value-type="string">
            <text:p text:style-name="P24">וְתֵרֶא אֹיַבְתִּי וּתְכַסֶּהָ בוּשָׁה</text:p>
            <text:p text:style-name="P24"><text:s/>הָאֹמְרָה אֵלַי אַיּוֹ יְהוָה</text:p>
            <text:p text:style-name="P24">*אֱלֹהָיִ</text:p>
            <text:p text:style-name="P24">עֵינַי תִּרְאֶינָּה בָּהּ עַתָּה </text:p>
            <text:p text:style-name="P24">תִּהְיֶה לְמִרְמָס כְּטִיט חוּצוֹת</text:p>
          </table:table-cell>
        </table:table-row>
        <table:table-row>
          <table:table-cell table:style-name="表14.A2" office:value-type="string">
            <text:p text:style-name="P13">to see / my adversary / to fill up her / shame</text:p>
            <text:p text:style-name="P13">the to say / towards me / where ? he / jehovah</text:p>
            <text:p text:style-name="P13">gods</text:p>
            <text:p text:style-name="P13"><text:soft-page-break/>my eyes / to see / at her / this time</text:p>
            <text:p text:style-name="P13">to come to pass / towards abasement / mud,clay / outdoors</text:p>
          </table:table-cell>
        </table:table-row>
      </table:table>
      <text:p text:style-name="P4">2. 7:11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4">יוֹם לִבְנוֹת</text:p>
            <text:p text:style-name="P24">*גְּדֵרָיִ</text:p>
            <text:p text:style-name="P24">יוֹם הַהוּא יִרְחַק־חֹק</text:p>
          </table:table-cell>
        </table:table-row>
        <table:table-row>
          <table:table-cell table:style-name="表15.A2" office:value-type="string">
            <text:p text:style-name="P13">the day / in to build / thy inclosure / the day / the this / to remove / an appointment</text:p>
          </table:table-cell>
        </table:table-row>
      </table:table>
      <text:p text:style-name="P4">3. 7:1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4">יוֹם הוּא </text:p>
            <text:p text:style-name="P24">*וְעָדֶי</text:p>
            <text:p text:style-name="P24">יָבוֹא לְמִנִּי אַשּׁוּר וְעָרֵי</text:p>
            <text:p text:style-name="P24"><text:s/>מָצוֹר וּלְמִנִּי מָצוֹר וְעַד־נָהָר</text:p>
            <text:p text:style-name="P24"><text:s/>וְיָם מִיָּם וְהַר הָהָר</text:p>
          </table:table-cell>
        </table:table-row>
        <table:table-row>
          <table:table-cell table:style-name="表16.A2" office:value-type="string">
            <text:p text:style-name="P13">the day / he</text:p>
            <text:p text:style-name="P13">as far as thee</text:p>
            <text:p text:style-name="P13">to go,come / towards from ~ l'miNiy / Ashshur / and cities / </text:p>
            <text:p text:style-name="P13">a mound / and towards from / a mound / as far as a stream</text:p>
            <text:p text:style-name="P13">and sea / from sea / and a mountain / the mountain</text:p>
          </table:table-cell>
        </table:table-row>
      </table:table>
      <text:p text:style-name="P5"/>
      <text:p text:style-name="P11"><text:span text:style-name="T3">[next] </text:span><text:span text:style-name="T4">7:13</text:span></text:p>
      <text:p text:style-name="Text_20_body"/>
      <text:p text:style-name="P9">[/  20191207_092636]</text:p>
      <text:p text:style-name="Text_20_body"/>
      <text:p text:style-name="P10"/>
      <text:p text:style-name="P3">------------------------------------------------------------</text:p>
      <text:p text:style-name="P8">[20191208_080402]</text:p>
      <text:p text:style-name="Text_20_body"/>
      <text:p text:style-name="P11"><text:soft-page-break/><text:span text:style-name="T1">1. </text:span><text:span text:style-name="T2">XX:XX</text:span></text:p>
      <text:p text:style-name="P4">1. 7:13</text:p>
      <table:table table:name="表17" table:style-name="表17">
        <table:table-column table:style-name="表17.A"/>
        <table:table-row>
          <table:table-cell table:style-name="表17.A1" office:value-type="string">
            <text:p text:style-name="P24">וְהָיְתָה הָאָרֶץ לִשְׁמָמָה עַל־יֹשְׁבֶיהָ </text:p>
            <text:p text:style-name="P24">מִפְּרִי מַעַלְלֵיהֶם ס</text:p>
          </table:table-cell>
        </table:table-row>
        <table:table-row>
          <table:table-cell table:style-name="表17.A2" office:value-type="string">
            <text:p text:style-name="P13">to come to pass / the land / towards devastation / above – to dwell thereof</text:p>
            <text:p text:style-name="P13"><text:s/>from fruit / their act</text:p>
          </table:table-cell>
        </table:table-row>
      </table:table>
      <text:p text:style-name="P4">2. 7:14</text:p>
      <table:table table:name="表18" table:style-name="表18">
        <table:table-column table:style-name="表18.A"/>
        <table:table-row>
          <table:table-cell table:style-name="表18.A1" office:value-type="string">
            <text:p text:style-name="P24">רְעֵה</text:p>
            <text:p text:style-name="P24">*עַמְּ</text:p>
            <text:p text:style-name="P24">*בְשִׁבְטֶ</text:p>
            <text:p text:style-name="P24"><text:s/>צֹאן</text:p>
            <text:p text:style-name="P24">*נַחֲלָתֶ</text:p>
            <text:p text:style-name="P24">שֹׁכְנִי לְבָדָד יַעַר</text:p>
            <text:p text:style-name="P24">*בְּתוֹ</text:p>
            <text:p text:style-name="P24">כַּרְמֶל יִרְעוּ בָשָׁן וְגִלְעָד כִּימֵי עוֹלָם</text:p>
          </table:table-cell>
        </table:table-row>
        <table:table-row>
          <table:table-cell table:style-name="表18.A2" office:value-type="string">
            <text:p text:style-name="P13">to tend</text:p>
            <text:p text:style-name="P13">thy people</text:p>
            <text:p text:style-name="P13">with thy stick</text:p>
            <text:p text:style-name="P13">a flock</text:p>
            <text:p text:style-name="P13">thy inherited</text:p>
            <text:p text:style-name="P13">to reside / in sep<text:span text:style-name="T7">arate / a forest</text:span></text:p>
            <text:p text:style-name="P15">in the center</text:p>
            <text:p text:style-name="P15">Karmel / to tend / Bashan / and Gilan / like a day / eternity</text:p>
          </table:table-cell>
        </table:table-row>
      </table:table>
      <text:p text:style-name="P5"/>
      <text:p text:style-name="P11"><text:span text:style-name="T3">[next] </text:span><text:span text:style-name="T4">7:15</text:span></text:p>
      <text:p text:style-name="Text_20_body"/>
      <text:p text:style-name="P9">[/  20191208_092413]</text:p>
      <text:p text:style-name="Text_20_body"/>
      <text:p text:style-name="P10"><text:soft-page-break/></text:p>
      <text:p text:style-name="P3">------------------------------------------------------------</text:p>
      <text:p text:style-name="P8">[20191211_073449]</text:p>
      <text:p text:style-name="Text_20_body"/>
      <text:p text:style-name="P11"><text:span text:style-name="T1">1. </text:span><text:span text:style-name="T2">XX:XX</text:span></text:p>
      <text:p text:style-name="P4">1. 7:15</text:p>
      <table:table table:name="表19" table:style-name="表19">
        <table:table-column table:style-name="表19.A"/>
        <table:table-row>
          <table:table-cell table:style-name="表19.A1" office:value-type="string">
            <text:p text:style-name="P24">כִּימֵי</text:p>
            <text:p text:style-name="P24">*צֵאתְ</text:p>
            <text:p text:style-name="P24">מֵאֶרֶץ מִצְרָיִם אַרְאֶנּוּ נִפְלָאוֹת</text:p>
          </table:table-cell>
        </table:table-row>
        <table:table-row>
          <table:table-cell table:style-name="表19.A2" office:value-type="string">
            <text:p text:style-name="P13">according to days</text:p>
            <text:p text:style-name="P13">your to go out</text:p>
            <text:p text:style-name="P13">from the land / Mitsrajm / to show him / wonderful</text:p>
          </table:table-cell>
        </table:table-row>
      </table:table>
      <text:p text:style-name="P4">2. 7:16</text:p>
      <table:table table:name="表20" table:style-name="表20">
        <table:table-column table:style-name="表20.A"/>
        <table:table-row>
          <table:table-cell table:style-name="表20.A1" office:value-type="string">
            <text:p text:style-name="P24">יִרְאוּ גוֹיִם וְיֵבֹשׁוּ מִכֹּל </text:p>
            <text:p text:style-name="P24">גְּבוּרָתָם יָשִׂימוּ יָד עַל־פֶּה </text:p>
            <text:p text:style-name="P24">אָזְנֵיהֶם תֶּחֱרַשְׁנָה</text:p>
          </table:table-cell>
        </table:table-row>
        <table:table-row>
          <table:table-cell table:style-name="表20.A2" office:value-type="string">
            <text:p text:style-name="P13">to see / Gentiles / to be ashamed / from all</text:p>
            <text:p text:style-name="P13">their victories / to put / a hand / upon mouth</text:p>
            <text:p text:style-name="P13">their ears / to be deaf</text:p>
          </table:table-cell>
        </table:table-row>
      </table:table>
      <text:p text:style-name="P5"/>
      <text:p text:style-name="P11"><text:span text:style-name="T3">[next] </text:span><text:span text:style-name="T4">7:17</text:span></text:p>
      <text:p text:style-name="Text_20_body"/>
      <text:p text:style-name="P9">[/  20191211_08110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2_092720]</text:p>
      <text:p text:style-name="Text_20_body"><text:soft-page-break/></text:p>
      <text:p text:style-name="P11"><text:span text:style-name="T1">1. </text:span><text:span text:style-name="T2">XX:XX</text:span></text:p>
      <text:p text:style-name="P4">1. 7:17</text:p>
      <table:table table:name="表21" table:style-name="表21">
        <table:table-column table:style-name="表21.A"/>
        <table:table-row>
          <table:table-cell table:style-name="表21.A1" office:value-type="string">
            <text:p text:style-name="P24">יְלַחֲכוּ עָפָר כַּנָּחָשׁ כְּזֹחֲלֵי</text:p>
            <text:p text:style-name="P24"><text:s/>אֶרֶץ יִרְגְּזוּ מִמִּסְגְּרֹתֵיהֶם אֶל־יְהוָה</text:p>
            <text:p text:style-name="P24"><text:s/>אֱלֹהֵינוּ יִפְחָדוּ וְיִרְאוּ מִמֶּךָּ</text:p>
          </table:table-cell>
        </table:table-row>
        <table:table-row>
          <table:table-cell table:style-name="表21.A2" office:value-type="string">
            <text:p text:style-name="P13">to lick / dust / like a snake / to crawl</text:p>
            <text:p text:style-name="P13">the earth / to quiver / from their stronghold / towards Jehovah</text:p>
            <text:p text:style-name="P13">out gods / to be startled / and to fear / out of thee</text:p>
          </table:table-cell>
        </table:table-row>
      </table:table>
      <text:p text:style-name="P4">2. 7:18</text:p>
      <table:table table:name="表22" table:style-name="表22">
        <table:table-column table:style-name="表22.A"/>
        <table:table-row>
          <table:table-cell table:style-name="表22.A1" office:value-type="string">
            <text:p text:style-name="P24">מִי־אֵל</text:p>
            <text:p text:style-name="P24">*כָּמוֹ</text:p>
            <text:p text:style-name="P24">נֹשֵׂא עָוֹן וְעֹבֵר עַל־פֶּשַׁע </text:p>
            <text:p text:style-name="P24">לִשְׁאֵרִית נַחֲלָתוֹ לֹא־הֶחֱזִיק לָעַד </text:p>
            <text:p text:style-name="P24">אַפּוֹ כִּי־חָפֵץ חֶסֶד הוּא</text:p>
          </table:table-cell>
        </table:table-row>
        <table:table-row>
          <table:table-cell table:style-name="表22.A2" office:value-type="string">
            <text:p text:style-name="P13">who? almighty</text:p>
            <text:p text:style-name="P13">thu<text:span text:style-name="T7">s thee</text:span></text:p>
            <text:p text:style-name="P13"><text:span text:style-name="T7">to lift / evil ~ </text:span><text:span text:style-name="T11">A</text:span><text:span text:style-name="T7">:won / and to cross over / upon a revolt</text:span></text:p>
            <text:p text:style-name="P15">towards a remainder / his inherited / not to be strong / in perpetuaty</text:p>
            <text:p text:style-name="P15">his nose / for – to be pleased / kindness / he</text:p>
          </table:table-cell>
        </table:table-row>
      </table:table>
      <text:p text:style-name="P5"/>
      <text:p text:style-name="P11"><text:span text:style-name="T3">[next] </text:span><text:span text:style-name="T4">7:19</text:span></text:p>
      <text:p text:style-name="Text_20_body"/>
      <text:p text:style-name="P9">[/  20191212_094843]</text:p>
      <text:p text:style-name="Text_20_body"/>
      <text:p text:style-name="P10"/>
      <text:p text:style-name="P3">------------------------------------------------------------</text:p>
      <text:p text:style-name="P8">[20191213_085446]</text:p>
      <text:p text:style-name="Text_20_body"><text:soft-page-break/></text:p>
      <text:p text:style-name="P11"><text:span text:style-name="T1">1. </text:span><text:span text:style-name="T2">XX:XX</text:span></text:p>
      <text:p text:style-name="P4">1. 7:19</text:p>
      <table:table table:name="表23" table:style-name="表23">
        <table:table-column table:style-name="表23.A"/>
        <table:table-row>
          <table:table-cell table:style-name="表23.A1" office:value-type="string">
            <text:p text:style-name="P24">יָשׁוּב יְרַחֲמֵנוּ יִכְבֹּשׁ עֲוֹנֹתֵינוּ</text:p>
            <text:p text:style-name="P24">*וְתַשְׁלִי</text:p>
            <text:p text:style-name="P24">בִּמְצֻלוֹת יָם כָּל־חַטֹּאותָם</text:p>
          </table:table-cell>
        </table:table-row>
        <table:table-row>
          <table:table-cell table:style-name="表23.A2" office:value-type="string">
            <text:p text:style-name="P13">return / to love us / to subjugate ~ yix'bosh / our evil ~ <text:span text:style-name="T12">A</text:span>`wonothe:ynu:</text:p>
            <text:p text:style-name="P13">and to cast away</text:p>
            <text:p text:style-name="P13">towards the depth ~ bi'm'tsulo:th / ya:m ~ sea / all their offences ~ ka:l-chat^owtha:'m</text:p>
          </table:table-cell>
        </table:table-row>
      </table:table>
      <text:p text:style-name="P4">2. 7:20</text:p>
      <table:table table:name="表24" table:style-name="表24">
        <table:table-column table:style-name="表24.A"/>
        <table:table-row>
          <table:table-cell table:style-name="表24.A1" office:value-type="string">
            <text:p text:style-name="P24">תִּתֵּן אֱמֶת לְיַעֲקֹב חֶסֶד </text:p>
            <text:p text:style-name="P24">לְאַבְרָהָם אֲשֶׁר־נִשְׁבַּעְתָּ לַאֲבֹתֵינוּ מִימֵי קֶדֶם</text:p>
          </table:table-cell>
        </table:table-row>
        <table:table-row>
          <table:table-cell table:style-name="表24.A2" office:value-type="string">
            <text:p text:style-name="P13">to give / trustworthiness / towards Jacob / kindness</text:p>
            <text:p text:style-name="P13">towards Abraham / who,which / swear / towards / our fathers / from days / antiquity</text:p>
          </table:table-cell>
        </table:table-row>
      </table:table>
      <text:p text:style-name="P5"/>
      <text:p text:style-name="P11"><text:span text:style-name="T3">[next] </text:span><text:span text:style-name="T4">hahom</text:span></text:p>
      <text:p text:style-name="Text_20_body"/>
      <text:p text:style-name="P9">[/  20191213_092606]</text:p>
      <text:p text:style-name="Text_20_body"/>
      <text:p text:style-name="P10"/>
      <text:p text:style-name="P3">------------------------------------------------------------</text:p>
      <text:p text:style-name="P8">[20191215_092810]</text:p>
      <text:p text:style-name="Text_20_body"/>
      <text:p text:style-name="P11"><text:span text:style-name="T1">1. </text:span><text:span text:style-name="T2">1:1</text:span></text:p>
      <text:p text:style-name="P4">1. </text:p>
      <table:table table:name="表25" table:style-name="表25">
        <table:table-column table:style-name="表25.A"/>
        <table:table-row>
          <table:table-cell table:style-name="表25.A1" office:value-type="string">
            <text:p text:style-name="P24">מַשָּׂא נִינְוֵה סֵפֶר חֲזוֹן נַחוּם הָאֶלְקֹשִׁי</text:p>
          </table:table-cell>
        </table:table-row>
        <text:soft-page-break/>
        <table:table-row>
          <table:table-cell table:style-name="表25.A2" office:value-type="string">
            <text:p text:style-name="P13">burden / ninwe / writing / revelation / nahom / elqoshite</text:p>
          </table:table-cell>
        </table:table-row>
      </table:table>
      <text:p text:style-name="P4">2. 1:2</text:p>
      <table:table table:name="表26" table:style-name="表26">
        <table:table-column table:style-name="表26.A"/>
        <table:table-row>
          <table:table-cell table:style-name="表26.A1" office:value-type="string">
            <text:p text:style-name="P24">אֵל קַנּוֹא וְנֹקֵם יְהוָה </text:p>
            <text:p text:style-name="P24">נֹקֵם יְהוָה וּבַעַל חֵמָה </text:p>
            <text:p text:style-name="P24">נֹקֵם יְהוָה לְצָרָיו וְנוֹטֵר </text:p>
            <text:p text:style-name="P24">הוּא לְאֹיְבָיו</text:p>
          </table:table-cell>
        </table:table-row>
        <table:table-row>
          <table:table-cell table:style-name="表26.A2" office:value-type="string">
            <text:p text:style-name="P13">deity / jealous / revenge / jehovah</text:p>
            <text:p text:style-name="P13">revenge / jehovah / and a master / anger</text:p>
            <text:p text:style-name="P13">revenge / jehovah / to his adversary / to guard</text:p>
            <text:p text:style-name="P13">she,it / towards his adversary</text:p>
          </table:table-cell>
        </table:table-row>
      </table:table>
      <text:p text:style-name="P5"/>
      <text:p text:style-name="P11"><text:span text:style-name="T3">[next] </text:span><text:span text:style-name="T4">1:3</text:span></text:p>
      <text:p text:style-name="Text_20_body"/>
      <text:p text:style-name="P9">[/  20191215_093932]</text:p>
      <text:p text:style-name="Text_20_body"/>
      <text:p text:style-name="P10"/>
      <text:p text:style-name="P3">------------------------------------------------------------</text:p>
      <text:p text:style-name="P8">[20191216_095809]</text:p>
      <text:p text:style-name="Text_20_body"/>
      <text:p text:style-name="P11"><text:span text:style-name="T1">1. </text:span><text:span text:style-name="T2">1:3</text:span></text:p>
      <text:p text:style-name="P4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24">יְהוָֹה</text:p>
            <text:p text:style-name="P24">*אֶרֶ</text:p>
            <text:p text:style-name="P24">אַפַּיִם *וּגְדוֹל־ [וּגְדָל־]כֹּחַ וְנַקֵּה </text:p>
            <text:p text:style-name="P24">לֹא יְנַקֶּה יְהוָה בְּסוּפָה </text:p>
            <text:p text:style-name="P24">וּבִשְׂעָרָה דַּרְכּוֹ וְעָנָן אֲבַק רַגְלָיו</text:p>
          </table:table-cell>
        </table:table-row>
        <table:table-row>
          <table:table-cell table:style-name="表27.A2" office:value-type="string">
            <text:p text:style-name="P13">jehovah</text:p>
            <text:p text:style-name="P13"><text:soft-page-break/>erex ~ long</text:p>
            <text:p text:style-name="P13">anger / and great – vigor ~ koa_ch / to make clean</text:p>
            <text:p text:style-name="P13">not / to make clean / jehovah / in a hurricane</text:p>
            <text:p text:style-name="P13">and in a hurricane / his road / and cloud ~ w'<text:span text:style-name="T12">A</text:span>:na:n / particles / a foot ~ ragh'la:yw</text:p>
            <text:p text:style-name="P13"/>
          </table:table-cell>
        </table:table-row>
      </table:table>
      <text:p text:style-name="P4">2. 1:4</text:p>
      <table:table table:name="表28" table:style-name="表28">
        <table:table-column table:style-name="表28.A"/>
        <table:table-row>
          <table:table-cell table:style-name="表28.A1" office:value-type="string">
            <text:p text:style-name="P24"/>
          </table:table-cell>
        </table:table-row>
        <table:table-row>
          <table:table-cell table:style-name="表28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Text_20_body"/>
      <text:p text:style-name="P3">------------------------------------------------------------</text:p>
      <text:p text:style-name="P8">[20191217_073906]</text:p>
      <text:p text:style-name="Text_20_body"/>
      <text:p text:style-name="P11"><text:span text:style-name="T1">1. </text:span><text:span text:style-name="T2">XX:XX</text:span></text:p>
      <text:p text:style-name="P4">1. 1:4</text:p>
      <table:table table:name="表29" table:style-name="表29">
        <table:table-column table:style-name="表29.A"/>
        <table:table-row>
          <table:table-cell table:style-name="表29.A1" office:value-type="string">
            <text:p text:style-name="P24">גּוֹעֵר בַּיָּם וַיַּבְּשֵׁהוּ וְכָל־הַנְּהָרוֹת </text:p>
            <text:p text:style-name="P24">הֶחֱרִיב אֻמְלַל בָּשָׁן וְכַרְמֶל </text:p>
            <text:p text:style-name="P24">וּפֶרַח לְבָנוֹן אֻמְלָל</text:p>
          </table:table-cell>
        </table:table-row>
        <table:table-row>
          <table:table-cell table:style-name="表29.A2" office:value-type="string">
            <text:p text:style-name="P13">to chide / towards sea / to dry it / and all the streams</text:p>
            <text:p text:style-name="P13">to desolate / sick / Bashan / and Carmel</text:p>
            <text:p text:style-name="P13">and bloom / Lebanon / sick</text:p>
          </table:table-cell>
        </table:table-row>
      </table:table>
      <text:p text:style-name="P4">2. 1:5</text:p>
      <table:table table:name="表30" table:style-name="表30">
        <table:table-column table:style-name="表30.A"/>
        <text:soft-page-break/>
        <table:table-row>
          <table:table-cell table:style-name="表30.A1" office:value-type="string">
            <text:p text:style-name="P24">הָרִים רָעֲשׁוּ מִמֶּנּוּ וְהַגְּבָעוֹת </text:p>
            <text:p text:style-name="P24">הִתְמֹגָגוּ וַתִּשָּׂא הָאָרֶץ מִפָּנָיו </text:p>
            <text:p text:style-name="P24">וְתֵבֵל וְכָל־יֹשְׁבֵי בָהּ</text:p>
          </table:table-cell>
        </table:table-row>
        <table:table-row>
          <table:table-cell table:style-name="表30.A2" office:value-type="string">
            <text:p text:style-name="P13">mountains / to undulate / from him / and the hillock</text:p>
            <text:p text:style-name="P13">to melt / and to lift / the land / from his face</text:p>
            <text:p text:style-name="P13">and globe / and all to dwell / on her</text:p>
          </table:table-cell>
        </table:table-row>
      </table:table>
      <text:p text:style-name="P5"/>
      <text:p text:style-name="P11"><text:span text:style-name="T3">[next] </text:span><text:span text:style-name="T4">1:6</text:span></text:p>
      <text:p text:style-name="Text_20_body"/>
      <text:p text:style-name="P9">[/  20191217_081402]</text:p>
      <text:p text:style-name="Text_20_body"/>
      <text:p text:style-name="P10"/>
      <text:p text:style-name="P3">------------------------------------------------------------</text:p>
      <text:p text:style-name="P8">[20191218_111619]</text:p>
      <text:p text:style-name="Text_20_body"/>
      <text:p text:style-name="P11"><text:span text:style-name="T1">1. </text:span><text:span text:style-name="T2">XX:XX</text:span></text:p>
      <text:p text:style-name="P4">1. 1:6</text:p>
      <table:table table:name="表31" table:style-name="表31">
        <table:table-column table:style-name="表31.A"/>
        <table:table-row>
          <table:table-cell table:style-name="表31.A1" office:value-type="string">
            <text:p text:style-name="P24">לִפְנֵי זַעְמוֹ מִי יַעֲמוֹד </text:p>
            <text:p text:style-name="P24">וּמִי יָקוּם בַּחֲרוֹן אַפּוֹ </text:p>
            <text:p text:style-name="P24">חֲמָתוֹ נִתְּכָה כָאֵשׁ וְהַצֻּרִים </text:p>
            <text:p text:style-name="P24">נִתְּצוּ מִמֶּנּוּ</text:p>
          </table:table-cell>
        </table:table-row>
        <table:table-row>
          <table:table-cell table:style-name="表31.A2" office:value-type="string">
            <text:p text:style-name="P15">towards before / his fury / who ? / stand</text:p>
            <text:p text:style-name="P15">and who ? / to rise / in a burning (of anger) / his nose</text:p>
            <text:p text:style-name="P15">his heat / to flow / like fire / and the rocks</text:p>
            <text:p text:style-name="P15">to tear down / from him</text:p>
          </table:table-cell>
        </table:table-row>
      </table:table>
      <text:p text:style-name="P4">2. 1:7</text:p>
      <table:table table:name="表32" table:style-name="表32">
        <table:table-column table:style-name="表32.A"/>
        <table:table-row>
          <table:table-cell table:style-name="表32.A1" office:value-type="string">
            <text:p text:style-name="P24">טוֹב יְהוָה לְמָעוֹז בְּיוֹם </text:p>
            <text:p text:style-name="P24"><text:soft-page-break/>צָרָה וְיֹדֵעַ חֹסֵי בוֹ</text:p>
          </table:table-cell>
        </table:table-row>
        <table:table-row>
          <table:table-cell table:style-name="表32.A2" office:value-type="string">
            <text:p text:style-name="P13">d^o:v ~ good / jehovah / towards,for a fortified place / in the day</text:p>
            <text:p text:style-name="P13">trouble / w'yod^e:<text:span text:style-name="T10">A</text:span> ~ to know / to flee for protection / in him</text:p>
          </table:table-cell>
        </table:table-row>
      </table:table>
      <text:p text:style-name="P5"/>
      <text:p text:style-name="P11"><text:span text:style-name="T3">[next] </text:span><text:span text:style-name="T4">1:8</text:span></text:p>
      <text:p text:style-name="Text_20_body"/>
      <text:p text:style-name="P9">[/  20191218_113516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9_102145]</text:p>
      <text:p text:style-name="Text_20_body"/>
      <text:p text:style-name="P11"><text:span text:style-name="T1">1. </text:span><text:span text:style-name="T2">XX:XX</text:span></text:p>
      <text:p text:style-name="P4">1. 1:8</text:p>
      <table:table table:name="表33" table:style-name="表33">
        <table:table-column table:style-name="表33.A"/>
        <table:table-row>
          <table:table-cell table:style-name="表33.A1" office:value-type="string">
            <text:p text:style-name="P24">וּבְשֶׁטֶף עֹבֵר כָּלָה יַעֲשֶׂה </text:p>
            <text:p text:style-name="P24">מְקוֹמָהּ וְאֹיְבָיו יְרַדֶּף</text:p>
            <text:p text:style-name="P24">**־חֹשֶׁ</text:p>
          </table:table-cell>
        </table:table-row>
        <table:table-row>
          <table:table-cell table:style-name="表33.A2" office:value-type="string">
            <text:p text:style-name="P13">and with a flood / to cover / a completion,destruction / to do,make</text:p>
            <text:p text:style-name="P13">a locality thereof / and his adversary / to run after – the dark</text:p>
          </table:table-cell>
        </table:table-row>
      </table:table>
      <text:p text:style-name="P4">2. 1:9</text:p>
      <table:table table:name="表34" table:style-name="表34">
        <table:table-column table:style-name="表34.A"/>
        <table:table-row>
          <table:table-cell table:style-name="表34.A1" office:value-type="string">
            <text:p text:style-name="P24">מַה־תְּחַשְּׁבוּן אֶל־יְהוָה כָּלָה הוּא </text:p>
            <text:p text:style-name="P24">עֹשֶׂה לֹא־תָקוּם פַּעֲמַיִם צָרָה</text:p>
          </table:table-cell>
        </table:table-row>
        <table:table-row>
          <table:table-cell table:style-name="表34.A2" office:value-type="string">
            <text:p text:style-name="P13">what,why ? / to fabricate,think / towards – jehovah / <text:s/>a completion,destruction / he / to do,make / not – to rise up / a stroke / adversary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<text:soft-page-break/>[/  XXX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4">1. 1:10</text:p>
      <table:table table:name="表35" table:style-name="表35">
        <table:table-column table:style-name="表35.A"/>
        <table:table-row>
          <table:table-cell table:style-name="表35.A1" office:value-type="string">
            <text:p text:style-name="P24">כִּי עַד־סִירִים סְבֻכִים וּכְסָבְאָם </text:p>
            <text:p text:style-name="P24">סְבוּאִים אֻכְּלוּ כְּקַשׁ יָבֵשׁ מָלֵא</text:p>
          </table:table-cell>
        </table:table-row>
        <table:table-row>
          <table:table-cell table:style-name="表35.A2" office:value-type="string">
            <text:p text:style-name="P13">for / as far as a thorn / to entwine / and like their wine</text:p>
            <text:p text:style-name="P13">to become tipsy / to eat / like (dry) straw / dry / to be full</text:p>
          </table:table-cell>
        </table:table-row>
      </table:table>
      <text:p text:style-name="P4">2. 1:11</text:p>
      <table:table table:name="表36" table:style-name="表36">
        <table:table-column table:style-name="表36.A"/>
        <table:table-row>
          <table:table-cell table:style-name="表36.A1" office:value-type="string">
            <text:p text:style-name="P24">**מִמֵּ</text:p>
            <text:p text:style-name="P24">יָצָא חֹשֵׁב עַל־יְהוָה רָעָה </text:p>
            <text:p text:style-name="P24">יֹעֵץ בְּלִיָּעַל ס</text:p>
          </table:table-cell>
        </table:table-row>
        <table:table-row>
          <table:table-cell table:style-name="表36.A2" office:value-type="string">
            <text:p text:style-name="P13">out of thee</text:p>
            <text:p text:style-name="P13">to go out / to plot / upon,against / jehovah / evil</text:p>
            <text:p text:style-name="P13">to advise / wickedness</text:p>
          </table:table-cell>
        </table:table-row>
      </table:table>
      <text:p text:style-name="P5"/>
      <text:p text:style-name="P11"><text:span text:style-name="T3">[next] </text:span><text:span text:style-name="T4">1:12</text:span></text:p>
      <text:p text:style-name="Text_20_body"/>
      <text:p text:style-name="P9">[/  20191222_113734]</text:p>
      <text:p text:style-name="Text_20_body"/>
      <text:p text:style-name="P10"/>
      <text:p text:style-name="P3">------------------------------------------------------------</text:p>
      <text:p text:style-name="P8">[20191223_074339]</text:p>
      <text:p text:style-name="Text_20_body"><text:soft-page-break/></text:p>
      <text:p text:style-name="P11"><text:span text:style-name="T1">1. </text:span><text:span text:style-name="T2">XX:XX</text:span></text:p>
      <text:p text:style-name="P4">1. 1:12</text:p>
      <table:table table:name="表37" table:style-name="表37">
        <table:table-column table:style-name="表37.A"/>
        <table:table-row>
          <table:table-cell table:style-name="表37.A1" office:value-type="string">
            <text:p text:style-name="P24">כֹּה אָמַר יְהוָה אִם־שְׁלֵמִים וְכֵן </text:p>
            <text:p text:style-name="P24">רַבִּים וְכֵן נָגֹזּוּ וְעָבָר</text:p>
            <text:p text:style-name="P24">**וְעִנִּתִ</text:p>
            <text:p text:style-name="P24">**לֹא אֲעַנֵּ</text:p>
            <text:p text:style-name="P24">עוֹד</text:p>
          </table:table-cell>
        </table:table-row>
        <table:table-row>
          <table:table-cell table:style-name="表37.A2" office:value-type="string">
            <text:p text:style-name="P13">thu<text:span text:style-name="T7">s / to say / jehovah / whether ? - friendly / and rightly,just</text:span></text:p>
            <text:p text:style-name="P15">abundant / and rightly / to cut off / and to cross over</text:p>
            <text:p text:style-name="P15">and to depress</text:p>
            <text:p text:style-name="P15">not to depress thee</text:p>
            <text:p text:style-name="P15">again</text:p>
          </table:table-cell>
        </table:table-row>
      </table:table>
      <text:p text:style-name="P4">2. 1:13</text:p>
      <table:table table:name="表38" table:style-name="表38">
        <table:table-column table:style-name="表38.A"/>
        <table:table-row>
          <table:table-cell table:style-name="表38.A1" office:value-type="string">
            <text:p text:style-name="P24">וְעַתָּה אֶשְׁבֹּר מֹטֵהוּ</text:p>
            <text:p text:style-name="P24">**מֵעָלָיִ</text:p>
            <text:p text:style-name="P24">**וּמוֹסְרֹתַיִ</text:p>
            <text:p text:style-name="P24">אֲנַתֵּק</text:p>
          </table:table-cell>
        </table:table-row>
        <table:table-row>
          <table:table-cell table:style-name="表38.A2" office:value-type="string">
            <text:p text:style-name="P13">and this time / to burst / his yoke</text:p>
            <text:p text:style-name="P13">from above thee</text:p>
            <text:p text:style-name="P13">and thy restraint</text:p>
            <text:p text:style-name="P13">to tear off</text:p>
          </table:table-cell>
        </table:table-row>
      </table:table>
      <text:p text:style-name="P4">1. 1:14</text:p>
      <table:table table:name="表39" table:style-name="表39">
        <table:table-column table:style-name="表39.A"/>
        <table:table-row>
          <table:table-cell table:style-name="表39.A1" office:value-type="string">
            <text:p text:style-name="P24">וְצִוָּה</text:p>
            <text:p text:style-name="P24">*עָלֶי</text:p>
            <text:p text:style-name="P24"><text:s/>*יְהוָה לֹא־יִזָּרַע מִשִּׁמְ</text:p>
            <text:p text:style-name="P24"><text:soft-page-break/>*עוֹד מִבֵּית אֱלֹהֶי</text:p>
            <text:p text:style-name="P24">*אַכְרִית פֶּסֶל וּמַסֵּכָה אָשִׂים קִבְרֶ</text:p>
            <text:p text:style-name="P24">כִּי קַלּוֹתָ פ</text:p>
          </table:table-cell>
        </table:table-row>
        <table:table-row>
          <table:table-cell table:style-name="表39.A2" office:value-type="string">
            <text:p text:style-name="P13">to constitute</text:p>
            <text:p text:style-name="P13">upon thee</text:p>
            <text:p text:style-name="P13">jehovah / not to sow / from thy position</text:p>
            <text:p text:style-name="P13">again / from a house / thy gods</text:p>
            <text:p text:style-name="P13">to cut off / an idol / and a cast image / to put / thy grave</text:p>
            <text:p text:style-name="P13">for / vile</text:p>
          </table:table-cell>
        </table:table-row>
      </table:table>
      <text:p text:style-name="P4"/>
      <text:p text:style-name="P11"><text:span text:style-name="T3">[next] </text:span><text:span text:style-name="T4">1:15</text:span></text:p>
      <text:p text:style-name="Text_20_body"/>
      <text:p text:style-name="P9">[/  20191223_094901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24_094016]</text:p>
      <text:p text:style-name="Text_20_body"/>
      <text:p text:style-name="P11"><text:span text:style-name="T1">1. </text:span><text:span text:style-name="T2">XX:XX</text:span></text:p>
      <text:p text:style-name="P4">1. 1:15</text:p>
      <table:table table:name="表40" table:style-name="表40">
        <table:table-column table:style-name="表40.A"/>
        <table:table-row>
          <table:table-cell table:style-name="表40.A1" office:value-type="string">
            <text:p text:style-name="P24">הִנֵּה עַל־הֶהָרִים רַגְלֵי מְבַשֵּׂר </text:p>
            <text:p text:style-name="P24">מַשְׁמִיעַ שָׁלוֹם חָגִּי יְהוּדָה</text:p>
            <text:p text:style-name="P24">*חַגַּיִ</text:p>
            <text:p text:style-name="P24"><text:s/>*שַׁלְּמִי נְדָרָיִ</text:p>
            <text:p text:style-name="P24">כִּי לֹא יוֹסִיף עוֹד *לַעֲבוֹר־ [לַעֲבָר־]</text:p>
            <text:p text:style-name="P24">*בָּ</text:p>
            <text:p text:style-name="P24"><text:soft-page-break/>בְּלִיַּעַל כֻּלֹּה נִכְרָת</text:p>
          </table:table-cell>
        </table:table-row>
        <table:table-row>
          <table:table-cell table:style-name="表40.A2" office:value-type="string">
            <text:p text:style-name="P13">lo! / upon,against / the mountains / a foot / to announce glad news</text:p>
            <text:p text:style-name="P13">to tell / welfare</text:p>
            <text:p text:style-name="P13">a festival</text:p>
            <text:p text:style-name="P13">to be safe / thy promise</text:p>
            <text:p text:style-name="P13">for / not / to continue / still,more / to cross over / towards,on thee</text:p>
            <text:p text:style-name="P13">without profit / whole / to cut off</text:p>
          </table:table-cell>
        </table:table-row>
      </table:table>
      <text:p text:style-name="P4">2. 2:1</text:p>
      <table:table table:name="表41" table:style-name="表41">
        <table:table-column table:style-name="表41.A"/>
        <table:table-row>
          <table:table-cell table:style-name="表41.A1" office:value-type="string">
            <text:p text:style-name="P24">*עָלָה מֵפִיץ עַל־פָּנַיִ</text:p>
            <text:p text:style-name="P24">נָצוֹר מְצֻרָה צַפֵּה</text:p>
            <text:p text:style-name="P24">*־דֶרֶ</text:p>
            <text:p text:style-name="P24">חַזֵּק מָתְנַיִם אַמֵּץ כֹּחַ מְאֹד</text:p>
          </table:table-cell>
        </table:table-row>
        <table:table-row>
          <table:table-cell table:style-name="表41.A2" office:value-type="string">
            <text:p text:style-name="P13">to ascend / to dash / upon,against – thy face</text:p>
            <text:p text:style-name="P13">to guard / a mound / to observe</text:p>
            <text:p text:style-name="P13">a road</text:p>
            <text:p text:style-name="P13">to fasten / loins / to be alert / to be firm ~ ko<text:span text:style-name="T9">a</text:span>ch / wholly</text:p>
          </table:table-cell>
        </table:table-row>
      </table:table>
      <text:p text:style-name="P4">1. 2:2</text:p>
      <table:table table:name="表42" table:style-name="表42">
        <table:table-column table:style-name="表42.A"/>
        <table:table-row>
          <table:table-cell table:style-name="表42.A1" office:value-type="string">
            <text:p text:style-name="P24">כִּי שָׁב יְהוָה אֶת־גְּאוֹן </text:p>
            <text:p text:style-name="P24">יַעֲקֹב כִּגְאוֹן יִשְׂרָאֵל כִּי</text:p>
            <text:p text:style-name="P24"><text:s/>בְקָקוּם בֹּקְקִים וּזְמֹרֵיהֶם שִׁחֵתוּ</text:p>
          </table:table-cell>
        </table:table-row>
        <table:table-row>
          <table:table-cell table:style-name="表42.A2" office:value-type="string">
            <text:p text:style-name="P13">for / to turn back / jehovah / self,even – majesty</text:p>
            <text:p text:style-name="P13">jacob / like majesty / israel / for</text:p>
            <text:p text:style-name="P13">to empty them out / to empty out / and their twig / to dec<text:span text:style-name="T7">ay</text:span></text:p>
          </table:table-cell>
        </table:table-row>
      </table:table>
      <text:p text:style-name="P4"/>
      <text:p text:style-name="P11"><text:span text:style-name="T3">[next] </text:span><text:span text:style-name="T4">2:3</text:span></text:p>
      <text:p text:style-name="Text_20_body"/>
      <text:p text:style-name="P9">[/  20191224_100039]</text:p>
      <text:p text:style-name="Text_20_body"/>
      <text:p text:style-name="P10"/>
      <text:p text:style-name="P3"><text:soft-page-break/>------------------------------------------------------------</text:p>
      <text:p text:style-name="P8">[20191226_131158]</text:p>
      <text:p text:style-name="Text_20_body"/>
      <text:p text:style-name="P11"><text:span text:style-name="T1">1. </text:span><text:span text:style-name="T2">XX:XX</text:span></text:p>
      <text:p text:style-name="P4">1. <text:span text:style-name="T6">2:3</text:span></text:p>
      <table:table table:name="表44" table:style-name="表44">
        <table:table-column table:style-name="表44.A"/>
        <table:table-row>
          <table:table-cell table:style-name="表44.A1" office:value-type="string">
            <text:p text:style-name="P24">מָגֵן גִּבֹּרֵיהוּ מְאָדָּם אַנְשֵׁי־חַיִל </text:p>
            <text:p text:style-name="P24">מְתֻלָּעִים בְּאֵשׁ־פְּלָדוֹת הָרֶכֶב בְּיוֹם </text:p>
            <text:p text:style-name="P24">הֲכִינוֹ וְהַבְּרֹשִׁים הָרְעָלוּ</text:p>
          </table:table-cell>
        </table:table-row>
        <table:table-row>
          <table:table-cell table:style-name="表44.A2" office:value-type="string">
            <text:p text:style-name="P13">a shield / his warrior / to show blood / a man – valiant</text:p>
            <text:p text:style-name="P13">to crimson / in fire – armature / a vehicle / in the day</text:p>
            <text:p text:style-name="P13">his to set up / and the cypress tree / to reel</text:p>
          </table:table-cell>
        </table:table-row>
      </table:table>
      <text:p text:style-name="P4">2. <text:span text:style-name="T6">2:4</text:span></text:p>
      <table:table table:name="表45" table:style-name="表45">
        <table:table-column table:style-name="表45.A"/>
        <table:table-row>
          <table:table-cell table:style-name="表45.A1" office:value-type="string">
            <text:p text:style-name="P24">בַּחוּצוֹת יִתְהוֹלְלוּ הָרֶכֶב יִשְׁתַּקְשְׁקוּן</text:p>
            <text:p text:style-name="P24"><text:s/>בָּרְחֹבוֹת מַרְאֵיהֶן כַּלַּפִּידִם כַּבְּרָקִים יְרוֹצֵצוּ</text:p>
          </table:table-cell>
        </table:table-row>
        <table:table-row>
          <table:table-cell table:style-name="表45.A2" office:value-type="string">
            <text:p text:style-name="P13">in the outdoor / to shine / the vehicle / to seek one against another</text:p>
            <text:p text:style-name="P13">in an area / their view ~ mar<text:span text:style-name="T7">'E:i'hen / like to shine / like a lightning / to run</text:span></text:p>
          </table:table-cell>
        </table:table-row>
      </table:table>
      <text:p text:style-name="P4">3. <text:span text:style-name="T6">XX:XX</text:span></text:p>
      <table:table table:name="表46" table:style-name="表46">
        <table:table-column table:style-name="表46.A"/>
        <table:table-row>
          <table:table-cell table:style-name="表46.A1" office:value-type="string">
            <text:p text:style-name="P24">יִזְכֹּר אַדִּירָיו יִכָּשְׁלוּ *בַהֲלִכוֹתָם [בַּהֲלִיכָתָם] יְמַהֲרוּ חוֹמָתָהּ וְהֻכַן</text:p>
            <text:p text:style-name="P24">*הַסֹּכֵ</text:p>
          </table:table-cell>
        </table:table-row>
        <table:table-row>
          <table:table-cell table:style-name="表4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191226_132757]</text:p>
      <text:p text:style-name="Text_20_body"/>
      <text:p text:style-name="P10"/>
      <text:p text:style-name="Text_20_body"><text:soft-page-break/></text:p>
      <text:p text:style-name="P3">------------------------------------------------------------</text:p>
      <text:p text:style-name="P8">[20191231_153501]</text:p>
      <text:p text:style-name="Text_20_body"/>
      <text:p text:style-name="P11"><text:span text:style-name="T1">1. </text:span><text:span text:style-name="T2">XX:XX</text:span></text:p>
      <text:p text:style-name="P4">1. <text:span text:style-name="T6">2:6</text:span>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24">שַׁעֲרֵי</text:p>
            <text:p text:style-name="P24">הַנְּהָרוֹת</text:p>
            <text:p text:style-name="P24">נִפְתָּחוּ </text:p>
            <text:p text:style-name="P24">וְהַהֵיכָל </text:p>
            <text:p text:style-name="P24">נָמוֹג</text:p>
          </table:table-cell>
          <table:table-cell table:style-name="表43.B1" office:value-type="string">
            <text:p text:style-name="P25">gate</text:p>
            <text:p text:style-name="P25"/>
            <text:p text:style-name="P25">the stream</text:p>
            <text:p text:style-name="P25">to open</text:p>
            <text:p text:style-name="P25"/>
            <text:p text:style-name="P25"/>
            <text:p text:style-name="P25">the palace</text:p>
            <text:p text:style-name="P25"/>
            <text:p text:style-name="P25">to melt</text:p>
          </table:table-cell>
        </table:table-row>
        <table:table-row>
          <table:table-cell table:style-name="表43.A2" office:value-type="string">
            <text:p text:style-name="P24"/>
          </table:table-cell>
          <table:table-cell table:style-name="表43.B2" office:value-type="string">
            <text:p text:style-name="P25"/>
          </table:table-cell>
        </table:table-row>
      </table:table>
      <text:p text:style-name="P4">2. <text:span text:style-name="T6">2:7</text:span></text:p>
      <text:p text:style-name="P11"/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24">וְהֻצַּב </text:p>
            <text:p text:style-name="P24">גֻּלְּתָה </text:p>
            <text:p text:style-name="P24">הֹעֲלָתָה </text:p>
            <text:p text:style-name="P24">וְאַמְהֹתֶיהָ </text:p>
            <text:p text:style-name="P24">מְנַהֲגוֹת </text:p>
            <text:p text:style-name="P24">כְּקוֹל</text:p>
            <text:p text:style-name="P24"><text:s/>יוֹנִים </text:p>
            <text:p text:style-name="P24">מְתֹפְפֹת </text:p>
            <text:p text:style-name="P24">עַל־לִבְבֵהֶן</text:p>
          </table:table-cell>
          <table:table-cell table:style-name="表47.B1" office:value-type="string">
            <text:p text:style-name="P25">Hutsav</text:p>
            <text:p text:style-name="P25"/>
            <text:p text:style-name="P25">to denude</text:p>
            <text:p text:style-name="P25"/>
            <text:p text:style-name="P25">to ascend</text:p>
            <text:p text:style-name="P25"/>
            <text:p text:style-name="P25">her maidservant</text:p>
            <text:p text:style-name="P25"/>
            <text:p text:style-name="P25">to sigh</text:p>
            <text:p text:style-name="P25"/>
            <text:p text:style-name="P25">like a voice</text:p>
            <text:p text:style-name="P25"/>
            <text:p text:style-name="P25">a dove</text:p>
            <text:p text:style-name="P25">to drum</text:p>
            <text:p text:style-name="P25"/>
            <text:p text:style-name="P25">upon their heart</text:p>
          </table:table-cell>
        </table:table-row>
        <text:soft-page-break/>
        <table:table-row>
          <table:table-cell table:style-name="表47.A2" office:value-type="string">
            <text:p text:style-name="P24"/>
          </table:table-cell>
          <table:table-cell table:style-name="表47.B2" office:value-type="string">
            <text:p text:style-name="P25"/>
          </table:table-cell>
        </table:table-row>
      </table:table>
      <text:p text:style-name="P2"/>
      <text:p text:style-name="P12"><text:span text:style-name="T3">3. </text:span><text:span text:style-name="T5">2:8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24">וְנִינְוֵה</text:p>
            <text:p text:style-name="P24"><text:s/>כִבְרֵכַת־מַיִם </text:p>
            <text:p text:style-name="P24">מִימֵי </text:p>
            <text:p text:style-name="P24">הִיא </text:p>
            <text:p text:style-name="P24">וְהֵמָּה </text:p>
            <text:p text:style-name="P24">נָסִים </text:p>
            <text:p text:style-name="P24">עִמְדוּ</text:p>
            <text:p text:style-name="P24"><text:s/>עֲמֹדוּ </text:p>
            <text:p text:style-name="P24">וְאֵין </text:p>
            <text:p text:style-name="P24">מַפְנֶה</text:p>
          </table:table-cell>
          <table:table-cell table:style-name="表48.B1" office:value-type="string">
            <text:p text:style-name="P25">nineveh</text:p>
            <text:p text:style-name="P25"/>
            <text:p text:style-name="P25">like a resorvoir - water</text:p>
            <text:p text:style-name="P25"/>
            <text:p text:style-name="P25">from the day</text:p>
            <text:p text:style-name="P25"/>
            <text:p text:style-name="P25">he/she</text:p>
            <text:p text:style-name="P25"/>
            <text:p text:style-name="P25">and they</text:p>
            <text:p text:style-name="P25"/>
            <text:p text:style-name="P25">to vanish away</text:p>
            <text:p text:style-name="P25"/>
            <text:p text:style-name="P25">to stand</text:p>
            <text:p text:style-name="P25"/>
            <text:p text:style-name="P25">to stand</text:p>
            <text:p text:style-name="P25"/>
            <text:p text:style-name="P25">not exist</text:p>
            <text:p text:style-name="P25">to face</text:p>
          </table:table-cell>
        </table:table-row>
      </table:table>
      <text:p text:style-name="P5"/>
      <text:p text:style-name="P11"><text:span text:style-name="T3">[next] </text:span><text:span text:style-name="T4">2:9</text:span></text:p>
      <text:p text:style-name="Text_20_body"/>
      <text:p text:style-name="P9">[/  20191231_160111]</text:p>
      <text:p text:style-name="Text_20_body"/>
      <text:p text:style-name="P10"/>
      <text:p text:style-name="P3">------------------------------------------------------------</text:p>
      <text:p text:style-name="P8">[20200102_105833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9</text:span></text:p>
      <table:table table:name="表51" table:style-name="表51">
        <table:table-column table:style-name="表51.A"/>
        <table:table-column table:style-name="表51.B"/>
        <text:soft-page-break/>
        <table:table-row>
          <table:table-cell table:style-name="表51.A1" office:value-type="string">
            <text:p text:style-name="P24">בֹּזּוּ </text:p>
            <text:p text:style-name="P24">כֶסֶף </text:p>
            <text:p text:style-name="P24">בֹּזּוּ </text:p>
            <text:p text:style-name="P24">זָהָב </text:p>
            <text:p text:style-name="P24">וְאֵין </text:p>
            <text:p text:style-name="P24">קֵצֶה </text:p>
            <text:p text:style-name="P24">לַתְּכוּנָה </text:p>
            <text:p text:style-name="P24">כָּבֹד</text:p>
            <text:p text:style-name="P24"><text:s/>מִכֹּל</text:p>
            <text:p text:style-name="P24"><text:s/>כְּלִי </text:p>
            <text:p text:style-name="P24">חֶמְדָּה</text:p>
          </table:table-cell>
          <table:table-cell table:style-name="表51.B1" office:value-type="string">
            <text:p text:style-name="P25">to plunder</text:p>
            <text:p text:style-name="P25"/>
            <text:p text:style-name="P25">silver</text:p>
            <text:p text:style-name="P25"/>
            <text:p text:style-name="P25">to plunder</text:p>
            <text:p text:style-name="P25">gold</text:p>
            <text:p text:style-name="P25"/>
            <text:p text:style-name="P25">to be nothing</text:p>
            <text:p text:style-name="P25"/>
            <text:p text:style-name="P25">an extremity</text:p>
            <text:p text:style-name="P25"/>
            <text:p text:style-name="P25">structure</text:p>
            <text:p text:style-name="P25"/>
            <text:p text:style-name="P25">splendor</text:p>
            <text:p text:style-name="P25"/>
            <text:p text:style-name="P25">from all</text:p>
            <text:p text:style-name="P25"/>
            <text:p text:style-name="P25">apparatus</text:p>
            <text:p text:style-name="P25"/>
            <text:p text:style-name="P25">delight</text:p>
          </table:table-cell>
        </table:table-row>
      </table:table>
      <text:p text:style-name="P5"/>
      <text:p text:style-name="P12"><text:span text:style-name="T3">1. </text:span><text:span text:style-name="T5">2:10</text:span>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24">בּוּקָה</text:p>
            <text:p text:style-name="P24"><text:s/>וּמְבוּקָה</text:p>
            <text:p text:style-name="P24"><text:s/>וּמְבֻלָּקָה</text:p>
            <text:p text:style-name="P24"><text:s/>וְלֵב </text:p>
            <text:p text:style-name="P24">נָמֵס</text:p>
            <text:p text:style-name="P24"><text:s/>וּפִק </text:p>
            <text:p text:style-name="P24">בִּרְכַּיִם </text:p>
            <text:p text:style-name="P24">וְחַלְחָלָה</text:p>
            <text:p text:style-name="P24"><text:soft-page-break/><text:s/>בְּכָל־מָתְנַיִם</text:p>
            <text:p text:style-name="P24"><text:s/>וּפְנֵי </text:p>
            <text:p text:style-name="P24">כֻלָּם</text:p>
            <text:p text:style-name="P24"><text:s/>קִבְּצוּ</text:p>
            <text:p text:style-name="P24"><text:s/>פָארוּר</text:p>
          </table:table-cell>
          <table:table-cell table:style-name="表52.B1" office:value-type="string">
            <text:p text:style-name="P25">empty</text:p>
            <text:p text:style-name="P25"/>
            <text:p text:style-name="P25">and empty</text:p>
            <text:p text:style-name="P25"/>
            <text:p text:style-name="P25">to anihilate</text:p>
            <text:p text:style-name="P25"/>
            <text:p text:style-name="P25">and heart</text:p>
            <text:p text:style-name="P25"/>
            <text:p text:style-name="P25">to faint</text:p>
            <text:p text:style-name="P25"/>
            <text:p text:style-name="P25">and a tottering</text:p>
            <text:p text:style-name="P25"/>
            <text:p text:style-name="P25">knee</text:p>
            <text:p text:style-name="P25"/>
            <text:p text:style-name="P25">to writhe</text:p>
            <text:p text:style-name="P25"/>
            <text:p text:style-name="P25"><text:soft-page-break/></text:p>
            <text:p text:style-name="P25">with,in all – loins</text:p>
            <text:p text:style-name="P25"/>
            <text:p text:style-name="P25">and the face</text:p>
            <text:p text:style-name="P25"/>
            <text:p text:style-name="P25">all of them ~ xula:'m</text:p>
            <text:p text:style-name="P25"/>
            <text:p text:style-name="P25">to collect</text:p>
            <text:p text:style-name="P25"/>
            <text:p text:style-name="P25">a flush of anxiety ~ fa:ru: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2_1112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1</text:span></text:p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24">אַיֵּה</text:p>
            <text:p text:style-name="P24"><text:s/>מְעוֹן </text:p>
            <text:p text:style-name="P24">אֲרָיוֹת </text:p>
            <text:p text:style-name="P24">וּמִרְעֶה </text:p>
            <text:p text:style-name="P24">הוּא לַכְּפִרִים </text:p>
            <text:p text:style-name="P24">אֲשֶׁר</text:p>
            <text:p text:style-name="P24">*הָלַ</text:p>
            <text:p text:style-name="P24"><text:soft-page-break/>אַרְיֵה לָבִיא </text:p>
            <text:p text:style-name="P24">שָׁם גּוּר </text:p>
            <text:p text:style-name="P24">אַרְיֵה וְאֵין מַחֲרִיד</text:p>
          </table:table-cell>
          <table:table-cell table:style-name="表53.B1" office:value-type="string">
            <text:p text:style-name="P25">where ?</text:p>
            <text:p text:style-name="P25"/>
            <text:p text:style-name="P25">a retreat</text:p>
            <text:p text:style-name="P25"/>
            <text:p text:style-name="P25">a lion</text:p>
            <text:p text:style-name="P25"/>
            <text:p text:style-name="P25">and pasture</text:p>
            <text:p text:style-name="P25"/>
            <text:p text:style-name="P25">he,this / to,for a yound lion</text:p>
            <text:p text:style-name="P25"/>
            <text:p text:style-name="P25">who,that</text:p>
            <text:p text:style-name="P25"/>
            <text:p text:style-name="P25">to walk</text:p>
            <text:p text:style-name="P25"><text:soft-page-break/>a lion / to roar</text:p>
            <text:p text:style-name="P25"/>
            <text:p text:style-name="P25">there / a cub of lion</text:p>
            <text:p text:style-name="P25"/>
            <text:p text:style-name="P25">a lion / and not exist / to fea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4_110511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2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24">אַרְיֵה טֹרֵף </text:p>
            <text:p text:style-name="P24">בְּדֵי גֹרוֹתָיו </text:p>
            <text:p text:style-name="P24">וּמְחַנֵּק לְלִבְאֹתָיו וַיְמַלֵּא־טֶרֶף חֹרָיו וּמְעֹנֹתָיו טְרֵפָה</text:p>
          </table:table-cell>
          <table:table-cell table:style-name="表54.B1" office:value-type="string">
            <text:p text:style-name="P25">a lion / to pull to pieces</text:p>
            <text:p text:style-name="P25"/>
            <text:p text:style-name="P25">in enough / his whelps</text:p>
            <text:p text:style-name="P25"/>
            <text:p text:style-name="P25">and to choke oneself / for his lioness</text:p>
            <text:p text:style-name="P25">to fill – prey / his den</text:p>
            <text:p text:style-name="P25"/>
            <text:p text:style-name="P25">and his dwelling / prey</text:p>
          </table:table-cell>
        </table:table-row>
      </table:table>
      <text:p text:style-name="P5"/>
      <text:p text:style-name="P11"><text:span text:style-name="T3">[next] </text:span><text:span text:style-name="T4">2:13</text:span></text:p>
      <text:p text:style-name="Text_20_body"/>
      <text:p text:style-name="P9">[/  20200105_102435]</text:p>
      <text:p text:style-name="Text_20_body"/>
      <text:p text:style-name="P10"/>
      <text:p text:style-name="Text_20_body"/>
      <text:p text:style-name="P10"><text:soft-page-break/></text:p>
      <text:p text:style-name="P3">------------------------------------------------------------</text:p>
      <text:p text:style-name="P8">[20200107_10083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3</text:span>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24">הִנְנִי</text:p>
            <text:p text:style-name="P24">*אֵלַיִ</text:p>
            <text:p text:style-name="P24">נְאֻם יְהוָה צְבָאוֹת וְהִבְעַרְתִּי בֶעָשָׁן רִכְבָּהּ</text:p>
            <text:p text:style-name="P24">*וּכְפִירַיִ</text:p>
            <text:p text:style-name="P24">תֹּאכַל חָרֶב וְהִכְרַתִּי מֵאֶרֶץ</text:p>
            <text:p text:style-name="P24">*טַרְפֵּ</text:p>
            <text:p text:style-name="P24">וְלֹא־יִשָּׁמַע עוֹד קוֹל מַלְאָכֵכֵה ס</text:p>
          </table:table-cell>
          <table:table-cell table:style-name="表55.B1" office:value-type="string">
            <text:p text:style-name="P25">behold me</text:p>
            <text:p text:style-name="P25"/>
            <text:p text:style-name="P25">towards thee</text:p>
            <text:p text:style-name="P25"/>
            <text:p text:style-name="P25">saith / jehovah / mass of persons</text:p>
            <text:p text:style-name="P25"/>
            <text:p text:style-name="P25">and I will consume / towards smoke / her vehicle</text:p>
            <text:p text:style-name="P25">and your yound lion</text:p>
            <text:p text:style-name="P25">to eat / sword / and I will cut off</text:p>
            <text:p text:style-name="P25"/>
            <text:p text:style-name="P25">from the earth</text:p>
            <text:p text:style-name="P25"/>
            <text:p text:style-name="P25">thy prey</text:p>
            <text:p text:style-name="P25"/>
            <text:p text:style-name="P25">and not to hear / again / to call</text:p>
            <text:p text:style-name="P25">thy messenger</text:p>
          </table:table-cell>
        </table:table-row>
      </table:table>
      <text:p text:style-name="P5"/>
      <text:p text:style-name="P11"><text:span text:style-name="T3">[next] </text:span><text:span text:style-name="T4">3:1</text:span></text:p>
      <text:p text:style-name="Text_20_body"/>
      <text:p text:style-name="P9">[/  20200107_102225]</text:p>
      <text:p text:style-name="Text_20_body"/>
      <text:p text:style-name="P10"/>
      <text:p text:style-name="P3">------------------------------------------------------------</text:p>
      <text:p text:style-name="P8">[20200109_151428]</text:p>
      <text:p text:style-name="Text_20_body"/>
      <text:p text:style-name="P11"><text:soft-page-break/><text:span text:style-name="T1">1. </text:span><text:span text:style-name="T2">XX:XX</text:span></text:p>
      <text:p text:style-name="P12"><text:span text:style-name="T3">1. </text:span><text:span text:style-name="T5">3:1</text:span></text:p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24">הוֹי עִיר דָּמִים כֻּלָּהּ כַּחַשׁ פֶּרֶק </text:p>
            <text:p text:style-name="P24">מְלֵאָה לֹא יָמִישׁ טָרֶף</text:p>
          </table:table-cell>
          <table:table-cell table:style-name="表56.B1" office:value-type="string">
            <text:p text:style-name="P25">oh! / a city / blood / her whole</text:p>
            <text:p text:style-name="P25"/>
            <text:p text:style-name="P25">hypocracy / a fork in roads</text:p>
            <text:p text:style-name="P25"/>
            <text:p text:style-name="P25">fulfilled / not / to withdraw / the prey</text:p>
          </table:table-cell>
        </table:table-row>
      </table:table>
      <text:p text:style-name="P5"/>
      <text:p text:style-name="P12"><text:span text:style-name="T3">1. </text:span><text:span text:style-name="T5">3:2</text:span>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24">קוֹל שׁוֹט וְקוֹל </text:p>
            <text:p text:style-name="P24">רַעַשׁ אוֹפָן וְסוּס</text:p>
            <text:p text:style-name="P24"><text:s/>דֹּהֵר וּמֶרְכָּבָה</text:p>
            <text:p text:style-name="P24"><text:s/>מְרַקֵּדָה</text:p>
          </table:table-cell>
          <table:table-cell table:style-name="表57.B1" office:value-type="string">
            <text:p text:style-name="P25">a voice / a lash / and a voice</text:p>
            <text:p text:style-name="P25"/>
            <text:p text:style-name="P25">vibration / a wheel / and a horse</text:p>
            <text:p text:style-name="P25"/>
            <text:p text:style-name="P25">to move irregularly / and a chariot</text:p>
            <text:p text:style-name="P25"/>
            <text:p text:style-name="P25">to spring about</text:p>
          </table:table-cell>
        </table:table-row>
      </table:table>
      <text:p text:style-name="P5"/>
      <text:p text:style-name="P12"><text:span text:style-name="T3">1. </text:span><text:span text:style-name="T5">3:3</text:span></text:p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24">פָּרָשׁ מַעֲלֶה וְלַהַב </text:p>
            <text:p text:style-name="P24">חֶרֶב וּבְרַק חֲנִית</text:p>
            <text:p text:style-name="P24"><text:s/>וְרֹב חָלָל</text:p>
            <text:p text:style-name="P24"><text:s/>וְכֹבֶד פָּגֶר </text:p>
            <text:p text:style-name="P24">וְאֵין קֵצֶה </text:p>
            <text:p text:style-name="P24">לַגְּוִיָּה *יִכְשְׁלוּ [וְכָשְׁלוּ] בִּגְוִיָּתָם</text:p>
          </table:table-cell>
          <table:table-cell table:style-name="表58.B1" office:value-type="string">
            <text:p text:style-name="P25">a driver / to lift up/ and a polished blade</text:p>
            <text:p text:style-name="P25">a sword / and a gleam / a lance</text:p>
            <text:p text:style-name="P25"/>
            <text:p text:style-name="P25">and abundance / pierced to death</text:p>
            <text:p text:style-name="P25">and multitude / a carcase</text:p>
            <text:p text:style-name="P25"/>
            <text:p text:style-name="P25">and not exist / an extremity</text:p>
            <text:p text:style-name="P25">for a body <text:s/>/ to falter</text:p>
            <text:p text:style-name="P25"/>
            <text:p text:style-name="P25"/>
            <text:p text:style-name="P25">on their body</text:p>
          </table:table-cell>
        </table:table-row>
      </table:table>
      <text:p text:style-name="P5"/>
      <text:p text:style-name="P12"><text:span text:style-name="T3">1. </text:span><text:span text:style-name="T5">3:4</text:span></text:p>
      <table:table table:name="表59" table:style-name="表59">
        <table:table-column table:style-name="表59.A"/>
        <table:table-column table:style-name="表59.B"/>
        <text:soft-page-break/>
        <table:table-row>
          <table:table-cell table:style-name="表59.A1" office:value-type="string">
            <text:p text:style-name="P24">מֵרֹב זְנוּנֵי </text:p>
            <text:p text:style-name="P24">זוֹנָה טוֹבַת חֵן </text:p>
            <text:p text:style-name="P24">בַּעֲלַת כְּשָׁפִים הַמֹּכֶרֶת גּוֹיִם בִּזְנוּנֶיהָ וּמִשְׁפָּחוֹת בִּכְשָׁפֶיהָ</text:p>
          </table:table-cell>
          <table:table-cell table:style-name="表59.B1" office:value-type="string">
            <text:p text:style-name="P25">from abundance / to commit adultry</text:p>
            <text:p text:style-name="P25">to commit idolatry / good / graciousness</text:p>
            <text:p text:style-name="P25">mistress / magic / the to sell</text:p>
            <text:p text:style-name="P25"/>
            <text:p text:style-name="P25">Gentile / in her adultery</text:p>
            <text:p text:style-name="P25"/>
            <text:p text:style-name="P25">and family / in her magic</text:p>
          </table:table-cell>
        </table:table-row>
      </table:table>
      <text:p text:style-name="P5"/>
      <text:p text:style-name="P11"><text:span text:style-name="T3">[next] </text:span><text:span text:style-name="T4">3:5</text:span></text:p>
      <text:p text:style-name="Text_20_body"/>
      <text:p text:style-name="P9">[/  20200109_153507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>20200112_073725</text:p>
      <text:p text:style-name="P11"><text:span text:style-name="T1">1. </text:span><text:span text:style-name="T2">XX:XX</text:span></text:p>
      <text:p text:style-name="P12"><text:span text:style-name="T3">1. </text:span><text:span text:style-name="T5">3:5</text:span></text:p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24">הִנְנִי</text:p>
            <text:p text:style-name="P24"><text:s/>**אֵלַיִ</text:p>
            <text:p text:style-name="P24">נְאֻם יְהוָה צְבָאוֹת וְגִלֵּיתִי</text:p>
            <text:p text:style-name="P24">**שׁוּלַיִ</text:p>
            <text:p text:style-name="P24">**עַל־פָּנָיִ</text:p>
            <text:p text:style-name="P24">וְהַרְאֵיתִי גוֹיִם</text:p>
            <text:p text:style-name="P24">*מַעְרֵ</text:p>
            <text:p text:style-name="P24"><text:soft-page-break/>וּמַמְלָכוֹת</text:p>
            <text:p text:style-name="P24">*קְלוֹנֵ</text:p>
          </table:table-cell>
          <table:table-cell table:style-name="表60.B1" office:value-type="string">
            <text:p text:style-name="P25">behold me</text:p>
            <text:p text:style-name="P25"/>
            <text:p text:style-name="P25">towards thee</text:p>
            <text:p text:style-name="P25"/>
            <text:p text:style-name="P25">oracle / jehovah / army</text:p>
            <text:p text:style-name="P25"/>
            <text:p text:style-name="P25">and denude</text:p>
            <text:p text:style-name="P25"/>
            <text:p text:style-name="P25">thy skirt</text:p>
            <text:p text:style-name="P25"/>
            <text:p text:style-name="P25">against thy face</text:p>
            <text:p text:style-name="P25"/>
            <text:p text:style-name="P25">and to see / Gentile</text:p>
            <text:p text:style-name="P25">nude</text:p>
            <text:p text:style-name="P25"><text:soft-page-break/>and dominion</text:p>
            <text:p text:style-name="P25"/>
            <text:p text:style-name="P25">thy disgrace</text:p>
          </table:table-cell>
        </table:table-row>
      </table:table>
      <text:p text:style-name="P5"/>
      <text:p text:style-name="P12"><text:span text:style-name="T3">1. </text:span><text:span text:style-name="T5">3:6</text:span></text:p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24">וְהִשְׁלַכְתִּי</text:p>
            <text:p text:style-name="P24">**עָלַיִ</text:p>
            <text:p text:style-name="P24">שִׁקֻּצִים</text:p>
            <text:p text:style-name="P24">**וְנִבַּלְתִּי</text:p>
            <text:p text:style-name="P24">**וְשַׂמְתִּי</text:p>
            <text:p text:style-name="P24">כְּרֹאִי</text:p>
          </table:table-cell>
          <table:table-cell table:style-name="表61.B1" office:value-type="string">
            <text:p text:style-name="P25">and to throw</text:p>
            <text:p text:style-name="P25"/>
            <text:p text:style-name="P25">against thee</text:p>
            <text:p text:style-name="P25"/>
            <text:p text:style-name="P25">filthy</text:p>
            <text:p text:style-name="P25"/>
            <text:p text:style-name="P25">and I will disgrace thee</text:p>
            <text:p text:style-name="P25"/>
            <text:p text:style-name="P25">and I will put thee</text:p>
            <text:p text:style-name="P25">as a sight</text:p>
          </table:table-cell>
        </table:table-row>
      </table:table>
      <text:p text:style-name="P5"/>
      <text:p text:style-name="P12"><text:span text:style-name="T3">1. </text:span><text:span text:style-name="T5">3:7</text:span>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24">וְהָיָה כָל</text:p>
            <text:p text:style-name="P24">**רֹאַיִ</text:p>
            <text:p text:style-name="P24">יִדּוֹד</text:p>
            <text:p text:style-name="P24">**מִמֵּ</text:p>
            <text:p text:style-name="P24">וְאָמַר שָׁדְּדָה נִינְוֵה</text:p>
            <text:p text:style-name="P24"><text:s/>מִי יָנוּד לָהּ</text:p>
            <text:p text:style-name="P24"><text:s/>מֵאַיִן אֲבַקֵּשׁ</text:p>
            <text:p text:style-name="P24"><text:s/>מְנַחֲמִים</text:p>
            <text:p text:style-name="P24">**לָ</text:p>
          </table:table-cell>
          <table:table-cell table:style-name="表62.B1" office:value-type="string">
            <text:p text:style-name="P25">and to come to pass / all</text:p>
            <text:p text:style-name="P25"/>
            <text:p text:style-name="P25">to see thee</text:p>
            <text:p text:style-name="P25"/>
            <text:p text:style-name="P25">to flee</text:p>
            <text:p text:style-name="P25"/>
            <text:p text:style-name="P25">from thee</text:p>
            <text:p text:style-name="P25"/>
            <text:p text:style-name="P25">and to say / to ravage / nineve</text:p>
            <text:p text:style-name="P25"/>
            <text:p text:style-name="P25">who ? / to deplore / towards her</text:p>
            <text:p text:style-name="P25"/>
            <text:p text:style-name="P25">from where ? / to search out</text:p>
            <text:p text:style-name="P25"/>
            <text:p text:style-name="P25">to console</text:p>
            <text:p text:style-name="P25">towards thee</text:p>
          </table:table-cell>
        </table:table-row>
      </table:table>
      <text:p text:style-name="P5"/>
      <text:p text:style-name="P11"><text:soft-page-break/><text:span text:style-name="T3">[next] </text:span><text:span text:style-name="T4">XX:XX</text:span></text:p>
      <text:p text:style-name="Text_20_body"/>
      <text:p text:style-name="P9">[/  20200112_0806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8</text:span></text:p>
      <table:table table:name="表63" table:style-name="表63">
        <table:table-column table:style-name="表63.A"/>
        <table:table-column table:style-name="表63.B"/>
        <table:table-row>
          <table:table-cell table:style-name="表63.A1" office:value-type="string">
            <text:p text:style-name="P24">הֲתֵיטְבִי </text:p>
            <text:p text:style-name="P24">מִנֹּא אָמוֹן הַיֹּשְׁבָה בַּיְאֹרִים מַיִם סָבִיב </text:p>
            <text:p text:style-name="P24">לָהּ אֲשֶׁר־חֵיל </text:p>
            <text:p text:style-name="P24">יָם מִיָּם חוֹמָתָהּ</text:p>
          </table:table-cell>
          <table:table-cell table:style-name="表63.B1" office:value-type="string">
            <text:p text:style-name="P25">who,that to make well</text:p>
            <text:p text:style-name="P25"/>
            <text:p text:style-name="P25">from No / Amon / the to dwell</text:p>
            <text:p text:style-name="P25"/>
            <text:p text:style-name="P25">in Nile / waters / around</text:p>
            <text:p text:style-name="P25"/>
            <text:p text:style-name="P25">towards her / who,that – army</text:p>
            <text:p text:style-name="P25"/>
            <text:p text:style-name="P25">a sea / from a sea / her wall</text:p>
          </table:table-cell>
        </table:table-row>
      </table:table>
      <text:p text:style-name="P5"/>
      <text:p text:style-name="P12"><text:span text:style-name="T3">1. </text:span><text:span text:style-name="T5">3:9</text:span></text:p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24">כּוּשׁ עָצְמָה </text:p>
            <text:p text:style-name="P24">וּמִצְרַיִם וְאֵין</text:p>
            <text:p text:style-name="P24"><text:s/>קֵצֶה פּוּט וְלוּבִים </text:p>
            <text:p text:style-name="P24">הָיוּ </text:p>
            <text:p text:style-name="P24">**בְּעֶזְרָתֵ</text:p>
          </table:table-cell>
          <table:table-cell table:style-name="表64.B1" office:value-type="string">
            <text:p text:style-name="P25">Kush / her powerfulness</text:p>
            <text:p text:style-name="P25"/>
            <text:p text:style-name="P25">and Mitsrajim / and not exist</text:p>
            <text:p text:style-name="P25"/>
            <text:p text:style-name="P25">an extremity / Put / and Libyan</text:p>
            <text:p text:style-name="P25"/>
            <text:p text:style-name="P25">to exist</text:p>
            <text:p text:style-name="P25"/>
            <text:p text:style-name="P25">towards thy helper</text:p>
          </table:table-cell>
        </table:table-row>
      </table:table>
      <text:p text:style-name="P5"/>
      <text:p text:style-name="P12"><text:span text:style-name="T3">1. </text:span><text:span text:style-name="T5">3:10</text:span></text:p>
      <table:table table:name="表65" table:style-name="表65">
        <table:table-column table:style-name="表65.A"/>
        <table:table-column table:style-name="表65.B"/>
        <text:soft-page-break/>
        <table:table-row>
          <table:table-cell table:style-name="表65.A1" office:value-type="string">
            <text:p text:style-name="P24">גַּם־הִיא לַגֹּלָה </text:p>
            <text:p text:style-name="P24">הָלְכָה בַשֶּׁבִי גַּם </text:p>
            <text:p text:style-name="P24">עֹלָלֶיהָ יְרֻטְּשׁוּ </text:p>
            <text:p text:style-name="P24">בְּרֹאשׁ כָּל־חוּצוֹת </text:p>
            <text:p text:style-name="P24">וְעַל־נִכְבַּדֶּיהָ</text:p>
            <text:p text:style-name="P24"><text:s/>יַדּוּ גוֹרָל</text:p>
            <text:p text:style-name="P24"><text:s/>וְכָל־גְּדוֹלֶיהָ רֻתְּקוּ בַזִּקִּים</text:p>
          </table:table-cell>
          <table:table-cell table:style-name="表65.B1" office:value-type="string">
            <text:p text:style-name="P25">even,though – he,she / for exile</text:p>
            <text:p text:style-name="P25"/>
            <text:p text:style-name="P25">to walk / in exiled / even,though</text:p>
            <text:p text:style-name="P25"/>
            <text:p text:style-name="P25">her suckling / to dash down</text:p>
            <text:p text:style-name="P25"/>
            <text:p text:style-name="P25">towards head / all – to sever</text:p>
            <text:p text:style-name="P25"/>
            <text:p text:style-name="P25">and upon – to make her weighty</text:p>
            <text:p text:style-name="P25"/>
            <text:p text:style-name="P25">to throw / a lot</text:p>
            <text:p text:style-name="P25"/>
            <text:p text:style-name="P25">and all – her great / to fasten</text:p>
            <text:p text:style-name="P25"/>
            <text:p text:style-name="P25">towards a bond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3_092852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1</text:span></text:p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24">גַּם־אַתְּ תִּשְׁכְּרִי</text:p>
            <text:p text:style-name="P24"><text:s/>תְּהִי נַעֲלָמָה גַּם־אַתְּ תְּבַקְשִׁי מָעוֹז </text:p>
            <text:p text:style-name="P24">מֵאוֹיֵב</text:p>
          </table:table-cell>
          <table:table-cell table:style-name="表66.B1" office:value-type="string">
            <text:p text:style-name="P25">also – thee / to become tipsy</text:p>
            <text:p text:style-name="P25"/>
            <text:p text:style-name="P25">to become / to veil / also – thee</text:p>
            <text:p text:style-name="P25"/>
            <text:p text:style-name="P25">to search / a fortified place</text:p>
            <text:p text:style-name="P25"/>
            <text:p text:style-name="P25">from an adversary</text:p>
          </table:table-cell>
        </table:table-row>
      </table:table>
      <text:p text:style-name="P5"/>
      <text:p text:style-name="P12"><text:soft-page-break/><text:span text:style-name="T3">1. </text:span><text:span text:style-name="T5">3:12</text:span></text:p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24">**כָּל־מִבְצָרַיִ</text:p>
            <text:p text:style-name="P24">תְּאֵנִים עִם־בִּכּוּרִים אִם־יִנּוֹעוּ </text:p>
            <text:p text:style-name="P24">וְנָפְלוּ עַל־פִּי </text:p>
            <text:p text:style-name="P24">אוֹכֵל</text:p>
          </table:table-cell>
          <table:table-cell table:style-name="表67.B1" office:value-type="string">
            <text:p text:style-name="P25">all – thy fortification</text:p>
            <text:p text:style-name="P25"/>
            <text:p text:style-name="P25">the fig tree / with – the first fruits</text:p>
            <text:p text:style-name="P25"/>
            <text:p text:style-name="P25">lo,whether – to waver</text:p>
            <text:p text:style-name="P25"/>
            <text:p text:style-name="P25">and to fall / upon – mouth</text:p>
            <text:p text:style-name="P25">to eat</text:p>
          </table:table-cell>
        </table:table-row>
      </table:table>
      <text:p text:style-name="P5"/>
      <text:p text:style-name="P12"><text:span text:style-name="T3">1. </text:span><text:span text:style-name="T5">3:13</text:span></text:p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24">**הִנֵּה עַמֵּ</text:p>
            <text:p text:style-name="P24">**נָשִׁים בְּקִרְבֵּ</text:p>
            <text:p text:style-name="P24">**לְאֹיְבַיִ</text:p>
            <text:p text:style-name="P24">פָּתוֹחַ נִפְתְּחוּ שַׁעֲרֵי</text:p>
            <text:p text:style-name="P24">אַרְצֵך</text:p>
            <text:p text:style-name="P24">אָכְלָה אֵשׁ בְּרִיחָיִך</text:p>
          </table:table-cell>
          <table:table-cell table:style-name="表68.B1" office:value-type="string">
            <text:p text:style-name="P25">lo! / thy people</text:p>
            <text:p text:style-name="P25"/>
            <text:p text:style-name="P25">women / in the midst of thee</text:p>
            <text:p text:style-name="P25"/>
            <text:p text:style-name="P25">towards thine adversary</text:p>
            <text:p text:style-name="P25"/>
            <text:p text:style-name="P25">to open / to loosen / a gate</text:p>
            <text:p text:style-name="P25"/>
            <text:p text:style-name="P25">thy land</text:p>
            <text:p text:style-name="P25">to eat / fire / thy bolt ~ b'riycha:yix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4_091633]</text:p>
      <text:p text:style-name="Text_20_body"/>
      <text:p text:style-name="P10"/>
      <text:p text:style-name="P3">------------------------------------------------------------</text:p>
      <text:p text:style-name="P8">[20200116_12582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4</text:span></text:p>
      <table:table table:name="表71" table:style-name="表71">
        <table:table-column table:style-name="表71.A"/>
        <table:table-column table:style-name="表71.B"/>
        <text:soft-page-break/>
        <table:table-row>
          <table:table-cell table:style-name="表71.A1" office:value-type="string">
            <text:p text:style-name="P24">מֵי מָצוֹר שַׁאֲבִי</text:p>
            <text:p text:style-name="P24">**לָ</text:p>
            <text:p text:style-name="P24">**חַזְּקִי מִבְצָרָיִ</text:p>
            <text:p text:style-name="P24">בֹּאִי בַטִּיט </text:p>
            <text:p text:style-name="P24">וְרִמְסִי בַחֹמֶר</text:p>
            <text:p text:style-name="P24"><text:s/>הַחֲזִיקִי מַלְבֵּן</text:p>
          </table:table-cell>
          <table:table-cell table:style-name="表71.B1" office:value-type="string">
            <text:p text:style-name="P25">water / a siege / to bale up</text:p>
            <text:p text:style-name="P25"/>
            <text:p text:style-name="P25">towards thee</text:p>
            <text:p text:style-name="P25"/>
            <text:p text:style-name="P25">to fasten / thy fortification</text:p>
            <text:p text:style-name="P25"/>
            <text:p text:style-name="P25">to go,come / towards mud</text:p>
            <text:p text:style-name="P25">and to tread upon / into clay</text:p>
            <text:p text:style-name="P25"/>
            <text:p text:style-name="P25">to fasten / brickkiln</text:p>
          </table:table-cell>
        </table:table-row>
      </table:table>
      <text:p text:style-name="P5"/>
      <text:p text:style-name="P12"><text:span text:style-name="T3">2. </text:span><text:span text:style-name="T5">3:15</text:span></text:p>
      <table:table table:name="表72" table:style-name="表72">
        <table:table-column table:style-name="表72.A"/>
        <table:table-column table:style-name="表72.B"/>
        <table:table-row>
          <table:table-cell table:style-name="表72.A1" office:value-type="string">
            <text:p text:style-name="P24">**שָׁם תֹּאכְלֵ</text:p>
            <text:p text:style-name="P24">*אֵשׁ תַּכְרִיתֵ</text:p>
            <text:p text:style-name="P24">**חֶרֶב תֹּאכְלֵ</text:p>
            <text:p text:style-name="P24">כַּיָּלֶק הִתְכַּבֵּד</text:p>
            <text:p text:style-name="P24"><text:s/>כַּיֶּלֶק הִתְכַּבְּדִי </text:p>
            <text:p text:style-name="P24">כָּאַרְבֶּה</text:p>
          </table:table-cell>
          <table:table-cell table:style-name="表72.B1" office:value-type="string">
            <text:p text:style-name="P25">there / to eat thee</text:p>
            <text:p text:style-name="P25"/>
            <text:p text:style-name="P25">fire / to cut thee off</text:p>
            <text:p text:style-name="P25"/>
            <text:p text:style-name="P25">sword / to eat thee up</text:p>
            <text:p text:style-name="P25"/>
            <text:p text:style-name="P25">like a divourer / to severe</text:p>
            <text:p text:style-name="P25"/>
            <text:p text:style-name="P25">like a divourer / to sereve</text:p>
            <text:p text:style-name="P25">like a locust</text:p>
          </table:table-cell>
        </table:table-row>
      </table:table>
      <text:p text:style-name="P5"/>
      <text:p text:style-name="P12"><text:span text:style-name="T3">3. </text:span><text:span text:style-name="T5">3:16</text:span></text:p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24">**הִרְבֵּית רֹכְלַיִ</text:p>
            <text:p text:style-name="P24">מִכּוֹכְבֵי הַשָּׁמָיִם יֶלֶק פָּשַׁט וַיָּעֹף</text:p>
          </table:table-cell>
          <table:table-cell table:style-name="表73.B1" office:value-type="string">
            <text:p text:style-name="P25">to increase / thy to travel for trading</text:p>
            <text:p text:style-name="P25"/>
            <text:p text:style-name="P25">from a star / the sky / a devouerer</text:p>
            <text:p text:style-name="P25">to spread / and to fly</text:p>
          </table:table-cell>
        </table:table-row>
      </table:table>
      <text:p text:style-name="P5"/>
      <text:p text:style-name="P11"><text:span text:style-name="T3">[next] </text:span><text:span text:style-name="T4">3:17</text:span></text:p>
      <text:p text:style-name="Text_20_body"/>
      <text:p text:style-name="P9">[/  20200116_132755]</text:p>
      <text:p text:style-name="Text_20_body"><text:soft-page-break/></text:p>
      <text:p text:style-name="P10"/>
      <text:p text:style-name="P3">------------------------------------------------------------</text:p>
      <text:p text:style-name="P8">[20200117_073026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7</text:span></text:p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24">**מִנְּזָרַיִ</text:p>
            <text:p text:style-name="P24">*כָּאַרְבֶּה וְטַפְסְרַיִ</text:p>
            <text:p text:style-name="P24">כְּגוֹב גֹּבָי הַחוֹנִים בַּגְּדֵרוֹת בְּיוֹם</text:p>
            <text:p text:style-name="P24"><text:s/>קָרָה שֶׁמֶשׁ זָרְחָה וְנוֹדַד וְלֹא־נוֹדַע </text:p>
            <text:p text:style-name="P24">מְקוֹמוֹ אַיָּם</text:p>
          </table:table-cell>
          <table:table-cell table:style-name="表74.B1" office:value-type="string">
            <text:p text:style-name="P25">thy prince</text:p>
            <text:p text:style-name="P25"/>
            <text:p text:style-name="P25">like a locust / and thy governer</text:p>
            <text:p text:style-name="P25"/>
            <text:p text:style-name="P25">locust / locust / a tent</text:p>
            <text:p text:style-name="P25"/>
            <text:p text:style-name="P25">in,towards inclosure / in the day</text:p>
            <text:p text:style-name="P25"/>
            <text:p text:style-name="P25">coolness / the sun<text:span text:style-name="T7"> / irradiate</text:span></text:p>
            <text:p text:style-name="P26"/>
            <text:p text:style-name="P26">and to flee / and no recognition</text:p>
            <text:p text:style-name="P26"/>
            <text:p text:style-name="P26">his locality / where ? their</text:p>
          </table:table-cell>
        </table:table-row>
      </table:table>
      <text:p text:style-name="P5"/>
      <text:p text:style-name="P12"><text:span text:style-name="T3">2. </text:span><text:span text:style-name="T5">3:18</text:span></text:p>
      <table:table table:name="表75" table:style-name="表75">
        <table:table-column table:style-name="表75.A"/>
        <table:table-column table:style-name="表75.B"/>
        <table:table-row>
          <table:table-cell table:style-name="表75.A1" office:value-type="string">
            <text:p text:style-name="P24">*נָמוּ רֹעֶי</text:p>
            <text:p text:style-name="P24">**מֶלֶ</text:p>
            <text:p text:style-name="P24">*אַשּׁוּר יִשְׁכְּנוּ אַדִּירֶי</text:p>
            <text:p text:style-name="P24">*נָפֹשׁוּ עַמְּ</text:p>
            <text:p text:style-name="P24">עַל־הֶהָרִים </text:p>
            <text:p text:style-name="P24">וְאֵין מְקַבֵּץ</text:p>
          </table:table-cell>
          <table:table-cell table:style-name="表75.B1" office:value-type="string">
            <text:p text:style-name="P25">to slumber / thy to graze</text:p>
            <text:p text:style-name="P25"/>
            <text:p text:style-name="P25">a king</text:p>
            <text:p text:style-name="P25"/>
            <text:p text:style-name="P25">Ashshur / to reside / thy powerful</text:p>
            <text:p text:style-name="P25"/>
            <text:p text:style-name="P25">to spread / thy tribe</text:p>
            <text:p text:style-name="P25"/>
            <text:p text:style-name="P25">against mountains</text:p>
            <text:p text:style-name="P25">and not to exist / to collect</text:p>
          </table:table-cell>
        </table:table-row>
      </table:table>
      <text:p text:style-name="P5"/>
      <text:p text:style-name="P12"><text:span text:style-name="T3">3. </text:span><text:span text:style-name="T5">3:19</text:span></text:p>
      <table:table table:name="表76" table:style-name="表76">
        <table:table-column table:style-name="表76.A"/>
        <table:table-column table:style-name="表76.B"/>
        <text:soft-page-break/>
        <table:table-row>
          <table:table-cell table:style-name="表76.A1" office:value-type="string">
            <text:p text:style-name="P24">*אֵין־כֵּהָה </text:p>
            <text:p text:style-name="P24">לְשִׁבְרֶ</text:p>
            <text:p text:style-name="P24">**נַחְלָה מַכָּתֶ</text:p>
            <text:p text:style-name="P24">**כֹּל שֹׁמְעֵי שִׁמְעֲ</text:p>
            <text:p text:style-name="P24">**תָּקְעוּ כַף עָלֶי</text:p>
            <text:p text:style-name="P24">כִּי עַל־מִי לֹא־עָבְרָה **רָעָתְ</text:p>
            <text:p text:style-name="P24">תָּמִיד</text:p>
          </table:table-cell>
          <table:table-cell table:style-name="表76.B1" office:value-type="string">
            <text:p text:style-name="P25">not exist – weakening</text:p>
            <text:p text:style-name="P25"/>
            <text:p text:style-name="P25">in thy ruin</text:p>
            <text:p text:style-name="P25"/>
            <text:p text:style-name="P25">to be weak / thy wound</text:p>
            <text:p text:style-name="P25"/>
            <text:p text:style-name="P25">all / to hear / thy sound</text:p>
            <text:p text:style-name="P25"/>
            <text:p text:style-name="P25">to slap / hand / above thee</text:p>
            <text:p text:style-name="P25">for / upon who ? / not to cross</text:p>
            <text:p text:style-name="P25"/>
            <text:p text:style-name="P25">thy evil</text:p>
            <text:p text:style-name="P25"/>
            <text:p text:style-name="P25">constant</text:p>
          </table:table-cell>
        </table:table-row>
      </table:table>
      <text:p text:style-name="P5"/>
      <text:p text:style-name="P11"><text:span text:style-name="T3">[next] </text:span><text:span text:style-name="T4">4:1</text:span></text:p>
      <text:p text:style-name="Text_20_body"/>
      <text:p text:style-name="P9">[/  20200117_094020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8_072246]</text:p>
      <text:p text:style-name="Text_20_body"/>
      <text:p text:style-name="P11"><text:span text:style-name="T1">1. </text:span><text:a xlink:type="simple" xlink:href="http://www.qbible.com/hebrew-old-testament/habakkuk/1.html" text:style-name="Internet_20_link" text:visited-style-name="Visited_20_Internet_20_Link">http://www.qbible.com/hebrew-old-testament/habakkuk/1.html</text:a><text:span text:style-name="T2"> </text:span></text:p>
      <text:p text:style-name="P12"><text:span text:style-name="T3">1. </text:span><text:span text:style-name="T5">1:1</text:span></text:p>
      <table:table table:name="表77" table:style-name="表77">
        <table:table-column table:style-name="表77.A"/>
        <table:table-column table:style-name="表77.B"/>
        <table:table-row>
          <table:table-cell table:style-name="表77.A1" office:value-type="string">
            <text:p text:style-name="P24">הַמַּשָּׂא אֲשֶׁר </text:p>
            <text:p text:style-name="P24">חָזָה חֲבַקּוּק הַנָּבִיא</text:p>
          </table:table-cell>
          <table:table-cell table:style-name="表77.B1" office:value-type="string">
            <text:p text:style-name="P25">the burden / who,which</text:p>
            <text:p text:style-name="P25"/>
            <text:p text:style-name="P25">to gaze at / havakuk / the prophet</text:p>
          </table:table-cell>
        </table:table-row>
      </table:table>
      <text:p text:style-name="P5"/>
      <text:p text:style-name="P12"><text:span text:style-name="T3">2. </text:span><text:span text:style-name="T5">1:2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24">עַד־אָנָה </text:p>
            <text:p text:style-name="P24"><text:soft-page-break/>יְהוָה שִׁוַּעְתִּי </text:p>
            <text:p text:style-name="P24">לֹא תִשְׁמָע אֶזְעַק </text:p>
            <text:p text:style-name="P24">אֵלֶי</text:p>
            <text:p text:style-name="P24">**</text:p>
            <text:p text:style-name="P24">חָמָס וְלֹא תוֹשִׁיעַ</text:p>
          </table:table-cell>
          <table:table-cell table:style-name="表78.B1" office:value-type="string">
            <text:p text:style-name="P25">as far as / where,when ?</text:p>
            <text:p text:style-name="P25"><text:soft-page-break/>jehovah / to halloo for a help</text:p>
            <text:p text:style-name="P25"/>
            <text:p text:style-name="P25">not / to hear / to shriek</text:p>
            <text:p text:style-name="P25"/>
            <text:p text:style-name="P25">towards thee</text:p>
            <text:p text:style-name="P25"/>
            <text:p text:style-name="P25"/>
            <text:p text:style-name="P25">vionence / and not / to free</text:p>
          </table:table-cell>
        </table:table-row>
      </table:table>
      <text:p text:style-name="P5"/>
      <text:p text:style-name="P12"><text:span text:style-name="T3">3. </text:span><text:span text:style-name="T5">1:3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24">לָמָּה תַרְאֵנִי </text:p>
            <text:p text:style-name="P24">אָוֶן וְעָמָל</text:p>
            <text:p text:style-name="P24"><text:s/>תַּבִּיט וְשֹׁד </text:p>
            <text:p text:style-name="P24">וְחָמָס לְנֶגְדִּי </text:p>
            <text:p text:style-name="P24">וַיְהִי רִיב</text:p>
            <text:p text:style-name="P24"><text:s/>וּמָדוֹן יִשָּׂא</text:p>
          </table:table-cell>
          <table:table-cell table:style-name="表79.B1" office:value-type="string">
            <text:p text:style-name="P25">in what ? / to see me</text:p>
            <text:p text:style-name="P25"/>
            <text:p text:style-name="P25">to trouble / and to toil</text:p>
            <text:p text:style-name="P25"/>
            <text:p text:style-name="P25">to regard / and violence</text:p>
            <text:p text:style-name="P25"/>
            <text:p text:style-name="P25">and violence / towards against me</text:p>
            <text:p text:style-name="P25">and to come to pass / a contenst</text:p>
            <text:p text:style-name="P25"/>
            <text:p text:style-name="P25">and a quarrel / to lift</text:p>
          </table:table-cell>
        </table:table-row>
      </table:table>
      <text:p text:style-name="P5"/>
      <text:p text:style-name="P11"><text:span text:style-name="T3">[next] </text:span><text:span text:style-name="T4">1:4</text:span></text:p>
      <text:p text:style-name="Text_20_body"/>
      <text:p text:style-name="P9">[/  20200118_090344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9_163405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4</text:span></text:p>
      <table:table table:name="表80" table:style-name="表80">
        <table:table-column table:style-name="表80.A"/>
        <table:table-column table:style-name="表80.B"/>
        <text:soft-page-break/>
        <table:table-row>
          <table:table-cell table:style-name="表80.A1" office:value-type="string">
            <text:p text:style-name="P24">עַל־כֵּן תָּפוּג</text:p>
            <text:p text:style-name="P24"><text:s/>תּוֹרָה וְלֹא־יֵצֵא </text:p>
            <text:p text:style-name="P24">לָנֶצַח מִשְׁפָּט כִּי </text:p>
            <text:p text:style-name="P24">רָשָׁע מַכְתִּיר </text:p>
            <text:p text:style-name="P24">אֶת־הַצַּדִּיק </text:p>
            <text:p text:style-name="P24">עַל־כֵּן יֵצֵא מִשְׁפָּט מְעֻקָּל</text:p>
          </table:table-cell>
          <table:table-cell table:style-name="表80.B1" office:value-type="string">
            <text:p text:style-name="P25">above justly / to be sluggish</text:p>
            <text:p text:style-name="P25"/>
            <text:p text:style-name="P25">law / and not – to go out</text:p>
            <text:p text:style-name="P25"/>
            <text:p text:style-name="P25">into goal / a verdict / for</text:p>
            <text:p text:style-name="P25"/>
            <text:p text:style-name="P25">bad / to besiege</text:p>
            <text:p text:style-name="P25"/>
            <text:p text:style-name="P25">self,even – the just</text:p>
            <text:p text:style-name="P25"/>
            <text:p text:style-name="P25">above justly / to go out / a verdict</text:p>
            <text:p text:style-name="P25">to wrest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5</text:span></text:p>
      <text:p text:style-name="Text_20_body"/>
      <text:p text:style-name="P9">[/  20200119_164109]</text:p>
      <text:p text:style-name="Text_20_body"/>
      <text:p text:style-name="P10"/>
      <text:p text:style-name="P3">------------------------------------------------------------</text:p>
      <text:p text:style-name="P8">[20200120_090117]</text:p>
      <text:p text:style-name="Text_20_body"/>
      <text:p text:style-name="P12"><text:span text:style-name="T3">2. </text:span><text:span text:style-name="T5">1:5</text:span></text:p>
      <table:table table:name="表81" table:style-name="表81">
        <table:table-column table:style-name="表81.A"/>
        <table:table-column table:style-name="表81.B"/>
        <table:table-row>
          <table:table-cell table:style-name="表81.A1" office:value-type="string">
            <text:p text:style-name="P24">רְאוּ בַגּוֹיִם</text:p>
            <text:p text:style-name="P24"><text:s/>וְהַבִּיטוּ וְהִתַּמְּהוּ תְּמָהוּ כִּי־פֹעַל</text:p>
            <text:p text:style-name="P24"><text:s/>פֹּעֵל בִּימֵיכֶם לֹא תַאֲמִינוּ כִּי יְסֻפָּר</text:p>
          </table:table-cell>
          <table:table-cell table:style-name="表81.B1" office:value-type="string">
            <text:p text:style-name="P25">behold / at Gentile</text:p>
            <text:p text:style-name="P25"/>
            <text:p text:style-name="P25">and to regard / and to be stunned</text:p>
            <text:p text:style-name="P25">to be stunned / for – to work</text:p>
            <text:p text:style-name="P25"/>
            <text:p text:style-name="P25">to practice / in your day / not</text:p>
            <text:p text:style-name="P25"/>
            <text:p text:style-name="P25">to support / for / to inscribe</text:p>
          </table:table-cell>
        </table:table-row>
      </table:table>
      <text:p text:style-name="P5"/>
      <text:p text:style-name="P12"><text:soft-page-break/><text:span text:style-name="T3">3. </text:span><text:span text:style-name="T5">1:6</text:span></text:p>
      <table:table table:name="表82" table:style-name="表82">
        <table:table-column table:style-name="表82.A"/>
        <table:table-column table:style-name="表82.B"/>
        <table:table-row>
          <table:table-cell table:style-name="表82.A1" office:value-type="string">
            <text:p text:style-name="P24">כִּי־הִנְנִי מֵקִים </text:p>
            <text:p text:style-name="P24">אֶת־הַכַּשְׂדִּים הַגּוֹי הַמַּר וְהַנִּמְהָר </text:p>
            <text:p text:style-name="P24">הַהוֹלֵ</text:p>
            <text:p text:style-name="P24">**</text:p>
            <text:p text:style-name="P24">לְמֶרְחֲבֵי־אֶרֶץ </text:p>
            <text:p text:style-name="P24">לָרֶשֶׁת </text:p>
            <text:p text:style-name="P24">מִשְׁכָּנוֹת לֹּא־לוֹ</text:p>
          </table:table-cell>
          <table:table-cell table:style-name="表82.B1" office:value-type="string">
            <text:p text:style-name="P25">for / behold me / to rise</text:p>
            <text:p text:style-name="P25"/>
            <text:p text:style-name="P25">self,even – Kasdite / a foreign nation</text:p>
            <text:p text:style-name="P25">the bitter / and the hurry</text:p>
            <text:p text:style-name="P25"/>
            <text:p text:style-name="P25">the to walk</text:p>
            <text:p text:style-name="P25"/>
            <text:p text:style-name="P25"/>
            <text:p text:style-name="P25">towards open space – the earth</text:p>
            <text:p text:style-name="P25"/>
            <text:p text:style-name="P25">towards to occupy</text:p>
            <text:p text:style-name="P25"/>
            <text:p text:style-name="P25">residence / not towards his</text:p>
          </table:table-cell>
        </table:table-row>
      </table:table>
      <text:p text:style-name="P5"/>
      <text:p text:style-name="P5"/>
      <text:p text:style-name="P11"><text:span text:style-name="T3">[next] 1</text:span><text:span text:style-name="T4">:7</text:span></text:p>
      <text:p text:style-name="Text_20_body"/>
      <text:p text:style-name="P9">[/  20200120_091544]</text:p>
      <text:p text:style-name="Text_20_body"/>
      <text:p text:style-name="P10"/>
      <text:p text:style-name="P5"/>
      <text:p text:style-name="P3">------------------------------------------------------------</text:p>
      <text:p text:style-name="P8">[20200121_12130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7</text:span>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4">אָיֹם וְנוֹרָא הוּא</text:p>
            <text:p text:style-name="P24"><text:s/>מִמֶּנּוּ מִשְׁפָּטוֹ </text:p>
            <text:p text:style-name="P24">וּשְׂאֵתוֹ יֵצֵא</text:p>
          </table:table-cell>
          <table:table-cell table:style-name="表70.B1" office:value-type="string">
            <text:p text:style-name="P25">fri<text:span text:style-name="T7">ghtful / and to fear / he,she</text:span></text:p>
            <text:p text:style-name="P26"/>
            <text:p text:style-name="P26"/>
            <text:p text:style-name="P26">out of him / his verdict</text:p>
            <text:p text:style-name="P26">and his exaltation / to go out</text:p>
            <text:p text:style-name="P26"><text:soft-page-break/></text:p>
          </table:table-cell>
        </table:table-row>
      </table:table>
      <text:p text:style-name="P5"/>
      <text:p text:style-name="P12"><text:span text:style-name="T3">2. </text:span><text:span text:style-name="T5">1:8</text:span></text:p>
      <table:table table:name="表83" table:style-name="表83">
        <table:table-column table:style-name="表83.A"/>
        <table:table-column table:style-name="表83.B"/>
        <table:table-row>
          <table:table-cell table:style-name="表83.A1" office:value-type="string">
            <text:p text:style-name="P24">וְקַלּוּ מִנְּמֵרִים </text:p>
            <text:p text:style-name="P24">סוּסָיו וְחַדּוּ </text:p>
            <text:p text:style-name="P24">מִזְּאֵבֵי עֶרֶב </text:p>
            <text:p text:style-name="P24">וּפָשׁוּ פָּרָשָׁיו </text:p>
            <text:p text:style-name="P24">וּפָרָשָׁיו מֵרָחוֹק</text:p>
            <text:p text:style-name="P24"><text:s/>יָבֹאוּ יָעֻפוּ כְּנֶשֶׁר </text:p>
            <text:p text:style-name="P24">חָשׁ לֶאֱכוֹל</text:p>
          </table:table-cell>
          <table:table-cell table:style-name="表83.B1" office:value-type="string">
            <text:p text:style-name="P25">and swift / from leopards</text:p>
            <text:p text:style-name="P25"/>
            <text:p text:style-name="P25">its horse / and sharp</text:p>
            <text:p text:style-name="P25"/>
            <text:p text:style-name="P25">from a wolf / dusk</text:p>
            <text:p text:style-name="P25"/>
            <text:p text:style-name="P25">and to spread / its driver</text:p>
            <text:p text:style-name="P25">and its driver / from remote</text:p>
            <text:p text:style-name="P25"/>
            <text:p text:style-name="P25">to go,come / to fly / like eagle</text:p>
            <text:p text:style-name="P25"/>
            <text:p text:style-name="P25">to hurry / in to eat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9</text:span></text:p>
      <text:p text:style-name="Text_20_body"/>
      <text:p text:style-name="P9">[/  20200121_123113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9</text:span></text:p>
      <table:table table:name="表84" table:style-name="表84">
        <table:table-column table:style-name="表84.A"/>
        <table:table-column table:style-name="表84.B"/>
        <table:table-row>
          <table:table-cell table:style-name="表84.A1" office:value-type="string">
            <text:p text:style-name="P24">כֻּלֹּה לְחָמָס</text:p>
            <text:p text:style-name="P24"><text:s/>יָבוֹא מְגַמַּת </text:p>
            <text:p text:style-name="P24"><text:soft-page-break/>פְּנֵיהֶם קָדִימָה </text:p>
            <text:p text:style-name="P24">וַיֶּאֱסֹף כַּחוֹל </text:p>
            <text:p text:style-name="P24">שֶׁבִי</text:p>
          </table:table-cell>
          <table:table-cell table:style-name="表84.B1" office:value-type="string">
            <text:p text:style-name="P25">her all / towards violence</text:p>
            <text:p text:style-name="P25"/>
            <text:p text:style-name="P25">to go,come / impulse,direction</text:p>
            <text:p text:style-name="P25"/>
            <text:p text:style-name="P25"><text:soft-page-break/>their faces / her east wind</text:p>
            <text:p text:style-name="P25"/>
            <text:p text:style-name="P25">and to gather / like sand</text:p>
            <text:p text:style-name="P25"/>
            <text:p text:style-name="P25">captured</text:p>
          </table:table-cell>
        </table:table-row>
      </table:table>
      <text:p text:style-name="P5"/>
      <text:p text:style-name="P12"><text:span text:style-name="T3">2. </text:span><text:span text:style-name="T5">1:10</text:span></text:p>
      <table:table table:name="表85" table:style-name="表85">
        <table:table-column table:style-name="表85.A"/>
        <table:table-column table:style-name="表85.B"/>
        <table:table-row>
          <table:table-cell table:style-name="表85.A1" office:value-type="string">
            <text:p text:style-name="P24">וְהוּא בַּמְּלָכִים </text:p>
            <text:p text:style-name="P24">יִתְקַלָּס וְרֹזְנִים </text:p>
            <text:p text:style-name="P24">מִשְׂחָק לוֹ</text:p>
            <text:p text:style-name="P24"><text:s/>הוּא לְכָל־מִבְצָר </text:p>
            <text:p text:style-name="P24">יִשְׂחָק וַיִּצְבֹּר</text:p>
            <text:p text:style-name="P24"><text:s/>עָפָר וַיִּלְכְּדָהּ</text:p>
          </table:table-cell>
          <table:table-cell table:style-name="表85.B1" office:value-type="string">
            <text:p text:style-name="P25">and he,she / towards kings</text:p>
            <text:p text:style-name="P25"/>
            <text:p text:style-name="P25">to ridicule / and honorables</text:p>
            <text:p text:style-name="P25"/>
            <text:p text:style-name="P25">a laughing stock / towards him</text:p>
            <text:p text:style-name="P25"/>
            <text:p text:style-name="P25">he,she / towards all – fortification</text:p>
            <text:p text:style-name="P25"/>
            <text:p text:style-name="P25">to laugh / and to aggregate</text:p>
            <text:p text:style-name="P25"/>
            <text:p text:style-name="P25">dust / and to catch her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11</text:span></text:p>
      <text:p text:style-name="Text_20_body"/>
      <text:p text:style-name="P9">[/  20200122_125724]</text:p>
      <text:p text:style-name="Text_20_body"/>
      <text:p text:style-name="P10"/>
      <text:p text:style-name="P3">------------------------------------------------------------</text:p>
      <text:p text:style-name="P8">[20200123_133759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1</text:span></text:p>
      <table:table table:name="表86" table:style-name="表86">
        <table:table-column table:style-name="表86.A"/>
        <table:table-column table:style-name="表86.B"/>
        <table:table-row>
          <table:table-cell table:style-name="表86.A1" office:value-type="string">
            <text:p text:style-name="P24">אָז חָלַף רוּחַ </text:p>
            <text:p text:style-name="P24"><text:soft-page-break/>וַיַּעֲבֹר וְאָשֵׁם</text:p>
            <text:p text:style-name="P24"><text:s/>זוּ כֹחוֹ לֵאלֹהוֹ</text:p>
          </table:table-cell>
          <table:table-cell table:style-name="表86.B1" office:value-type="string">
            <text:p text:style-name="P25">at that time / to change / spirit / </text:p>
            <text:p text:style-name="P25"/>
            <text:p text:style-name="P25"/>
            <text:p text:style-name="P25"><text:soft-page-break/>and to cross over / and to be guilty</text:p>
            <text:p text:style-name="P25">this / his power / towards his gods</text:p>
          </table:table-cell>
        </table:table-row>
      </table:table>
      <text:p text:style-name="P5"/>
      <text:p text:style-name="P12"><text:span text:style-name="T3">2. </text:span><text:span text:style-name="T5">1:12</text:span></text:p>
      <table:table table:name="表87" table:style-name="表87">
        <table:table-column table:style-name="表87.A"/>
        <table:table-column table:style-name="表87.B"/>
        <table:table-row>
          <table:table-cell table:style-name="表87.A1" office:value-type="string">
            <text:p text:style-name="P24">הֲלוֹא אַתָּה </text:p>
            <text:p text:style-name="P24">מִקֶּדֶם יְהוָה אֱלֹהַי קְדֹשִׁי לֹא נָמוּת יְהוָה לְמִשְׁפָּט שַׂמְתּוֹ </text:p>
            <text:p text:style-name="P24">וְצוּר לְהוֹכִיחַ </text:p>
            <text:p text:style-name="P24">יְסַדְתּוֹ</text:p>
          </table:table-cell>
          <table:table-cell table:style-name="表87.B1" office:value-type="string">
            <text:p text:style-name="P25">who,where not / thou</text:p>
            <text:p text:style-name="P25"/>
            <text:p text:style-name="P25">from before / jehovah / my gods</text:p>
            <text:p text:style-name="P25"/>
            <text:p text:style-name="P25">my sacred / not die / jehovah</text:p>
            <text:p text:style-name="P25"/>
            <text:p text:style-name="P25">towards verdict / to put him</text:p>
            <text:p text:style-name="P25"/>
            <text:p text:style-name="P25">and an edge / towards to be right</text:p>
            <text:p text:style-name="P25"/>
            <text:p text:style-name="P25">to set him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13</text:span></text:p>
      <text:p text:style-name="Text_20_body"/>
      <text:p text:style-name="P9">[/  20200123_134945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3</text:span></text:p>
      <table:table table:name="表88" table:style-name="表88">
        <table:table-column table:style-name="表88.A"/>
        <table:table-column table:style-name="表88.B"/>
        <table:table-row>
          <table:table-cell table:style-name="表88.A1" office:value-type="string">
            <text:p text:style-name="P24">טְהוֹר עֵינַיִם מֵרְאוֹת</text:p>
            <text:p text:style-name="P24"><text:soft-page-break/><text:s/>רָע וְהַבִּיט אֶל־עָמָל לֹא תוּכָל לָמָּה</text:p>
            <text:p text:style-name="P24"><text:s/>תַבִּיט בּוֹגְדִים תַּחֲרִישׁ בְּבַלַּע רָשָׁע</text:p>
            <text:p text:style-name="P24"><text:s/>צַדִּיק מִמֶּנּוּ</text:p>
          </table:table-cell>
          <table:table-cell table:style-name="表88.B1" office:value-type="string">
            <text:p text:style-name="P25">purity / eyes / from to see</text:p>
            <text:p text:style-name="P25"/>
            <text:p text:style-name="P25"/>
            <text:p text:style-name="P25"><text:soft-page-break/>evil / and to regard / with – toil</text:p>
            <text:p text:style-name="P25"/>
            <text:p text:style-name="P25">not / be able / towards what ?</text:p>
            <text:p text:style-name="P25"/>
            <text:p text:style-name="P25">to regard / to pillage / to let alone</text:p>
            <text:p text:style-name="P25"/>
            <text:p text:style-name="P25">in to destroy / a bad person</text:p>
            <text:p text:style-name="P25"/>
            <text:p text:style-name="P25">just / from him</text:p>
          </table:table-cell>
        </table:table-row>
      </table:table>
      <text:p text:style-name="P5"/>
      <text:p text:style-name="P12"><text:span text:style-name="T3">2. </text:span><text:span text:style-name="T5">1:14</text:span></text:p>
      <table:table table:name="表89" table:style-name="表89">
        <table:table-column table:style-name="表89.A"/>
        <table:table-column table:style-name="表89.B"/>
        <table:table-row>
          <table:table-cell table:style-name="表89.A1" office:value-type="string">
            <text:p text:style-name="P24">וַתַּעֲשֶׂה אָדָם כִּדְגֵי </text:p>
            <text:p text:style-name="P24">הַיָּם כְּרֶמֶשׂ לֹא־מֹשֵׁל בּוֹ</text:p>
          </table:table-cell>
          <table:table-cell table:style-name="表89.B1" office:value-type="string">
            <text:p text:style-name="P25">and to do,make / men / like fish</text:p>
            <text:p text:style-name="P25"/>
            <text:p text:style-name="P25">river / like a reptile / not – to rule</text:p>
            <text:p text:style-name="P25"/>
            <text:p text:style-name="P25">on him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125_09434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5</text:span></text:p>
      <table:table table:name="表90" table:style-name="表90">
        <table:table-column table:style-name="表90.A"/>
        <table:table-column table:style-name="表90.B"/>
        <table:table-row>
          <table:table-cell table:style-name="表90.A1" office:value-type="string">
            <text:p text:style-name="P24">כֻּלֹּה בְּחַכָּה הֵעֲלָה <text:soft-page-break/>יְגֹרֵהוּ בְחֶרְמוֹ </text:p>
            <text:p text:style-name="P24">וְיַאַסְפֵהוּ </text:p>
            <text:p text:style-name="P24">בְּמִכְמַרְתּוֹ עַל־כֵּן </text:p>
            <text:p text:style-name="P24">יִשְׂמַח וְיָגִיל</text:p>
          </table:table-cell>
          <table:table-cell table:style-name="表90.B1" office:value-type="string">
            <text:p text:style-name="P25">all of them / in a hook / to ascend</text:p>
            <text:p text:style-name="P25"/>
            <text:p text:style-name="P25"/>
            <text:p text:style-name="P25"><text:soft-page-break/>and to drag it / in his nest</text:p>
            <text:p text:style-name="P25"/>
            <text:p text:style-name="P25">and to gather them</text:p>
            <text:p text:style-name="P25"/>
            <text:p text:style-name="P25">in their net / upon – rightly</text:p>
            <text:p text:style-name="P25"/>
            <text:p text:style-name="P25">be gleesome / and to rejoice</text:p>
          </table:table-cell>
        </table:table-row>
      </table:table>
      <text:p text:style-name="P5"/>
      <text:p text:style-name="P12"><text:span text:style-name="T3">2. </text:span><text:span text:style-name="T5">1:16</text:span></text:p>
      <table:table table:name="表91" table:style-name="表91">
        <table:table-column table:style-name="表91.A"/>
        <table:table-column table:style-name="表91.B"/>
        <table:table-row>
          <table:table-cell table:style-name="表91.A1" office:value-type="string">
            <text:p text:style-name="P24">עַל־כֵּן יְזַבֵּחַ </text:p>
            <text:p text:style-name="P24">לְחֶרְמוֹ וִיקַטֵּר לְמִכְמַרְתּוֹ כִּי </text:p>
            <text:p text:style-name="P24">בָהֵמָּה שָׁמֵן חֶלְקוֹ וּמַאֲכָלוֹ בְּרִאָה</text:p>
          </table:table-cell>
          <table:table-cell table:style-name="表91.B1" office:value-type="string">
            <text:p text:style-name="P25">upon – rightly / to slaughter</text:p>
            <text:p text:style-name="P25"/>
            <text:p text:style-name="P25">towards their net / and to smoke</text:p>
            <text:p text:style-name="P25"/>
            <text:p text:style-name="P25">towards their net / for</text:p>
            <text:p text:style-name="P25"/>
            <text:p text:style-name="P25">by them / rich / their allotment</text:p>
            <text:p text:style-name="P25"/>
            <text:p text:style-name="P25">and their eatable / fatted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126_145955]</text:p>
      <text:p text:style-name="Text_20_body"/>
      <text:p text:style-name="P10"/>
      <text:p text:style-name="P3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7</text:span></text:p>
      <table:table table:name="表92" table:style-name="表92">
        <table:table-column table:style-name="表92.A"/>
        <table:table-column table:style-name="表92.B"/>
        <table:table-row>
          <table:table-cell table:style-name="表92.A1" office:value-type="string">
            <text:p text:style-name="P24">הַעַל כֵּן יָרִיק</text:p>
            <text:p text:style-name="P24"><text:soft-page-break/><text:s/>חֶרְמוֹ וְתָמִיד </text:p>
            <text:p text:style-name="P24">לַהֲרֹג גּוֹיִם</text:p>
            <text:p text:style-name="P24"><text:s/>לֹא יַחְמוֹל ס</text:p>
          </table:table-cell>
          <table:table-cell table:style-name="表92.B1" office:value-type="string">
            <text:p text:style-name="P25">the above / justly / empty</text:p>
            <text:p text:style-name="P25"/>
            <text:p text:style-name="P25"><text:soft-page-break/></text:p>
            <text:p text:style-name="P25">their net / and to stretch</text:p>
            <text:p text:style-name="P25"/>
            <text:p text:style-name="P25">towards to smite / Gentile</text:p>
            <text:p text:style-name="P25"/>
            <text:p text:style-name="P25">not to spare</text:p>
          </table:table-cell>
        </table:table-row>
      </table:table>
      <text:p text:style-name="P5"/>
      <text:p text:style-name="P12"><text:span text:style-name="T3">2. </text:span><text:span text:style-name="T5">2:1</text:span></text:p>
      <table:table table:name="表93" table:style-name="表93">
        <table:table-column table:style-name="表93.A"/>
        <table:table-column table:style-name="表93.B"/>
        <table:table-row>
          <table:table-cell table:style-name="表93.A1" office:value-type="string">
            <text:p text:style-name="P24">עַל־מִשְׁמַרְתִּי אֶעֱמֹדָה וְאֶתְיַצְּבָה עַל־מָצוֹר</text:p>
            <text:p text:style-name="P24"><text:s/>וַאֲצַפֶּה לִרְאוֹת</text:p>
            <text:p text:style-name="P24"><text:s/>מַה־יְדַבֶּר־בִּי </text:p>
            <text:p text:style-name="P24">וּמָה אָשִׁיב</text:p>
            <text:p text:style-name="P24"><text:s/>עַל־תּוֹכַחְתִּי</text:p>
          </table:table-cell>
          <table:table-cell table:style-name="表93.B1" office:value-type="string">
            <text:p text:style-name="P25">upon – my duty / to stand</text:p>
            <text:p text:style-name="P25"/>
            <text:p text:style-name="P25">and to place / upon – a mound</text:p>
            <text:p text:style-name="P25"/>
            <text:p text:style-name="P25">and to peer into / towards to see</text:p>
            <text:p text:style-name="P25"/>
            <text:p text:style-name="P25">what,why ? - to speak – towards me</text:p>
            <text:p text:style-name="P25">and what ? / to turn back</text:p>
            <text:p text:style-name="P25"/>
            <text:p text:style-name="P25">upon – my proof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2:2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200128_09254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2</text:span></text:p>
      <table:table table:name="表94" table:style-name="表94">
        <table:table-column table:style-name="表94.A"/>
        <table:table-column table:style-name="表94.B"/>
        <table:table-row>
          <table:table-cell table:style-name="表94.A1" office:value-type="string">
            <text:p text:style-name="P24">וַיַּעֲנֵנִי יְהוָה </text:p>
            <text:p text:style-name="P24"><text:soft-page-break/>וַיֹּאמֶר כְּתוֹב חָזוֹן </text:p>
            <text:p text:style-name="P24">וּבָאֵר עַל־הַלֻּחוֹת </text:p>
            <text:p text:style-name="P24">לְמַעַן יָרוּץ קוֹרֵא </text:p>
            <text:p text:style-name="P24">בוֹ</text:p>
          </table:table-cell>
          <table:table-cell table:style-name="表94.B1" office:value-type="string">
            <text:p text:style-name="P25">and to pay attention / jehovah</text:p>
            <text:p text:style-name="P25"/>
            <text:p text:style-name="P25"><text:soft-page-break/>and to say / to write / a dream</text:p>
            <text:p text:style-name="P25"/>
            <text:p text:style-name="P25">and to engrave / upon the tablet</text:p>
            <text:p text:style-name="P25"/>
            <text:p text:style-name="P25">in order that / to run / to call out</text:p>
            <text:p text:style-name="P25"/>
            <text:p text:style-name="P25">towards him</text:p>
          </table:table-cell>
        </table:table-row>
      </table:table>
      <text:p text:style-name="P5"/>
      <text:p text:style-name="P12"><text:span text:style-name="T3">2. </text:span><text:span text:style-name="T5">2:3</text:span></text:p>
      <table:table table:name="表95" table:style-name="表95">
        <table:table-column table:style-name="表95.A"/>
        <table:table-column table:style-name="表95.B"/>
        <table:table-row>
          <table:table-cell table:style-name="表95.A1" office:value-type="string">
            <text:p text:style-name="P24">כִּי עוֹד חָזוֹן </text:p>
            <text:p text:style-name="P24">לַמּוֹעֵד</text:p>
            <text:p text:style-name="P24"><text:s/>וְיָפֵחַ לַקֵּץ</text:p>
            <text:p text:style-name="P24"><text:s/>וְלֹא יְכַזֵּב אִם־יִתְמַהְמָהּ </text:p>
            <text:p text:style-name="P24">חַכֵּה־לוֹ </text:p>
            <text:p text:style-name="P24">כִּי־בֹא יָבֹא</text:p>
            <text:p text:style-name="P24"><text:s/>לֹא יְאַחֵר</text:p>
          </table:table-cell>
          <table:table-cell table:style-name="表95.B1" office:value-type="string">
            <text:p text:style-name="P25">for / still,more / a dream</text:p>
            <text:p text:style-name="P25"/>
            <text:p text:style-name="P25">towards appointment</text:p>
            <text:p text:style-name="P25"/>
            <text:p text:style-name="P25">and to utter / towards extremity</text:p>
            <text:p text:style-name="P25"/>
            <text:p text:style-name="P25">and not / to lie / although – to be reluctant</text:p>
            <text:p text:style-name="P25"/>
            <text:p text:style-name="P25"/>
            <text:p text:style-name="P25">to adhere – towards him</text:p>
            <text:p text:style-name="P25"/>
            <text:p text:style-name="P25">for – to go,come / to go,come</text:p>
            <text:p text:style-name="P25"/>
            <text:p text:style-name="P25">not / to procrastinate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128_093842]</text:p>
      <text:p text:style-name="Text_20_body"/>
      <text:p text:style-name="P10"/>
      <text:p text:style-name="P3">------------------------------------------------------------</text:p>
      <text:p text:style-name="P8">[20200129_102039]</text:p>
      <text:p text:style-name="Text_20_body"/>
      <text:p text:style-name="P11"><text:soft-page-break/><text:span text:style-name="T1">1. </text:span><text:span text:style-name="T2">XX:XX</text:span></text:p>
      <text:p text:style-name="P12"><text:span text:style-name="T3">1. </text:span><text:span text:style-name="T5">2:4</text:span></text:p>
      <table:table table:name="表96" table:style-name="表96">
        <table:table-column table:style-name="表96.A"/>
        <table:table-column table:style-name="表96.B"/>
        <table:table-row>
          <table:table-cell table:style-name="表96.A1" office:value-type="string">
            <text:p text:style-name="P24">הִנֵּה עֻפְּלָה לֹא־יָשְׁרָה</text:p>
            <text:p text:style-name="P24"><text:s/>נַפְשׁוֹ בּוֹ וְצַדִּיק בֶּאֱמוּנָתוֹ יִחְיֶה</text:p>
          </table:table-cell>
          <table:table-cell table:style-name="表96.B1" office:value-type="string">
            <text:p text:style-name="P25">behold / to swell / not – be straight</text:p>
            <text:p text:style-name="P25"/>
            <text:p text:style-name="P25">his vitality / in him / and just</text:p>
            <text:p text:style-name="P25"/>
            <text:p text:style-name="P25">in his fidelity / to revive</text:p>
          </table:table-cell>
        </table:table-row>
      </table:table>
      <text:p text:style-name="P5"/>
      <text:p text:style-name="P12"><text:span text:style-name="T3">2. </text:span><text:span text:style-name="T5">2:5</text:span></text:p>
      <table:table table:name="表97" table:style-name="表97">
        <table:table-column table:style-name="表97.A"/>
        <table:table-column table:style-name="表97.B"/>
        <table:table-row>
          <table:table-cell table:style-name="表97.A1" office:value-type="string">
            <text:p text:style-name="P24">וְאַף כִּי־הַיַּיִן </text:p>
            <text:p text:style-name="P24">בּוֹגֵד גֶּבֶר יָהִיר</text:p>
            <text:p text:style-name="P24"><text:s/>וְלֹא יִנְוֶה אֲשֶׁר </text:p>
            <text:p text:style-name="P24">הִרְחִיב כִּשְׁאוֹל </text:p>
            <text:p text:style-name="P24">נַפְשׁוֹ וְהוּא כַמָּוֶת </text:p>
            <text:p text:style-name="P24"/>
            <text:p text:style-name="P24">וְלֹא יִשְׂבָּע וַיֶּאֱסֹף </text:p>
            <text:p text:style-name="P24">אֵלָיו כָּל־הַגּוֹיִם</text:p>
            <text:p text:style-name="P24"><text:s/>וַיִּקְבֹּץ אֵלָיו</text:p>
            <text:p text:style-name="P24"><text:s/>כָּל־הָעַמִּים</text:p>
          </table:table-cell>
          <table:table-cell table:style-name="表97.B1" office:value-type="string">
            <text:p text:style-name="P25">and also / for – the wine</text:p>
            <text:p text:style-name="P25"/>
            <text:p text:style-name="P25">to pillage / a person / arrogant</text:p>
            <text:p text:style-name="P25"/>
            <text:p text:style-name="P25">and not / to celebrate / who,what</text:p>
            <text:p text:style-name="P25"/>
            <text:p text:style-name="P25">to broaden / like hades</text:p>
            <text:p text:style-name="P25"/>
            <text:p text:style-name="P25">his vitality / and he,she / like hades</text:p>
            <text:p text:style-name="P25"/>
            <text:p text:style-name="P25">and not / to fill / and to take away</text:p>
            <text:p text:style-name="P25"/>
            <text:p text:style-name="P25">among it / all – nations</text:p>
            <text:p text:style-name="P25"/>
            <text:p text:style-name="P25">and to collects / among it</text:p>
            <text:p text:style-name="P25"/>
            <text:p text:style-name="P25">all - tribes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2:6</text:span></text:p>
      <text:p text:style-name="Text_20_body"/>
      <text:p text:style-name="P9">[/  XXX]</text:p>
      <text:p text:style-name="Text_20_body"/>
      <text:p text:style-name="P10"><text:soft-page-break/></text:p>
      <text:p text:style-name="P3">------------------------------------------------------------</text:p>
      <text:p text:style-name="P8">[20200130_10355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6</text:span></text:p>
      <table:table table:name="表98" table:style-name="表98">
        <table:table-column table:style-name="表98.A"/>
        <table:table-column table:style-name="表98.B"/>
        <table:table-row>
          <table:table-cell table:style-name="表98.A1" office:value-type="string">
            <text:p text:style-name="P24">הֲלוֹא־אֵלֶּה כֻלָּם </text:p>
            <text:p text:style-name="P24">עָלָיו מָשָׁל יִשָּׂאוּ וּמְלִיצָה חִידוֹת לוֹ וְיֹאמַר הוֹי הַמַּרְבֶּה </text:p>
            <text:p text:style-name="P24">לֹּא־לוֹ עַד־מָתַי</text:p>
            <text:p text:style-name="P24"><text:s/>וּמַכְבִּיד עָלָיו </text:p>
            <text:p text:style-name="P24">עַבְטִיט</text:p>
          </table:table-cell>
          <table:table-cell table:style-name="表98.B1" office:value-type="string">
            <text:p text:style-name="P25">because not – these / all of them</text:p>
            <text:p text:style-name="P25"/>
            <text:p text:style-name="P25">against it / a simile / to lift</text:p>
            <text:p text:style-name="P25"/>
            <text:p text:style-name="P25">and a sat<text:span text:style-name="T7">ire / a puzzle / towards him</text:span></text:p>
            <text:p text:style-name="P26">and to say / oh! / the to increase</text:p>
            <text:p text:style-name="P26"/>
            <text:p text:style-name="P26">not – towards him / as far as – to extend</text:p>
            <text:p text:style-name="P26">and to be heavy / against him</text:p>
            <text:p text:style-name="P26"/>
            <text:p text:style-name="P26">something pledged</text:p>
          </table:table-cell>
        </table:table-row>
      </table:table>
      <text:p text:style-name="P5"/>
      <text:p text:style-name="P12"><text:span text:style-name="T3">2. </text:span><text:span text:style-name="T5">X:7</text:span></text:p>
      <table:table table:name="表99" table:style-name="表99">
        <table:table-column table:style-name="表99.A"/>
        <table:table-column table:style-name="表99.B"/>
        <table:table-row>
          <table:table-cell table:style-name="表99.A1" office:value-type="string">
            <text:p text:style-name="P24">הֲלוֹא פֶתַע יָקוּמוּ </text:p>
            <text:p text:style-name="P24">נֹשְׁכֶי</text:p>
            <text:p text:style-name="P24">#</text:p>
            <text:p text:style-name="P24">וְיִקְצוּ מְזַעְזְעֶי</text:p>
            <text:p text:style-name="P24">#</text:p>
            <text:p text:style-name="P24">וְהָיִיתָ לִמְשִׁסּוֹת </text:p>
            <text:p text:style-name="P24">לָמוֹ</text:p>
          </table:table-cell>
          <table:table-cell table:style-name="表99.B1" office:value-type="string">
            <text:p text:style-name="P25">when not/ quickly / to rise</text:p>
            <text:p text:style-name="P25"/>
            <text:p text:style-name="P25">to oppress thee</text:p>
            <text:p text:style-name="P25"/>
            <text:p text:style-name="P25"/>
            <text:p text:style-name="P25">and to awake / to agitate thee</text:p>
            <text:p text:style-name="P25"/>
            <text:p text:style-name="P25"/>
            <text:p text:style-name="P25"/>
            <text:p text:style-name="P25">and to become / in,for plunder</text:p>
            <text:p text:style-name="P25"/>
            <text:p text:style-name="P25">for them</text:p>
          </table:table-cell>
        </table:table-row>
      </table:table>
      <text:p text:style-name="P5"/>
      <text:p text:style-name="P6"><text:soft-page-break/></text:p>
      <text:p text:style-name="P11"><text:span text:style-name="T3">[next] </text:span><text:span text:style-name="T4">XX:XX</text:span></text:p>
      <text:p text:style-name="Text_20_body"/>
      <text:p text:style-name="P9">[/  20200130_105136]</text:p>
      <text:p text:style-name="Text_20_body"/>
      <text:p text:style-name="P10"/>
      <text:p text:style-name="P3">------------------------------------------------------------</text:p>
      <text:p text:style-name="P8">[20200201_133805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8</text:span></text:p>
      <table:table table:name="表100" table:style-name="表100">
        <table:table-column table:style-name="表100.A"/>
        <table:table-column table:style-name="表100.B"/>
        <table:table-row>
          <table:table-cell table:style-name="表100.A1" office:value-type="string">
            <text:p text:style-name="P24">כִּי אַתָּה שַׁלּוֹתָ גּוֹיִם רַבִּים</text:p>
            <text:p text:style-name="P24"><text:s/>יְשָׁלּוּ</text:p>
            <text:p text:style-name="P24">#</text:p>
            <text:p text:style-name="P24">כָּל־יֶתֶר עַמִּים מִדְּמֵי</text:p>
            <text:p text:style-name="P24"/>
            <text:p text:style-name="P24"><text:s/>אָדָם וַחֲמַס־אֶרֶץ </text:p>
            <text:p text:style-name="P24"/>
            <text:p text:style-name="P24">קִרְיָה וְכָל־יֹשְׁבֵי בָהּ פ</text:p>
          </table:table-cell>
          <table:table-cell table:style-name="表100.B1" office:value-type="string">
            <text:p text:style-name="P25">for / thou / to plunder / many nations</text:p>
            <text:p text:style-name="P25"/>
            <text:p text:style-name="P25"/>
            <text:p text:style-name="P25">and to plunde thee</text:p>
            <text:p text:style-name="P25"/>
            <text:p text:style-name="P25"/>
            <text:p text:style-name="P25"/>
            <text:p text:style-name="P25">all remainder / flocks / out of bloodshed</text:p>
            <text:p text:style-name="P25"/>
            <text:p text:style-name="P25"/>
            <text:p text:style-name="P25">mankind / and violence of the land</text:p>
            <text:p text:style-name="P25"/>
            <text:p text:style-name="P25">a city / and all – dwell <text:s/>therein</text:p>
          </table:table-cell>
        </table:table-row>
      </table:table>
      <text:p text:style-name="P5"/>
      <text:p text:style-name="P12"><text:span text:style-name="T3">2. </text:span><text:span text:style-name="T5">X:9</text:span></text:p>
      <table:table table:name="表101" table:style-name="表101">
        <table:table-column table:style-name="表101.A"/>
        <table:table-column table:style-name="表101.B"/>
        <table:table-row>
          <table:table-cell table:style-name="表101.A1" office:value-type="string">
            <text:p text:style-name="P24">הוֹי בֹּצֵעַ בֶּצַע רָע</text:p>
            <text:p text:style-name="P24"><text:s/>לְבֵיתוֹ לָשׂוּם </text:p>
            <text:p text:style-name="P24"><text:soft-page-break/>בַּמָּרוֹם קִנּוֹ </text:p>
            <text:p text:style-name="P24">לְהִנָּצֵל מִכַּף־רָע</text:p>
          </table:table-cell>
          <table:table-cell table:style-name="表101.B1" office:value-type="string">
            <text:p text:style-name="P25">oh! / to plunder / gain / evil</text:p>
            <text:p text:style-name="P25"/>
            <text:p text:style-name="P25"/>
            <text:p text:style-name="P25">to his house / towards to put</text:p>
            <text:p text:style-name="P25"><text:soft-page-break/>at altitude / his dwelling</text:p>
            <text:p text:style-name="P25"/>
            <text:p text:style-name="P25">towards to snatch / from power - evil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:10</text:span></text:p>
      <text:p text:style-name="Text_20_body"/>
      <text:p text:style-name="P9">[/  20200201_134952]</text:p>
      <text:p text:style-name="Text_20_body"/>
      <text:p text:style-name="P10"/>
      <text:p text:style-name="P5"/>
      <text:p text:style-name="P3">------------------------------------------------------------</text:p>
      <text:p text:style-name="P8">[20200202_10363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10</text:span></text:p>
      <table:table table:name="表102" table:style-name="表102">
        <table:table-column table:style-name="表102.A"/>
        <table:table-column table:style-name="表102.B"/>
        <table:table-row>
          <table:table-cell table:style-name="表102.A1" office:value-type="string">
            <text:p text:style-name="P24">יָעַצְתָּ בֹּשֶׁת לְבֵיתֶ</text:p>
            <text:p text:style-name="P24">**</text:p>
            <text:p text:style-name="P24">קְצוֹת־עַמִּים רַבִּים וְחוֹטֵא נַפְשֶׁ</text:p>
            <text:p text:style-name="P24">**</text:p>
          </table:table-cell>
          <table:table-cell table:style-name="表102.B1" office:value-type="string">
            <text:p text:style-name="P25">to advise / shame / to thy house</text:p>
            <text:p text:style-name="P25"/>
            <text:p text:style-name="P25"/>
            <text:p text:style-name="P25"/>
            <text:p text:style-name="P25">to cut off many tribes</text:p>
            <text:p text:style-name="P25"/>
            <text:p text:style-name="P25">and to sinn / thy vitality</text:p>
          </table:table-cell>
        </table:table-row>
      </table:table>
      <text:p text:style-name="P5"/>
      <text:p text:style-name="P12"><text:span text:style-name="T3">2. </text:span><text:span text:style-name="T5">X:11</text:span></text:p>
      <table:table table:name="表103" table:style-name="表103">
        <table:table-column table:style-name="表103.A"/>
        <table:table-column table:style-name="表103.B"/>
        <table:table-row>
          <table:table-cell table:style-name="表103.A1" office:value-type="string">
            <text:p text:style-name="P24">כִּי־אֶבֶן מִקִּיר </text:p>
            <text:p text:style-name="P24">תִּזְעָק וְכָפִיס מֵעֵץ יַעֲנֶנָּה פ</text:p>
          </table:table-cell>
          <table:table-cell table:style-name="表103.B1" office:value-type="string">
            <text:p text:style-name="P25">for a stone / from a wall</text:p>
            <text:p text:style-name="P25"/>
            <text:p text:style-name="P25">to shriek / and a girder / wood</text:p>
            <text:p text:style-name="P25"/>
            <text:p text:style-name="P25">to heed</text:p>
          </table:table-cell>
        </table:table-row>
      </table:table>
      <text:p text:style-name="P4"><text:soft-page-break/></text:p>
      <text:p text:style-name="P12"><text:span text:style-name="T3">3. </text:span><text:span text:style-name="T5">X:12</text:span></text:p>
      <table:table table:name="表104" table:style-name="表104">
        <table:table-column table:style-name="表104.A"/>
        <table:table-column table:style-name="表104.B"/>
        <table:table-row>
          <table:table-cell table:style-name="表104.A1" office:value-type="string">
            <text:p text:style-name="P24">הוֹי בֹּנֶה עִיר בְּדָמִים וְכוֹנֵן קִרְיָה בְּעַוְלָה</text:p>
          </table:table-cell>
          <table:table-cell table:style-name="表104.B1" office:value-type="string">
            <text:p text:style-name="P25">oh! / to build / a city / in bloodshed</text:p>
            <text:p text:style-name="P25">and to set up / a city / with evil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13</text:span></text:p>
      <text:p text:style-name="Text_20_body"/>
      <text:p text:style-name="P9">[/  20200202_104853]</text:p>
      <text:p text:style-name="Text_20_body"/>
      <text:p text:style-name="P10"/>
      <text:p text:style-name="P3">------------------------------------------------------------</text:p>
      <text:p text:style-name="P8">[20200203_102816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13</text:span></text:p>
      <table:table table:name="表105" table:style-name="表105">
        <table:table-column table:style-name="表105.A"/>
        <table:table-column table:style-name="表105.B"/>
        <table:table-row>
          <table:table-cell table:style-name="表105.A1" office:value-type="string">
            <text:p text:style-name="P24">הֲלוֹא הִנֵּה מֵאֵת </text:p>
            <text:p text:style-name="P24">יְהוָה צְבָאוֹת </text:p>
            <text:p text:style-name="P24">וְיִיגְעוּ עַמִּים בְּדֵי־אֵשׁ</text:p>
            <text:p text:style-name="P24"><text:s/>וּלְאֻמִּים בְּדֵי־רִיק יִעָפוּ</text:p>
          </table:table-cell>
          <table:table-cell table:style-name="表105.B1" office:value-type="string">
            <text:p text:style-name="P25">who,which not / lo! / from self,even</text:p>
            <text:p text:style-name="P25">jehovah / a mass of people</text:p>
            <text:p text:style-name="P25"/>
            <text:p text:style-name="P25">and to toil / people / in enough fire</text:p>
            <text:p text:style-name="P25">and a community / in enough in vain / to tire</text:p>
          </table:table-cell>
        </table:table-row>
      </table:table>
      <text:p text:style-name="P5"/>
      <text:p text:style-name="P12"><text:span text:style-name="T3">2. </text:span><text:span text:style-name="T5">X:14</text:span></text:p>
      <table:table table:name="表106" table:style-name="表106">
        <table:table-column table:style-name="表106.A"/>
        <table:table-column table:style-name="表106.B"/>
        <table:table-row>
          <table:table-cell table:style-name="表106.A1" office:value-type="string">
            <text:p text:style-name="P24">כִּי תִּמָּלֵא הָאָרֶץ לָדַעַת אֶת־כְּבוֹד יְהוָה </text:p>
            <text:p text:style-name="P24">כַּמַּיִם יְכַסּוּ עַל־יָם ס</text:p>
          </table:table-cell>
          <table:table-cell table:style-name="表106.B1" office:value-type="string">
            <text:p text:style-name="P25">for / to fill / the earth / in to know</text:p>
            <text:p text:style-name="P25"/>
            <text:p text:style-name="P25">self,even – weight / jehovah</text:p>
            <text:p text:style-name="P25"/>
            <text:p text:style-name="P25">like waters / to cover / upon – a <text:soft-page-break/>sea</text:p>
          </table:table-cell>
        </table:table-row>
      </table:table>
      <text:p text:style-name="P5"/>
      <text:p text:style-name="P12"><text:span text:style-name="T3">3. </text:span><text:span text:style-name="T5">X:15</text:span></text:p>
      <table:table table:name="表108" table:style-name="表108">
        <table:table-column table:style-name="表108.A"/>
        <table:table-column table:style-name="表108.B"/>
        <table:table-row>
          <table:table-cell table:style-name="表108.A1" office:value-type="string">
            <text:p text:style-name="P24">הוֹי מַשְׁקֵה רֵעֵהוּ מְסַפֵּחַ חֲמָתְ</text:p>
            <text:p text:style-name="P24">#</text:p>
            <text:p text:style-name="P24">וְאַף שַׁכֵּר </text:p>
            <text:p text:style-name="P24">לְמַעַן הַבִּיט עַל־מְעוֹרֵיהֶם</text:p>
          </table:table-cell>
          <table:table-cell table:style-name="表108.B1" office:value-type="string">
            <text:p text:style-name="P25">oh! / to quaff / their associate</text:p>
            <text:p text:style-name="P25"/>
            <text:p text:style-name="P25">to scrape out / thy bottle</text:p>
            <text:p text:style-name="P25"/>
            <text:p text:style-name="P25"/>
            <text:p text:style-name="P25">and also / to become tipsy</text:p>
            <text:p text:style-name="P25"/>
            <text:p text:style-name="P25">in order that / to scan</text:p>
            <text:p text:style-name="P25"/>
            <text:p text:style-name="P25">above – their nakedness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204_104733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16</text:span></text:p>
      <table:table table:name="表109" table:style-name="表109">
        <table:table-column table:style-name="表109.A"/>
        <table:table-column table:style-name="表109.B"/>
        <table:table-row>
          <table:table-cell table:style-name="表109.A1" office:value-type="string">
            <text:p text:style-name="P24">שָׂבַעְתָּ קָלוֹן מִכָּבוֹד שְׁתֵה גַם־אַתָּה </text:p>
            <text:p text:style-name="P24">וְהֵעָרֵל תִּסּוֹב</text:p>
            <text:p text:style-name="P24"><text:soft-page-break/><text:s/>עָלֶ</text:p>
            <text:p text:style-name="P24">#</text:p>
            <text:p text:style-name="P24">כּוֹס יְמִין</text:p>
            <text:p text:style-name="P24"><text:s/>יְהוָה וְקִיקָלוֹן </text:p>
            <text:p text:style-name="P24">עַל־כְּבוֹדֶ</text:p>
            <text:p text:style-name="P24">#</text:p>
          </table:table-cell>
          <table:table-cell table:style-name="表109.B1" office:value-type="string">
            <text:p text:style-name="P25">to fill / disgrace / out of splendor</text:p>
            <text:p text:style-name="P25"/>
            <text:p text:style-name="P25">to imbibe / also – thou</text:p>
            <text:p text:style-name="P25"/>
            <text:p text:style-name="P25">and to go naked / to revolve</text:p>
            <text:p text:style-name="P25"/>
            <text:p text:style-name="P25"><text:soft-page-break/>above thee</text:p>
            <text:p text:style-name="P25"/>
            <text:p text:style-name="P25"/>
            <text:p text:style-name="P25"/>
            <text:p text:style-name="P25">to hold together / right hand</text:p>
            <text:p text:style-name="P25"/>
            <text:p text:style-name="P25">jehovah / and disgrace</text:p>
            <text:p text:style-name="P25"/>
            <text:p text:style-name="P25">above – thy splendor</text:p>
          </table:table-cell>
        </table:table-row>
      </table:table>
      <text:p text:style-name="P5"/>
      <text:p text:style-name="P12"><text:span text:style-name="T3">2. </text:span><text:span text:style-name="T5">X:17</text:span></text:p>
      <table:table table:name="表110" table:style-name="表110">
        <table:table-column table:style-name="表110.A"/>
        <table:table-column table:style-name="表110.B"/>
        <table:table-row>
          <table:table-cell table:style-name="表110.A1" office:value-type="string">
            <text:p text:style-name="P24">כִּי חֲמַס לְבָנוֹן </text:p>
            <text:p text:style-name="P24">יְכַסֶּךָּ וְשֹׁד</text:p>
            <text:p text:style-name="P24"><text:s/>בְּהֵמוֹת יְחִיתַן </text:p>
            <text:p text:style-name="P24">מִדְּמֵי אָדָם וַחֲמַס־אֶרֶץ</text:p>
            <text:p text:style-name="P24"><text:s/>קִרְיָה וְכָל־יֹשְׁבֵי בָהּ ס</text:p>
          </table:table-cell>
          <table:table-cell table:style-name="表110.B1" office:value-type="string">
            <text:p text:style-name="P25">for / violence / Lebanon</text:p>
            <text:p text:style-name="P25"/>
            <text:p text:style-name="P25">to fill up thee / and violence</text:p>
            <text:p text:style-name="P25"/>
            <text:p text:style-name="P25">animal / to break down them</text:p>
            <text:p text:style-name="P25"/>
            <text:p text:style-name="P25">out of blood / men / and violence – land</text:p>
            <text:p text:style-name="P25">city / and all – to dwell / therein</text:p>
          </table:table-cell>
        </table:table-row>
      </table:table>
      <text:p text:style-name="P5"/>
      <text:p text:style-name="P12"><text:span text:style-name="T3">3. </text:span><text:span text:style-name="T5">X:18 </text:span></text:p>
      <table:table table:name="表111" table:style-name="表111">
        <table:table-column table:style-name="表111.A"/>
        <table:table-column table:style-name="表111.B"/>
        <table:table-row>
          <table:table-cell table:style-name="表111.A1" office:value-type="string">
            <text:p text:style-name="P24">מָה־הוֹעִיל </text:p>
            <text:p text:style-name="P24">פֶּסֶל כִּי פְסָלוֹ יֹצְרוֹ</text:p>
            <text:p text:style-name="P24"><text:s/>מַסֵּכָה וּמוֹרֶה</text:p>
            <text:p text:style-name="P24"><text:s/>שָּׁקֶר כִּי בָטַח יֹצֵר</text:p>
            <text:p text:style-name="P24"><text:s/>יִצְרוֹ עָלָיו</text:p>
            <text:p text:style-name="P24"><text:s/>לַעֲשׂוֹת</text:p>
            <text:p text:style-name="P24"><text:soft-page-break/><text:s/>אֱלִילִים אִלְּמִים ס</text:p>
          </table:table-cell>
          <table:table-cell table:style-name="表111.B1" office:value-type="string">
            <text:p text:style-name="P25">what ? - to be valuable</text:p>
            <text:p text:style-name="P25"/>
            <text:p text:style-name="P25">idol / for / to carve it / its form</text:p>
            <text:p text:style-name="P25"/>
            <text:p text:style-name="P25">fusion of metal / and to teach</text:p>
            <text:p text:style-name="P25"/>
            <text:p text:style-name="P25">untruth / for / to trust / to mould</text:p>
            <text:p text:style-name="P25"/>
            <text:p text:style-name="P25">to mould it / above it</text:p>
            <text:p text:style-name="P25"/>
            <text:p text:style-name="P25">towards to do,make</text:p>
            <text:p text:style-name="P25"/>
            <text:p text:style-name="P25"><text:soft-page-break/>idol / speechless</text:p>
          </table:table-cell>
        </table:table-row>
      </table:table>
      <text:p text:style-name="P5"/>
      <text:p text:style-name="P6"/>
      <text:p text:style-name="P11"><text:span text:style-name="T3">[next] micah </text:span><text:span text:style-name="T4">6:12</text:span></text:p>
      <text:p text:style-name="Text_20_body"/>
      <text:p text:style-name="P9">[/  20200204_115238]</text:p>
      <text:p text:style-name="Text_20_body"/>
      <text:p text:style-name="P10"/>
      <text:p text:style-name="P3">------------------------------------------------------------</text:p>
      <text:p text:style-name="P8">[20200205_112144]</text:p>
      <text:p text:style-name="Text_20_body"/>
      <text:p text:style-name="P11"><text:span text:style-name="T1">1. </text:span><text:span text:style-name="T2">micah</text:span></text:p>
      <text:p text:style-name="P12"><text:span text:style-name="T3">1. </text:span><text:span text:style-name="T5">6:12</text:span></text:p>
      <table:table table:name="表112" table:style-name="表112">
        <table:table-column table:style-name="表112.A"/>
        <table:table-column table:style-name="表112.B"/>
        <table:table-row>
          <table:table-cell table:style-name="表112.A1" office:value-type="string">
            <text:p text:style-name="P24">אֲשֶׁר עֲשִׁירֶיהָ</text:p>
            <text:p text:style-name="P24"><text:s/>מָלְאוּ חָמָס</text:p>
            <text:p text:style-name="P24"><text:s/>וְיֹשְׁבֶיהָ דִּבְּרוּ־שָׁקֶר</text:p>
            <text:p text:style-name="P24"><text:s/>וּלְשׁוֹנָם רְמִיָּה </text:p>
            <text:p text:style-name="P24">בְּפִיהֶם</text:p>
          </table:table-cell>
          <table:table-cell table:style-name="表112.B1" office:value-type="string">
            <text:p text:style-name="P16">who,which / rich men thereof</text:p>
            <text:p text:style-name="P16"/>
            <text:p text:style-name="P16"/>
            <text:p text:style-name="P16">to be full of / violence,wrong</text:p>
            <text:p text:style-name="P16"/>
            <text:p text:style-name="P20">to dwell thereof / to speak,arrange untruth,sham</text:p>
            <text:p text:style-name="P20">and their tongues / treachery</text:p>
            <text:p text:style-name="P20"/>
            <text:p text:style-name="P20">in their mouth</text:p>
          </table:table-cell>
        </table:table-row>
      </table:table>
      <text:p text:style-name="P5"/>
      <text:p text:style-name="P12"><text:span text:style-name="T3">2. </text:span><text:span text:style-name="T5">X:13</text:span></text:p>
      <table:table table:name="表113" table:style-name="表113">
        <table:table-column table:style-name="表113.A"/>
        <table:table-column table:style-name="表113.B"/>
        <table:table-row>
          <table:table-cell table:style-name="表113.A1" office:value-type="string">
            <text:p text:style-name="P24">וְגַם־אֲנִי הֶחֱלֵיתִי </text:p>
            <text:p text:style-name="P24">*הַכּוֹתֶ</text:p>
            <text:p text:style-name="P24">הַשְׁמֵם</text:p>
            <text:p text:style-name="P24">*עַל־חַטֹּאתֶ</text:p>
          </table:table-cell>
          <table:table-cell table:style-name="表113.B1" office:value-type="string">
            <text:p text:style-name="P16">and also – I / to make sick;to stroke / </text:p>
            <text:p text:style-name="P16"/>
            <text:p text:style-name="P16">to strike thee</text:p>
            <text:p text:style-name="P16"/>
            <text:p text:style-name="P16">to devastate,stupefy</text:p>
            <text:p text:style-name="P20"/>
            <text:p text:style-name="P20">against their offence</text:p>
          </table:table-cell>
        </table:table-row>
      </table:table>
      <text:p text:style-name="P5"><text:soft-page-break/></text:p>
      <text:p text:style-name="P12"><text:span text:style-name="T3">3. </text:span><text:span text:style-name="T5">X:14</text:span></text:p>
      <table:table table:name="表114" table:style-name="表114">
        <table:table-column table:style-name="表114.A"/>
        <table:table-column table:style-name="表114.B"/>
        <table:table-row>
          <table:table-cell table:style-name="表114.A1" office:value-type="string">
            <text:p text:style-name="P24">אַתָּה תֹאכַל וְלֹא תִשְׂבָּע</text:p>
            <text:p text:style-name="P24">*וְיֶשְׁחֲ</text:p>
            <text:p text:style-name="P24">*בְּקִרְבֶּ</text:p>
            <text:p text:style-name="P24">וְתַסֵּג וְלֹא תַפְלִיט וַאֲשֶׁר</text:p>
            <text:p text:style-name="P24"><text:s/>תְּפַלֵּט לַחֶרֶב אֶתֵּן</text:p>
          </table:table-cell>
          <table:table-cell table:style-name="表114.B1" office:value-type="string">
            <text:p text:style-name="P16">thou / to eat / and not</text:p>
            <text:p text:style-name="P16"/>
            <text:p text:style-name="P16"/>
            <text:p text:style-name="P16">to fill</text:p>
            <text:p text:style-name="P16">and to gape at you</text:p>
            <text:p text:style-name="P16"/>
            <text:p text:style-name="P16">in your center</text:p>
            <text:p text:style-name="P16"/>
            <text:p text:style-name="P16">and to retreat / and not / to escape,deliver</text:p>
            <text:p text:style-name="P16">and which</text:p>
            <text:p text:style-name="P20">to escape,deliver / to a nife,sword / to give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205_113550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micah</text:span></text:p>
      <text:p text:style-name="P12"><text:span text:style-name="T3">1. </text:span><text:span text:style-name="T5">6:15</text:span></text:p>
      <table:table table:name="表115" table:style-name="表115">
        <table:table-column table:style-name="表115.A"/>
        <table:table-column table:style-name="表115.B"/>
        <table:table-row>
          <table:table-cell table:style-name="表115.A1" office:value-type="string">
            <text:p text:style-name="P24">אַתָּה תִזְרַע וְלֹא תִקְצוֹר אַתָּה</text:p>
            <text:p text:style-name="P24">**תִדְרֹ</text:p>
            <text:p text:style-name="P24"><text:soft-page-break/>זַיִת -</text:p>
            <text:p text:style-name="P24">-וְלֹא</text:p>
            <text:p text:style-name="P24">*תָסוּ</text:p>
            <text:p text:style-name="P24">שֶׁמֶן וְתִירוֹשׁ וְלֹא תִשְׁתֶּה־יָּיִן</text:p>
          </table:table-cell>
          <table:table-cell table:style-name="表115.B1" office:value-type="string">
            <text:p text:style-name="P14">thou / to sow / and not / to harvest / </text:p>
            <text:p text:style-name="P14"/>
            <text:p text:style-name="P14"/>
            <text:p text:style-name="P14">thou</text:p>
            <text:p text:style-name="P14">to tread,walk</text:p>
            <text:p text:style-name="P14"/>
            <text:p text:style-name="P14"><text:soft-page-break/>an olive</text:p>
            <text:p text:style-name="P14"/>
            <text:p text:style-name="P14"/>
            <text:p text:style-name="P14">and not</text:p>
            <text:p text:style-name="P14">to anoint</text:p>
            <text:p text:style-name="P20"/>
            <text:p text:style-name="P20">shemen ~ grease / wine / and not / </text:p>
            <text:p text:style-name="P20"/>
            <text:p text:style-name="P20">to imbibe wine</text:p>
          </table:table-cell>
        </table:table-row>
      </table:table>
      <text:p text:style-name="P5"/>
      <text:p text:style-name="P12"><text:span text:style-name="T3">2. </text:span><text:span text:style-name="T5">X:16</text:span></text:p>
      <table:table table:name="表116" table:style-name="表116">
        <table:table-column table:style-name="表116.A"/>
        <table:table-column table:style-name="表116.B"/>
        <table:table-row>
          <table:table-cell table:style-name="表116.A1" office:value-type="string">
            <text:p text:style-name="P24">וְיִשְׁתַּמֵּר חֻקּוֹת עָמְרִי וְכֹל </text:p>
            <text:p text:style-name="P24">מַעֲשֵׂה בֵית־אַחְאָב וַתֵּלְכוּ בְּמֹעֲצוֹתָם</text:p>
            <text:p text:style-name="P24"><text:s/>לְמַעַן תִּתִּי</text:p>
            <text:p text:style-name="P24">*אֹתְ</text:p>
            <text:p text:style-name="P24">לְשַׁמָּה וְיֹשְׁבֶיהָ לִשְׁרֵקָה וְחֶרְפַּת</text:p>
            <text:p text:style-name="P24"><text:s/>עַמִּי תִּשָּׂאוּ פ</text:p>
          </table:table-cell>
          <table:table-cell table:style-name="表116.B1" office:value-type="string">
            <text:p text:style-name="P14">and to protect / statute / Omri</text:p>
            <text:p text:style-name="P14"><text:s/></text:p>
            <text:p text:style-name="P14">/ and all</text:p>
            <text:p text:style-name="P14"/>
            <text:p text:style-name="P14">an action,activity / house – Achab / </text:p>
            <text:p text:style-name="P14"/>
            <text:p text:style-name="P14">and to walk [you] / in their purpose</text:p>
            <text:p text:style-name="P14"/>
            <text:p text:style-name="P14">purpose / to make (thee) ~ titi'y</text:p>
            <text:p text:style-name="P14"/>
            <text:p text:style-name="P14">even thee ~ oth'xa:</text:p>
            <text:p text:style-name="P14"/>
            <text:p text:style-name="P14">towards ruin / and inhabitants thereof / towards derision </text:p>
            <text:p text:style-name="P14">/ and disgrace</text:p>
            <text:p text:style-name="P20"/>
            <text:p text:style-name="P20">my people / to lift</text:p>
          </table:table-cell>
        </table:table-row>
      </table:table>
      <text:p text:style-name="P5"/>
      <text:p text:style-name="P12"><text:span text:style-name="T3">3. </text:span><text:span text:style-name="T5">7:1 </text:span><text:a xlink:type="simple" xlink:href="http://www.qbible.com/hebrew-old-testament/micah/7.html#1" text:style-name="Internet_20_link" text:visited-style-name="Visited_20_Internet_20_Link">http://www.qbible.com/hebrew-old-testament/micah/7.html#1</text:a></text:p>
      <table:table table:name="表117" table:style-name="表117">
        <table:table-column table:style-name="表117.A"/>
        <table:table-column table:style-name="表117.B"/>
        <table:table-row>
          <table:table-cell table:style-name="表117.A1" office:value-type="string">
            <text:p text:style-name="P24">אַלְלַי לִי כִּי </text:p>
            <text:p text:style-name="P24">הָיִיתִי כְּאָסְפֵּי־קַיִץ </text:p>
            <text:p text:style-name="P24">כְּעֹלְלֹת בָּצִיר</text:p>
            <text:p text:style-name="P24"><text:s/>אֵין־אֶשְׁכּוֹל </text:p>
            <text:p text:style-name="P24"><text:soft-page-break/>לֶאֱכוֹל </text:p>
            <text:p text:style-name="P24">בִּכּוּרָה אִוְּתָה נַפְשִׁי</text:p>
          </table:table-cell>
          <table:table-cell table:style-name="表117.B1" office:value-type="string">
            <text:p text:style-name="P25">alas ! / to me / for</text:p>
            <text:p text:style-name="P25"/>
            <text:p text:style-name="P25">I become / like a collection – harvest</text:p>
            <text:p text:style-name="P25">like gleanings / grape crop</text:p>
            <text:p text:style-name="P25"/>
            <text:p text:style-name="P25">not exist – a bunch of grapes</text:p>
            <text:p text:style-name="P25"><text:soft-page-break/>for to eat</text:p>
            <text:p text:style-name="P25"/>
            <text:p text:style-name="P25">early fig / to wish for / my vitality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P5"/>
      <text:p text:style-name="P3">------------------------------------------------------------</text:p>
      <text:p text:style-name="P8">[20200207_105313]</text:p>
      <text:p text:style-name="Text_20_body"/>
      <text:p text:style-name="P11"><text:span text:style-name="T1">1. </text:span><text:span text:style-name="T2">micah</text:span></text:p>
      <text:p text:style-name="P12"><text:span text:style-name="T3">1. </text:span><text:span text:style-name="T5">7:2</text:span></text:p>
      <table:table table:name="表118" table:style-name="表118">
        <table:table-column table:style-name="表118.A"/>
        <table:table-column table:style-name="表118.B"/>
        <table:table-row>
          <table:table-cell table:style-name="表118.A1" office:value-type="string">
            <text:p text:style-name="P24">אָבַד חָסִיד מִן־הָאָרֶץ וְיָשָׁר </text:p>
            <text:p text:style-name="P24">בָּאָדָם אָיִן</text:p>
            <text:p text:style-name="P24"><text:s/>כֻּלָּם לְדָמִים </text:p>
            <text:p text:style-name="P24">יֶאֱרֹבוּ אִישׁ אֶת־אָחִיהוּ יָצוּדוּ חֵרֶם</text:p>
          </table:table-cell>
          <table:table-cell table:style-name="表118.B1" office:value-type="string">
            <text:p text:style-name="P25">to perish / pious / out of – the land</text:p>
            <text:p text:style-name="P25">and straight</text:p>
            <text:p text:style-name="P25"/>
            <text:p text:style-name="P25">among men / not exist</text:p>
            <text:p text:style-name="P25"/>
            <text:p text:style-name="P25">all of them / towards blood</text:p>
            <text:p text:style-name="P25"/>
            <text:p text:style-name="P25">to lurk / a man / self,even – a brother+his</text:p>
            <text:p text:style-name="P25">to catch / a net</text:p>
          </table:table-cell>
        </table:table-row>
      </table:table>
      <text:p text:style-name="P5"/>
      <text:p text:style-name="P12"><text:span text:style-name="T3">2. </text:span><text:span text:style-name="T5">X:3</text:span></text:p>
      <table:table table:name="表119" table:style-name="表119">
        <table:table-column table:style-name="表119.A"/>
        <table:table-column table:style-name="表119.B"/>
        <table:table-row>
          <table:table-cell table:style-name="表119.A1" office:value-type="string">
            <text:p text:style-name="P24">עַל־הָרַע כַּפַּיִם לְהֵיטִיב <text:soft-page-break/>הַשַּׂר </text:p>
            <text:p text:style-name="P24">שֹׁאֵל וְהַשֹּׁפֵט בַּשִּׁלּוּם וְהַגָּדוֹל </text:p>
            <text:p text:style-name="P24">דֹּבֵר הַוַּת נַפְשׁוֹ הוּא וַיְעַבְּתוּהָ</text:p>
          </table:table-cell>
          <table:table-cell table:style-name="表119.B1" office:value-type="string">
            <text:p text:style-name="P22">against,upon evil / the hand / in happy</text:p>
            <text:p text:style-name="P22"><text:soft-page-break/><text:s/>/ the head person</text:p>
            <text:p text:style-name="P22"/>
            <text:p text:style-name="P22">to inquire / and the to judge / for a fee</text:p>
            <text:p text:style-name="P22"><text:s/>/ and the great man</text:p>
            <text:p text:style-name="P20"/>
            <text:p text:style-name="P20">to speak / ha'u:<text:span text:style-name="T9">a</text:span>th ~ desire / vitality+his / hu: ~ he,that</text:p>
            <text:p text:style-name="P20"><text:s/>/ and to pervert+thereof</text:p>
          </table:table-cell>
        </table:table-row>
      </table:table>
      <text:p text:style-name="P5"/>
      <text:p text:style-name="P12"><text:span text:style-name="T3">3. </text:span><text:span text:style-name="T5">X:4</text:span></text:p>
      <table:table table:name="表120" table:style-name="表120">
        <table:table-column table:style-name="表120.A"/>
        <table:table-column table:style-name="表120.B"/>
        <table:table-row>
          <table:table-cell table:style-name="表120.A1" office:value-type="string">
            <text:p text:style-name="P24">טוֹבָם כְּחֵדֶק יָשָׁר מִמְּסוּכָה</text:p>
            <text:p text:style-name="P24"><text:s/>*יוֹם מְצַפֶּי</text:p>
            <text:p text:style-name="P24">*פְּקֻדָּתְ</text:p>
            <text:p text:style-name="P24">בָאָה עַתָּה תִהְיֶה מְבוּכָתָם</text:p>
          </table:table-cell>
          <table:table-cell table:style-name="表120.B1" office:value-type="string">
            <text:p text:style-name="P22">best+their / like a prickly plant / the straight</text:p>
            <text:p text:style-name="P22"><text:s/>/ from(than) a hedge</text:p>
            <text:p text:style-name="P22"/>
            <text:p text:style-name="P22">a day / to observe+your </text:p>
            <text:p text:style-name="P22"/>
            <text:p text:style-name="P22">visitation+your </text:p>
            <text:p text:style-name="P20"/>
            <text:p text:style-name="P20">to go,come / this time / to come to pass</text:p>
            <text:p text:style-name="P20"><text:s/>/ perplexity+their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Genesis</text:span></text:p>
      <text:p text:style-name="P12"><text:span text:style-name="T3">1. </text:span><text:span text:style-name="T5">1:1</text:span></text:p>
      <table:table table:name="表121" table:style-name="表121">
        <table:table-column table:style-name="表121.A"/>
        <table:table-column table:style-name="表121.B"/>
        <text:soft-page-break/>
        <table:table-row>
          <table:table-cell table:style-name="表121.A1" office:value-type="string">
            <text:p text:style-name="P24">בְּרֵאשִׁית בָּרָא </text:p>
            <text:p text:style-name="P24">אֱלֹהִים אֵת הַשָּׁמַיִם וְאֵת הָאָרֶץ</text:p>
          </table:table-cell>
          <table:table-cell table:style-name="表121.B1" office:value-type="string">
            <text:p text:style-name="P21">in the first place / to create</text:p>
            <text:p text:style-name="P21"/>
            <text:p text:style-name="P21">gods / entity / sky</text:p>
            <text:p text:style-name="P21"/>
            <text:p text:style-name="P21">and entity / the land</text:p>
          </table:table-cell>
        </table:table-row>
      </table:table>
      <text:p text:style-name="P5"/>
      <text:p text:style-name="P12"><text:span text:style-name="T3">2. </text:span><text:span text:style-name="T5">1:2</text:span></text:p>
      <table:table table:name="表122" table:style-name="表122">
        <table:table-column table:style-name="表122.A"/>
        <table:table-column table:style-name="表122.B"/>
        <table:table-row>
          <table:table-cell table:style-name="表122.A1" office:value-type="string">
            <text:p text:style-name="P24">וְהָאָרֶץ הָיְתָה תֹהוּ וָבֹהוּ וְחֹשֶׁ</text:p>
            <text:p text:style-name="P24">*</text:p>
            <text:p text:style-name="P24">עַל־פְּנֵי תְהוֹם </text:p>
            <text:p text:style-name="P24">וְרוּחַ אֱלֹהִים מְרַחֶפֶת עַל־פְּנֵי הַמָּיִם</text:p>
          </table:table-cell>
          <table:table-cell table:style-name="表122.B1" office:value-type="string">
            <text:p text:style-name="P25">and the land / to exist / desert</text:p>
            <text:p text:style-name="P25"/>
            <text:p text:style-name="P25">and <text:s/>empty / and darkness</text:p>
            <text:p text:style-name="P25"/>
            <text:p text:style-name="P25"/>
            <text:p text:style-name="P25">above – face / an abyss</text:p>
            <text:p text:style-name="P25"/>
            <text:p text:style-name="P25">and wind / gods / to brood</text:p>
            <text:p text:style-name="P25"/>
            <text:p text:style-name="P25">above – face / water</text:p>
          </table:table-cell>
        </table:table-row>
      </table:table>
      <text:p text:style-name="P5"/>
      <text:p text:style-name="P12"><text:span text:style-name="T3">3. </text:span><text:span text:style-name="T5">1:3</text:span></text:p>
      <table:table table:name="表123" table:style-name="表123">
        <table:table-column table:style-name="表123.A"/>
        <table:table-column table:style-name="表123.B"/>
        <table:table-row>
          <table:table-cell table:style-name="表123.A1" office:value-type="string">
            <text:p text:style-name="P24">וַיֹּאמֶר אֱלֹהִים יְהִי </text:p>
            <text:p text:style-name="P24">אוֹר וַיְהִי־אוֹר</text:p>
          </table:table-cell>
          <table:table-cell table:style-name="表123.B1" office:value-type="string">
            <text:p text:style-name="P25">and say / gods / to exist</text:p>
            <text:p text:style-name="P25"/>
            <text:p text:style-name="P25">illumination / and to exist / illumination</text:p>
          </table:table-cell>
        </table:table-row>
      </table:table>
      <text:p text:style-name="P5"/>
      <text:p text:style-name="P12"><text:span text:style-name="T3">1. </text:span><text:span text:style-name="T5">1:4</text:span></text:p>
      <table:table table:name="表124" table:style-name="表124">
        <table:table-column table:style-name="表124.A"/>
        <table:table-column table:style-name="表124.B"/>
        <table:table-row>
          <table:table-cell table:style-name="表124.A1" office:value-type="string">
            <text:p text:style-name="P24">וַיַּרְא אֱלֹהִים אֶת־הָאוֹר</text:p>
            <text:p text:style-name="P24"><text:s/>כִּי־טוֹב וַיַּבְדֵּל </text:p>
            <text:p text:style-name="P24">אֱלֹהִים בֵּין הָאוֹר</text:p>
            <text:p text:style-name="P24"><text:s/></text:p>
            <text:p text:style-name="P24">וּבֵין הַחֹשֶׁ</text:p>
          </table:table-cell>
          <table:table-cell table:style-name="表124.B1" office:value-type="string">
            <text:p text:style-name="P25">and to see / gods / self,even – the illumination</text:p>
            <text:p text:style-name="P25"/>
            <text:p text:style-name="P25">for – good / and to divide</text:p>
            <text:p text:style-name="P25"/>
            <text:p text:style-name="P25">gods / distinction / the illumination</text:p>
            <text:p text:style-name="P25"/>
            <text:p text:style-name="P25">and distinction / darkness</text:p>
            <text:p text:style-name="P25"/>
          </table:table-cell>
        </table:table-row>
      </table:table>
      <text:p text:style-name="P5"><text:soft-page-break/></text:p>
      <text:p text:style-name="P6"/>
      <text:p text:style-name="P11"><text:span text:style-name="T3">[next] </text:span><text:span text:style-name="T4">XX:XX</text:span></text:p>
      <text:p text:style-name="Text_20_body"/>
      <text:p text:style-name="P9">[/  20200209_135410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habakkuk</text:span></text:p>
      <text:p text:style-name="P12"><text:span text:style-name="T3">1. </text:span><text:span text:style-name="T5">2:19</text:span></text:p>
      <table:table table:name="表126" table:style-name="表126">
        <table:table-column table:style-name="表126.A"/>
        <table:table-column table:style-name="表126.B"/>
        <table:table-row>
          <table:table-cell table:style-name="表126.A1" office:value-type="string">
            <text:p text:style-name="P24">הוֹי אֹמֵר לָעֵץ</text:p>
            <text:p text:style-name="P24"><text:s/>הָקִיצָה עוּרִי לְאֶבֶן דּוּמָם הוּא יוֹרֶה</text:p>
            <text:p text:style-name="P24"><text:s/>הִנֵּה־הוּא תָּפוּשׂ זָהָב וָכֶסֶף וְכָל־רוּחַ </text:p>
            <text:p text:style-name="P24">אֵין בְּקִרְבּוֹ</text:p>
          </table:table-cell>
          <table:table-cell table:style-name="表126.B1" office:value-type="string">
            <text:p text:style-name="P25">oh ! / to say / towards a tree</text:p>
            <text:p text:style-name="P25"/>
            <text:p text:style-name="P25">to awake+it / to wake / to a stone</text:p>
            <text:p text:style-name="P25"/>
            <text:p text:style-name="P25">silently / he,it / to lay</text:p>
            <text:p text:style-name="P25"/>
            <text:p text:style-name="P25">lo ! - he,it / to overlay / gold</text:p>
            <text:p text:style-name="P25"/>
            <text:p text:style-name="P25">and silver / and all – breath</text:p>
            <text:p text:style-name="P25"/>
            <text:p text:style-name="P25">not exist / in the center+it</text:p>
          </table:table-cell>
        </table:table-row>
      </table:table>
      <text:p text:style-name="P5"/>
      <text:p text:style-name="P12"><text:span text:style-name="T3">2. </text:span><text:span text:style-name="T5">X:20</text:span></text:p>
      <table:table table:name="表127" table:style-name="表127">
        <table:table-column table:style-name="表127.A"/>
        <table:table-column table:style-name="表127.B"/>
        <table:table-row>
          <table:table-cell table:style-name="表127.A1" office:value-type="string">
            <text:p text:style-name="P24">וַיהוָה בְּהֵיכַל</text:p>
            <text:p text:style-name="P24"><text:s/>קָדְשׁוֹ הַס מִפָּנָיו </text:p>
            <text:p text:style-name="P24"/>
            <text:p text:style-name="P24">כָּל־הָאָרֶץ פ</text:p>
          </table:table-cell>
          <table:table-cell table:style-name="表127.B1" office:value-type="string">
            <text:p text:style-name="P25">and jehovah / in the temple</text:p>
            <text:p text:style-name="P25"/>
            <text:p text:style-name="P25"/>
            <text:p text:style-name="P25">its sanctity / to hush / from face+his</text:p>
            <text:p text:style-name="P25"/>
            <text:p text:style-name="P25">all – the lands.</text:p>
          </table:table-cell>
        </table:table-row>
      </table:table>
      <text:p text:style-name="P5"/>
      <text:p text:style-name="P12"><text:soft-page-break/><text:span text:style-name="T3">3. </text:span><text:span text:style-name="T5">3:1</text:span></text:p>
      <table:table table:name="表128" table:style-name="表128">
        <table:table-column table:style-name="表128.A"/>
        <table:table-column table:style-name="表128.B"/>
        <table:table-row>
          <table:table-cell table:style-name="表128.A1" office:value-type="string">
            <text:p text:style-name="P24">תְּפִלָּה לַחֲבַקּוּק </text:p>
            <text:p text:style-name="P24">הַנָּבִיא עַל שִׁגְיֹנוֹת</text:p>
          </table:table-cell>
          <table:table-cell table:style-name="表128.B1" office:value-type="string">
            <text:p text:style-name="P25">hymn / according to habakkuk</text:p>
            <text:p text:style-name="P25"/>
            <text:p text:style-name="P25">the prophet / above signoyoth</text:p>
          </table:table-cell>
        </table:table-row>
      </table:table>
      <text:p text:style-name="P5"/>
      <text:p text:style-name="P12"><text:span text:style-name="T3">4. </text:span><text:span text:style-name="T5">3:2 </text:span></text:p>
      <table:table table:name="表129" table:style-name="表129">
        <table:table-column table:style-name="表129.A"/>
        <table:table-column table:style-name="表129.B"/>
        <table:table-row>
          <table:table-cell table:style-name="表129.A1" office:value-type="string">
            <text:p text:style-name="P24">יְהוָה שָׁמַעְתִּי שִׁמְעֲ</text:p>
            <text:p text:style-name="P24">*</text:p>
            <text:p text:style-name="P24">יָרֵאתִי יְהוָה</text:p>
            <text:p text:style-name="P24"><text:s/>פָּעָלְ</text:p>
            <text:p text:style-name="P24">*</text:p>
            <text:p text:style-name="P24">בְּקֶרֶב שָׁנִים חַיֵּיהוּ</text:p>
            <text:p text:style-name="P24"><text:s/>בְּקֶרֶב שָׁנִים תּוֹדִיעַ בְּרֹגֶז רַחֵם תִּזְכּוֹר</text:p>
          </table:table-cell>
          <table:table-cell table:style-name="表129.B1" office:value-type="string">
            <text:p text:style-name="P25">jehovah / to hear (I) / thy sound</text:p>
            <text:p text:style-name="P25"/>
            <text:p text:style-name="P25"/>
            <text:p text:style-name="P25"/>
            <text:p text:style-name="P25">and to fear (I) / jehovah</text:p>
            <text:p text:style-name="P25"/>
            <text:p text:style-name="P25">thy work</text:p>
            <text:p text:style-name="P25"/>
            <text:p text:style-name="P25"/>
            <text:p text:style-name="P25">in the center / a year / to revive+it</text:p>
            <text:p text:style-name="P25"/>
            <text:p text:style-name="P25">in the center / a year / to know</text:p>
            <text:p text:style-name="P25"/>
            <text:p text:style-name="P25">in anger / to compassionate / to remember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210_142034]</text:p>
      <text:p text:style-name="Text_20_body"/>
      <text:p text:style-name="P10"/>
      <text:p text:style-name="P3">------------------------------------------------------------</text:p>
      <text:p text:style-name="P8">[20200212_092437]</text:p>
      <text:p text:style-name="Text_20_body"/>
      <text:p text:style-name="P11"><text:span text:style-name="T1">1. </text:span><text:span text:style-name="T2">XX:XX</text:span></text:p>
      <text:p text:style-name="P12"><text:soft-page-break/><text:span text:style-name="T3">1. </text:span><text:span text:style-name="T5">X:3</text:span></text:p>
      <table:table table:name="表130" table:style-name="表130">
        <table:table-column table:style-name="表130.A"/>
        <table:table-column table:style-name="表130.B"/>
        <table:table-row>
          <table:table-cell table:style-name="表130.A1" office:value-type="string">
            <text:p text:style-name="P24">אֱלוֹהַ מִתֵּימָן יָבוֹא וְקָדוֹשׁ מֵהַר־פָּארָן </text:p>
            <text:p text:style-name="P24">סֶלָה כִּסָּה שָׁמַיִם </text:p>
            <text:p text:style-name="P24">הוֹדוֹ וּתְהִלָּתוֹ </text:p>
            <text:p text:style-name="P24">מָלְאָה הָאָרֶץ</text:p>
          </table:table-cell>
          <table:table-cell table:style-name="表130.B1" office:value-type="string">
            <text:p text:style-name="P25">deity / from teman / to go,come</text:p>
            <text:p text:style-name="P25"/>
            <text:p text:style-name="P25">and sacred / from mountain – paran</text:p>
            <text:p text:style-name="P25">pause / to fill up / the sky</text:p>
            <text:p text:style-name="P25"/>
            <text:p text:style-name="P25">his grandeur / and its hymn</text:p>
            <text:p text:style-name="P25"/>
            <text:p text:style-name="P25">to fill / the land</text:p>
          </table:table-cell>
        </table:table-row>
        <table:table-row>
          <table:table-cell table:style-name="表130.A2" office:value-type="string">
            <text:p text:style-name="P24">3:4</text:p>
            <text:p text:style-name="P24">וְנֹגַהּ כָּאוֹר תִּהְיֶה קַרְנַיִם מִיָּדוֹ לוֹ</text:p>
            <text:p text:style-name="P24"><text:s/>וְשָׁם חֶבְיוֹן עֻזֹּה</text:p>
          </table:table-cell>
          <table:table-cell table:style-name="表130.B2" office:value-type="string">
            <text:p text:style-name="P25"/>
            <text:p text:style-name="P25"/>
            <text:p text:style-name="P25">and brilliancy / like light / to exist</text:p>
            <text:p text:style-name="P25"/>
            <text:p text:style-name="P25">a horn / from his hand / according to it</text:p>
            <text:p text:style-name="P25">and there / concealment / its strength</text:p>
          </table:table-cell>
        </table:table-row>
        <table:table-row>
          <table:table-cell table:style-name="表130.A2" office:value-type="string">
            <text:p text:style-name="P24">3:5</text:p>
            <text:p text:style-name="P24">לְפָנָיו יֵלֶ</text:p>
            <text:p text:style-name="P24">#</text:p>
            <text:p text:style-name="P24">דָּבֶר וְיֵצֵא </text:p>
            <text:p text:style-name="P24">רֶשֶׁף לְרַגְלָיו</text:p>
          </table:table-cell>
          <table:table-cell table:style-name="表130.B2" office:value-type="string">
            <text:p text:style-name="P25"/>
            <text:p text:style-name="P25"/>
            <text:p text:style-name="P25">to face+his / to walk</text:p>
            <text:p text:style-name="P25"/>
            <text:p text:style-name="P25"/>
            <text:p text:style-name="P25"/>
            <text:p text:style-name="P25">a pestilence / and to go out</text:p>
            <text:p text:style-name="P25"/>
            <text:p text:style-name="P25">fever / to foot+his</text:p>
          </table:table-cell>
        </table:table-row>
        <table:table-row>
          <table:table-cell table:style-name="表130.A2" office:value-type="string">
            <text:p text:style-name="P24">3:6</text:p>
            <text:p text:style-name="P24">עָמַד וַיְמֹדֶד </text:p>
            <text:p text:style-name="P24">אֶרֶץ רָאָה וַיַּתֵּר </text:p>
            <text:p text:style-name="P24">גּוֹיִם וַיִּתְפֹּצְצוּ </text:p>
            <text:p text:style-name="P24">הַרְרֵי־עַד</text:p>
            <text:p text:style-name="P24"><text:s/>שַׁחוּ גִּבְעוֹת עוֹלָם <text:soft-page-break/>הֲלִיכוֹת עוֹלָם לוֹ</text:p>
          </table:table-cell>
          <table:table-cell table:style-name="表130.B2" office:value-type="string">
            <text:p text:style-name="P25"/>
            <text:p text:style-name="P25"/>
            <text:p text:style-name="P25">to stand / and to measure</text:p>
            <text:p text:style-name="P25"/>
            <text:p text:style-name="P25">land / to see / and to terrify</text:p>
            <text:p text:style-name="P25"/>
            <text:p text:style-name="P25">Gentile / and to disperse</text:p>
            <text:p text:style-name="P25"/>
            <text:p text:style-name="P25">the mountain – perpetuaty</text:p>
            <text:p text:style-name="P25">to sink / a hillock / eternity</text:p>
            <text:p text:style-name="P25"><text:soft-page-break/>a mar<text:span text:style-name="T7">ch / always / to him</text:span></text:p>
            <text:p text:style-name="P25"/>
          </table:table-cell>
        </table:table-row>
      </table:table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7</text:span></text:p>
      <table:table table:name="表131" table:style-name="表131">
        <table:table-column table:style-name="表131.A"/>
        <table:table-column table:style-name="表131.B"/>
        <table:table-row>
          <table:table-cell table:style-name="表131.A1" office:value-type="string">
            <text:p text:style-name="P24">3:7</text:p>
            <text:p text:style-name="P24">תַּחַת אָוֶן רָאִיתִי אָהֳלֵי כוּשָׁן יִרְגְּזוּן </text:p>
            <text:p text:style-name="P24">יְרִיעוֹת אֶרֶץ מִדְיָן ס</text:p>
          </table:table-cell>
          <table:table-cell table:style-name="表131.B1" office:value-type="string">
            <text:p text:style-name="P25"/>
            <text:p text:style-name="P25"/>
            <text:p text:style-name="P25">the bottom / trouble / to see (I) / a tent</text:p>
            <text:p text:style-name="P25"/>
            <text:p text:style-name="P25">Cushan / to quiver+SUFFIX</text:p>
            <text:p text:style-name="P25"/>
            <text:p text:style-name="P25">a hanging / land / Midyan</text:p>
          </table:table-cell>
        </table:table-row>
        <table:table-row>
          <table:table-cell table:style-name="表131.A2" office:value-type="string">
            <text:p text:style-name="P24">3:8</text:p>
            <text:p text:style-name="P24">הֲבִנְהָרִים חָרָה יְהוָה אִם בַּנְּהָרִים אַפֶּ</text:p>
            <text:p text:style-name="P24">*</text:p>
            <text:p text:style-name="P24">אִם־בַּיָּם עֶבְרָתֶ</text:p>
            <text:p text:style-name="P24">*</text:p>
            <text:p text:style-name="P24">כִּי תִרְכַּב עַל־סוּסֶי</text:p>
            <text:p text:style-name="P24">*</text:p>
            <text:p text:style-name="P24"><text:soft-page-break/>מַרְכְּבֹתֶי</text:p>
            <text:p text:style-name="P24">*</text:p>
            <text:p text:style-name="P24">יְשׁוּעָה</text:p>
          </table:table-cell>
          <table:table-cell table:style-name="表131.B2" office:value-type="string">
            <text:p text:style-name="P25"/>
            <text:p text:style-name="P25"/>
            <text:p text:style-name="P25">that towards stream / to blaze up / jehovah</text:p>
            <text:p text:style-name="P25">whether ? / towards stream / thy face</text:p>
            <text:p text:style-name="P25"/>
            <text:p text:style-name="P25">whether ? - towards sea / thy outburst</text:p>
            <text:p text:style-name="P25"/>
            <text:p text:style-name="P25"/>
            <text:p text:style-name="P25">for / to ride / above – thy horse</text:p>
            <text:p text:style-name="P25"/>
            <text:p text:style-name="P25"/>
            <text:p text:style-name="P25"><text:soft-page-break/>thy chariot</text:p>
            <text:p text:style-name="P25"/>
            <text:p text:style-name="P25"/>
            <text:p text:style-name="P25"/>
            <text:p text:style-name="P25">saved</text:p>
            <text:p text:style-name="P25"/>
          </table:table-cell>
        </table:table-row>
        <table:table-row>
          <table:table-cell table:style-name="表131.A2" office:value-type="string">
            <text:p text:style-name="P24">3:9</text:p>
            <text:p text:style-name="P24">עֶרְיָה תֵעוֹר קַשְׁתֶּ</text:p>
            <text:p text:style-name="P24">*</text:p>
            <text:p text:style-name="P24">שְׁבֻעוֹת מַטּוֹת אֹמֶר סֶלָה נְהָרוֹת תְּבַקַּע־אָרֶץ</text:p>
          </table:table-cell>
          <table:table-cell table:style-name="表131.B2" office:value-type="string">
            <text:p text:style-name="P25"/>
            <text:p text:style-name="P25"/>
            <text:p text:style-name="P25">nudity / bare / thy bow</text:p>
            <text:p text:style-name="P25"/>
            <text:p text:style-name="P25"/>
            <text:p text:style-name="P25"/>
            <text:p text:style-name="P25">an oath / a lance / speech</text:p>
            <text:p text:style-name="P25"/>
            <text:p text:style-name="P25">suspension / a stream / to rip - land</text:p>
          </table:table-cell>
        </table:table-row>
        <table:table-row>
          <table:table-cell table:style-name="表131.A2" office:value-type="string">
            <text:p text:style-name="P24">3:10</text:p>
            <text:p text:style-name="P24">רָאוּ</text:p>
            <text:p text:style-name="P24">*</text:p>
            <text:p text:style-name="P24">יָחִילוּ הָרִים זֶרֶם </text:p>
            <text:p text:style-name="P24">מַיִם עָבָר נָתַן </text:p>
            <text:p text:style-name="P24">תְּהוֹם קוֹלוֹ רוֹם </text:p>
            <text:p text:style-name="P24">יָדֵיהוּ נָשָׂא</text:p>
          </table:table-cell>
          <table:table-cell table:style-name="表131.B2" office:value-type="string">
            <text:p text:style-name="P25"/>
            <text:p text:style-name="P25"/>
            <text:p text:style-name="P25">to see thee</text:p>
            <text:p text:style-name="P25"/>
            <text:p text:style-name="P25"/>
            <text:p text:style-name="P25">to twist / mountains / a gush of water</text:p>
            <text:p text:style-name="P25">water / to cross over / to give</text:p>
            <text:p text:style-name="P25"/>
            <text:p text:style-name="P25">abyss / his voice / elevation</text:p>
            <text:p text:style-name="P25"/>
            <text:p text:style-name="P25">his hands / to lift</text:p>
          </table:table-cell>
        </table:table-row>
      </table:table>
      <text:p text:style-name="P6"/>
      <text:p text:style-name="P11"><text:span text:style-name="T3">[next] </text:span><text:span text:style-name="T4">3:11</text:span></text:p>
      <text:p text:style-name="Text_20_body"/>
      <text:p text:style-name="P9">[/  20200212_101806]</text:p>
      <text:p text:style-name="Text_20_body"/>
      <text:p text:style-name="P10"/>
      <text:p text:style-name="P3">------------------------------------------------------------</text:p>
      <text:p text:style-name="P8"><text:soft-page-break/>[20200213_093552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X</text:span></text:p>
      <table:table table:name="表69" table:style-name="表69">
        <table:table-column table:style-name="表69.A"/>
        <table:table-column table:style-name="表69.B"/>
        <table:table-column table:style-name="表69.C"/>
        <table:table-row>
          <table:table-cell table:style-name="表69.A1" office:value-type="float" office:value="1">
            <text:p text:style-name="P24">1</text:p>
          </table:table-cell>
          <table:table-cell table:style-name="表69.B1" office:value-type="string">
            <text:p text:style-name="P24">3:11</text:p>
            <text:p text:style-name="P24">שֶׁמֶשׁ יָרֵחַ עָמַד</text:p>
            <text:p text:style-name="P24"><text:s/>זְבֻלָה לְאוֹר </text:p>
            <text:p text:style-name="P24">חִצֶּי</text:p>
            <text:p text:style-name="P24">*</text:p>
            <text:p text:style-name="P24">יְהַלֵּכוּ לְנֹגַהּ בְּרַק </text:p>
            <text:p text:style-name="P24">חֲנִיתֶ</text:p>
            <text:p text:style-name="P24">*</text:p>
          </table:table-cell>
          <table:table-cell table:style-name="表69.C1" office:value-type="string">
            <text:p text:style-name="P25"/>
            <text:p text:style-name="P25"/>
            <text:p text:style-name="P25">the sun / the moon / to stand</text:p>
            <text:p text:style-name="P25"/>
            <text:p text:style-name="P25">residence+their / in luminary</text:p>
            <text:p text:style-name="P25"/>
            <text:p text:style-name="P25">arrows+thine </text:p>
            <text:p text:style-name="P25"/>
            <text:p text:style-name="P25"/>
            <text:p text:style-name="P25">to walk / in brilliancy / a gleam</text:p>
            <text:p text:style-name="P25"/>
            <text:p text:style-name="P25">a lance</text:p>
          </table:table-cell>
        </table:table-row>
        <table:table-row>
          <table:table-cell table:style-name="表69.A2" office:value-type="float" office:value="2">
            <text:p text:style-name="P24">2</text:p>
          </table:table-cell>
          <table:table-cell table:style-name="表69.B2" office:value-type="string">
            <text:p text:style-name="P24">3:12</text:p>
            <text:p text:style-name="P24">בְּזַעַם תִּצְעַד־אָרֶץ </text:p>
            <text:p text:style-name="P24">בְּאַף תָּדוּשׁ גּוֹיִם</text:p>
          </table:table-cell>
          <table:table-cell table:style-name="表69.C2" office:value-type="string">
            <text:p text:style-name="P25"/>
            <text:p text:style-name="P25"/>
            <text:p text:style-name="P25">in fury / to pace – land</text:p>
            <text:p text:style-name="P25"/>
            <text:p text:style-name="P25">in ire / to trample / Gentile</text:p>
          </table:table-cell>
        </table:table-row>
        <table:table-row>
          <table:table-cell table:style-name="表69.A2" office:value-type="float" office:value="3">
            <text:p text:style-name="P24">3</text:p>
          </table:table-cell>
          <table:table-cell table:style-name="表69.B2" office:value-type="string">
            <text:p text:style-name="P24">3:13</text:p>
            <text:p text:style-name="P24">יָצָאתָ לְיֵשַׁע עַמֶּ</text:p>
            <text:p text:style-name="P24">*</text:p>
            <text:p text:style-name="P24">לְיֵשַׁע אֶת־מְשִׁיחֶ</text:p>
            <text:p text:style-name="P24">*</text:p>
            <text:p text:style-name="P24">מָחַצְתָּ רֹּאשׁ מִבֵּית רָשָׁע עָרוֹת יְסוֹד</text:p>
            <text:p text:style-name="P24"><text:soft-page-break/><text:s/>עַד־צַוָּאר</text:p>
            <text:p text:style-name="P24"><text:s/>סֶלָה פ</text:p>
          </table:table-cell>
          <table:table-cell table:style-name="表69.C2" office:value-type="string">
            <text:p text:style-name="P25"/>
            <text:p text:style-name="P25"/>
            <text:p text:style-name="P25">to go out / for liberty / thine people</text:p>
            <text:p text:style-name="P25"/>
            <text:p text:style-name="P25">for liberty / even,self – messiah+thy</text:p>
            <text:p text:style-name="P25"/>
            <text:p text:style-name="P25"/>
            <text:p text:style-name="P25">to destroy / the head / out of the house</text:p>
            <text:p text:style-name="P25">wrong / to be bare / a foundation</text:p>
            <text:p text:style-name="P25"><text:soft-page-break/>as far as – neck ~ <text:span text:style-name="T12">A</text:span>d-tsau:a:r</text:p>
            <text:p text:style-name="P25"/>
            <text:p text:style-name="P25">sela</text:p>
          </table:table-cell>
        </table:table-row>
        <table:table-row>
          <table:table-cell table:style-name="表69.A2" office:value-type="float" office:value="4">
            <text:p text:style-name="P24">4</text:p>
          </table:table-cell>
          <table:table-cell table:style-name="表69.B2" office:value-type="string">
            <text:p text:style-name="P24">3:14</text:p>
            <text:p text:style-name="P24">נָקַבְתָּ בְמַטָּיו </text:p>
            <text:p text:style-name="P24">רֹאשׁ *פְּרָזוֹ [פְּרָזָיו] יִסְעֲרוּ לַהֲפִיצֵנִי</text:p>
            <text:p text:style-name="P24"/>
            <text:p text:style-name="P24"><text:s/>עֲלִיצֻתָם כְּמוֹ־לֶאֱכֹל עָנִי בַּמִּסְתָּר</text:p>
          </table:table-cell>
          <table:table-cell table:style-name="表69.C2" office:value-type="string">
            <text:p text:style-name="P25"/>
            <text:p text:style-name="P25"/>
            <text:p text:style-name="P25">to puncture / with lance+his</text:p>
            <text:p text:style-name="P25"/>
            <text:p text:style-name="P25">the head / chieftain+his</text:p>
            <text:p text:style-name="P25"/>
            <text:p text:style-name="P25">to rush upon / in to dash upon+me</text:p>
            <text:p text:style-name="P25"/>
            <text:p text:style-name="P25">exultation+their / thu<text:span text:style-name="T7">s-in to eat</text:span></text:p>
            <text:p text:style-name="P25"><text:span text:style-name="T7">depressed / in covert</text:span></text:p>
          </table:table-cell>
        </table:table-row>
      </table:table>
      <text:p text:style-name="P6"/>
      <text:p text:style-name="P6"/>
      <text:p text:style-name="P11"><text:span text:style-name="T3">[next] </text:span><text:span text:style-name="T4">XX:XX</text:span></text:p>
      <text:p text:style-name="Text_20_body"/>
      <text:p text:style-name="P9">[/  20200213_100054]</text:p>
      <text:p text:style-name="Text_20_body"/>
      <text:p text:style-name="P10">@@@</text:p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X</text:span></text:p>
      <table:table table:name="表107" table:style-name="表107">
        <table:table-column table:style-name="表107.A"/>
        <table:table-column table:style-name="表107.B"/>
        <table:table-row>
          <table:table-cell table:style-name="表107.A1" office:value-type="string">
            <text:p text:style-name="P24">3:15</text:p>
            <text:p text:style-name="P24">דָּרַכְתָּ בַיָּם סוּסֶי</text:p>
            <text:p text:style-name="P24"><text:soft-page-break/>*</text:p>
            <text:p text:style-name="P24">חֹמֶר מַיִם רַבִּים</text:p>
          </table:table-cell>
          <table:table-cell table:style-name="表107.B1" office:value-type="string">
            <text:p text:style-name="P25"/>
          </table:table-cell>
        </table:table-row>
        <table:table-row>
          <table:table-cell table:style-name="表107.A2" office:value-type="string">
            <text:p text:style-name="P24">3:16</text:p>
            <text:p text:style-name="P24">שָׁמַעְתִּי וַתִּרְגַּז בִּטְנִי לְקוֹל צָלֲלוּ שְׂפָתַי יָבוֹא רָקָב בַּעֲצָמַי וְתַחְתַּי אֶרְגָּז אֲשֶׁר אָנוּחַ לְיוֹם צָרָה לַעֲלוֹת לְעַם יְגוּדֶנּוּ</text:p>
          </table:table-cell>
          <table:table-cell table:style-name="表107.B2" office:value-type="string">
            <text:p text:style-name="P25"/>
          </table:table-cell>
        </table:table-row>
        <table:table-row>
          <table:table-cell table:style-name="表107.A2" office:value-type="string">
            <text:p text:style-name="P24">3:17</text:p>
            <text:p text:style-name="P24">כִּי־תְאֵנָה לֹא־תִפְרָח וְאֵין יְבוּל בַּגְּפָנִים כִּחֵשׁ מַעֲשֵׂה־זַיִת וּשְׁדֵמוֹת לֹא־עָשָׂה אֹכֶל גָּזַר מִמִּכְלָה צֹאן וְאֵין בָּקָר בָּרְפָתִים</text:p>
          </table:table-cell>
          <table:table-cell table:style-name="表107.B2" office:value-type="string">
            <text:p text:style-name="P25"/>
          </table:table-cell>
        </table:table-row>
      </table:table>
      <text:p text:style-name="P6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><text:soft-page-break/></text:p>
      <text:p text:style-name="P5"/>
      <text:p text:style-name="P5"/>
      <text:p text:style-name="P5"/>
      <text:p text:style-name="P5"/>
      <text:p text:style-name="P23"/>
      <text:p text:style-name="P7">------------------------------------------------------------ TEMPLATE</text:p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4"/>
          </table:table-cell>
          <table:table-cell table:style-name="表49.B1" office:value-type="string">
            <text:p text:style-name="P25"/>
          </table:table-cell>
        </table:table-row>
      </table:table>
      <text:p text:style-name="P6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P4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4"/>
          </table:table-cell>
        </table:table-row>
        <table:table-row>
          <table:table-cell table:style-name="表3.A2" office:value-type="string">
            <text:p text:style-name="P13"/>
          </table:table-cell>
        </table:table-row>
      </table:table>
      <text:p text:style-name="P4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4"/>
          </table:table-cell>
        </table:table-row>
        <table:table-row>
          <table:table-cell table:style-name="表50.A2" office:value-type="string">
            <text:p text:style-name="P13"/>
          </table:table-cell>
        </table:table-row>
      </table:table>
      <text:p text:style-name="P6"><text:soft-page-break/></text:p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Text_20_body"/>
      <text:p text:style-name="P7">/------------------------------------------------------------ /TEMPLATE</text:p>
      <text:p text:style-name="Text_20_body"/>
      <text:p text:style-name="P7">--------------------------------------- [STEPS : closing] 20191009_161940</text:p>
      <text:list xml:id="list7798186558598642243" text:style-name="L2">
        <text:list-item>
          <text:p text:style-name="P31">time label ==&gt; paste</text:p>
        </text:list-item>
        <text:list-item>
          <text:p text:style-name="P31">“@@@” ==&gt; move to → at the bottom of the doc area</text:p>
        </text:list-item>
        <text:list-item>
          <text:p text:style-name="P31">DUP : template</text:p>
        </text:list-item>
        <text:list-item>
          <text:p text:style-name="P31">close</text:p>
          <text:list>
            <text:list-item>
              <text:p text:style-name="P31">web pages</text:p>
            </text:list-item>
            <text:list-item>
              <text:p text:style-name="P31">sheet file</text:p>
            </text:list-item>
            <text:list-item>
              <text:p text:style-name="P31">folders (if any)</text:p>
            </text:list-item>
            <text:list-item>
              <text:p text:style-name="P31">this</text:p>
            </text:list-item>
          </text:list>
        </text:list-item>
      </text:list>
      <text:p text:style-name="P7">/ --------------------------------------- [STEPS : closing] 20191009_161940 /</text:p>
      <text:p text:style-name="P7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7"/>
          </table:table-cell>
          <table:table-cell table:style-name="表236.A1" office:value-type="string">
            <text:p text:style-name="P17">TH</text:p>
          </table:table-cell>
          <table:table-cell table:style-name="表236.C1" office:value-type="string">
            <text:p text:style-name="P17">“the”</text:p>
          </table:table-cell>
        </table:table-row>
        <table:table-row>
          <table:table-cell table:style-name="表236.A2" office:value-type="string">
            <text:p text:style-name="P17"/>
          </table:table-cell>
          <table:table-cell table:style-name="表236.A2" office:value-type="string">
            <text:p text:style-name="P17">gh</text:p>
          </table:table-cell>
          <table:table-cell table:style-name="表236.C2" office:value-type="string">
            <text:p text:style-name="P17">arabic ghain</text:p>
          </table:table-cell>
        </table:table-row>
        <table:table-row>
          <table:table-cell table:style-name="表236.A2" office:value-type="string">
            <text:p text:style-name="P17"/>
          </table:table-cell>
          <table:table-cell table:style-name="表236.A2" office:value-type="string">
            <text:p text:style-name="P17">dz</text:p>
          </table:table-cell>
          <table:table-cell table:style-name="表236.C2" office:value-type="string">
            <text:p text:style-name="P17">arabic ẓ (ðˁ) (ظ</text:p>
          </table:table-cell>
        </table:table-row>
        <table:table-row>
          <table:table-cell table:style-name="表236.A2" office:value-type="string">
            <text:p text:style-name="P17"/>
          </table:table-cell>
          <table:table-cell table:style-name="表236.A2" office:value-type="string">
            <text:p text:style-name="P18">a_</text:p>
          </table:table-cell>
          <table:table-cell table:style-name="表236.C2" office:value-type="string">
            <text:p text:style-name="P17">“<text:span text:style-name="T9">a</text:span>”</text:p>
          </table:table-cell>
        </table:table-row>
        <table:table-row>
          <table:table-cell table:style-name="表236.A2" office:value-type="string">
            <text:p text:style-name="P17"/>
          </table:table-cell>
          <table:table-cell table:style-name="表236.A2" office:value-type="string">
            <text:p text:style-name="P18">*</text:p>
          </table:table-cell>
          <table:table-cell table:style-name="表236.C2" office:value-type="string">
            <text:p text:style-name="P17">kha:</text:p>
          </table:table-cell>
        </table:table-row>
        <table:table-row>
          <table:table-cell table:style-name="表236.A2" office:value-type="string">
            <text:p text:style-name="P17"/>
          </table:table-cell>
          <table:table-cell table:style-name="表236.A2" office:value-type="string">
            <text:p text:style-name="P18">** (#)</text:p>
          </table:table-cell>
          <table:table-cell table:style-name="表236.C2" office:value-type="string">
            <text:p text:style-name="P17">kh</text:p>
          </table:table-cell>
        </table:table-row>
      </table:table>
      <text:p text:style-name="P7"/>
      <text:p text:style-name="P7"/>
      <text:p text:style-name="P7">/ --------------------------------------- [SYMBOLS] 20191113_111045 /</text:p>
      <text:p text:style-name="P7"/>
      <text:p text:style-name="P7"/>
      <table:table table:name="表276" table:style-name="表276">
        <table:table-column table:style-name="表276.A"/>
        <text:soft-page-break/>
        <table:table-row>
          <table:table-cell table:style-name="表276.A1" office:value-type="string">
            <text:p text:style-name="P19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9"/>
          </table:table-cell>
        </table:table-row>
      </table:table>
      <text:p text:style-name="P1"/>
      <text:p text:style-name="P7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2-13T10:00:56.44</dc:date>
    <dc:creator>iwabuchi ken</dc:creator>
    <meta:editing-duration>P3DT19H25M11S</meta:editing-duration>
    <meta:editing-cycles>184</meta:editing-cycles>
    <meta:generator>OpenOffice/4.1.3$Win32 OpenOffice.org_project/413m1$Build-9783</meta:generator>
    <meta:document-statistic meta:table-count="134" meta:image-count="0" meta:object-count="0" meta:page-count="70" meta:paragraph-count="1739" meta:word-count="6737" meta:character-count="39410"/>
  </office:meta>
</office:document-meta>
</file>